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17073" calcext:value-type="float">
            <text:p>0.111707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33165833" calcext:value-type="float">
            <text:p>0.22331658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51157167" calcext:value-type="float">
            <text:p>0.335115716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4717055" calcext:value-type="float">
            <text:p>0.44717055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594892667" calcext:value-type="float">
            <text:p>0.559489266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721168667" calcext:value-type="float">
            <text:p>0.672116866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851385" calcext:value-type="float">
            <text:p>0.785138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986066833" calcext:value-type="float">
            <text:p>0.89860668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.01246655" calcext:value-type="float">
            <text:p>1.0124665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1265448333" calcext:value-type="float">
            <text:p>1.126544833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406079333" calcext:value-type="float">
            <text:p>1.240607933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3544445333" calcext:value-type="float">
            <text:p>1.35444453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679256167" calcext:value-type="float">
            <text:p>1.4679256167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5810218833" calcext:value-type="float">
            <text:p>1.5810218833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6937816833" calcext:value-type="float">
            <text:p>1.6937816833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8062792833" calcext:value-type="float">
            <text:p>1.806279283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9185496" calcext:value-type="float">
            <text:p>1.91854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.0305422667" calcext:value-type="float">
            <text:p>2.030542266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1421324167" calcext:value-type="float">
            <text:p>2.1421324167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2531895833" calcext:value-type="float">
            <text:p>2.2531895833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3636207167" calcext:value-type="float">
            <text:p>2.3636207167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47239305" calcext:value-type="float">
            <text:p>2.47239305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5835476" calcext:value-type="float">
            <text:p>2.583547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6944741167" calcext:value-type="float">
            <text:p>2.6944741167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80558675" calcext:value-type="float">
            <text:p>2.80558675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9169641333" calcext:value-type="float">
            <text:p>2.9169641333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.02862135" calcext:value-type="float">
            <text:p>3.02862135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14059115" calcext:value-type="float">
            <text:p>3.14059115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2529288667" calcext:value-type="float">
            <text:p>3.2529288667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3656765167" calcext:value-type="float">
            <text:p>3.3656765167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47883185" calcext:value-type="float">
            <text:p>3.47883185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5923379667" calcext:value-type="float">
            <text:p>3.5923379667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7060834333" calcext:value-type="float">
            <text:p>3.7060834333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8199093667" calcext:value-type="float">
            <text:p>3.819909366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.9336341167" calcext:value-type="float">
            <text:p>3.9336341167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.04709675" calcext:value-type="float">
            <text:p>4.0470967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160195" calcext:value-type="float">
            <text:p>4.160195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2728863833" calcext:value-type="float">
            <text:p>4.272886383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38514955" calcext:value-type="float">
            <text:p>4.38514955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4969402333" calcext:value-type="float">
            <text:p>4.4969402333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60818005" calcext:value-type="float">
            <text:p>4.60818005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7187799667" calcext:value-type="float">
            <text:p>4.7187799667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82865855" calcext:value-type="float">
            <text:p>4.82865855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93764405" calcext:value-type="float">
            <text:p>4.93764405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.04396175" calcext:value-type="float">
            <text:p>5.04396175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.1571136667" calcext:value-type="float">
            <text:p>5.15711366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.2683581833" calcext:value-type="float">
            <text:p>5.26835818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37952885" calcext:value-type="float">
            <text:p>5.37952885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.49092875" calcext:value-type="float">
            <text:p>5.490928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6026455333" calcext:value-type="float">
            <text:p>5.6026455333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7147306167" calcext:value-type="float">
            <text:p>5.714730616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.827245" calcext:value-type="float">
            <text:p>5.827245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9402323167" calcext:value-type="float">
            <text:p>5.94023231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6.05367465" calcext:value-type="float">
            <text:p>6.05367465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.1674844833" calcext:value-type="float">
            <text:p>6.16748448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.2815353667" calcext:value-type="float">
            <text:p>6.281535366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.3956917667" calcext:value-type="float">
            <text:p>6.3956917667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.5098134833" calcext:value-type="float">
            <text:p>6.5098134833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.6237573333" calcext:value-type="float">
            <text:p>6.6237573333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702438" calcext:value-type="float">
            <text:p>6.702438</text:p>
          </table:table-cell>
          <table:table-cell office:value-type="float" office:value="6.7374118" calcext:value-type="float">
            <text:p>6.7374118</text:p>
          </table:table-cell>
          <table:table-cell table:formula="of:=POWER([.C61]-6.75;2)" office:value-type="float" office:value="0.000158462779239993" calcext:value-type="float">
            <text:p>0.0001584628</text:p>
          </table:table-cell>
          <table:table-cell table:formula="of:=SQRT(SUM([.D61:.D160])/100)" office:value-type="float" office:value="0.0400460196496021" calcext:value-type="float">
            <text:p>0.040046019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696557" calcext:value-type="float">
            <text:p>6.696557</text:p>
          </table:table-cell>
          <table:table-cell office:value-type="float" office:value="6.73905175" calcext:value-type="float">
            <text:p>6.73905175</text:p>
          </table:table-cell>
          <table:table-cell table:formula="of:=POWER([.C62]-6.75;2)" office:value-type="float" office:value="0.000119864178062505" calcext:value-type="float">
            <text:p>0.000119864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07948" calcext:value-type="float">
            <text:p>6.707948</text:p>
          </table:table-cell>
          <table:table-cell office:value-type="float" office:value="6.7405897667" calcext:value-type="float">
            <text:p>6.7405897667</text:p>
          </table:table-cell>
          <table:table-cell table:formula="of:=POWER([.C63]-6.75;2)" office:value-type="float" office:value="0.0000885524907604229" calcext:value-type="float">
            <text:p>8.85524907604229E-005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2329" calcext:value-type="float">
            <text:p>6.72329</text:p>
          </table:table-cell>
          <table:table-cell office:value-type="float" office:value="6.7419062" calcext:value-type="float">
            <text:p>6.7419062</text:p>
          </table:table-cell>
          <table:table-cell table:formula="of:=POWER([.C64]-6.75;2)" office:value-type="float" office:value="0.0000655095984400024" calcext:value-type="float">
            <text:p>6.55095984400024E-005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739123" calcext:value-type="float">
            <text:p>6.739123</text:p>
          </table:table-cell>
          <table:table-cell office:value-type="float" office:value="6.7429979167" calcext:value-type="float">
            <text:p>6.7429979167</text:p>
          </table:table-cell>
          <table:table-cell table:formula="of:=POWER([.C65]-6.75;2)" office:value-type="float" office:value="0.0000490291705401352" calcext:value-type="float">
            <text:p>4.90291705401352E-00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757656" calcext:value-type="float">
            <text:p>6.757656</text:p>
          </table:table-cell>
          <table:table-cell office:value-type="float" office:value="6.7436208833" calcext:value-type="float">
            <text:p>6.7436208833</text:p>
          </table:table-cell>
          <table:table-cell table:formula="of:=POWER([.C66]-6.75;2)" office:value-type="float" office:value="0.0000406931298722163" calcext:value-type="float">
            <text:p>4.06931298722163E-005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781298" calcext:value-type="float">
            <text:p>6.781298</text:p>
          </table:table-cell>
          <table:table-cell office:value-type="float" office:value="6.7430550333" calcext:value-type="float">
            <text:p>6.7430550333</text:p>
          </table:table-cell>
          <table:table-cell table:formula="of:=POWER([.C67]-6.75;2)" office:value-type="float" office:value="0.0000482325624641073" calcext:value-type="float">
            <text:p>4.82325624641073E-00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808091" calcext:value-type="float">
            <text:p>6.808091</text:p>
          </table:table-cell>
          <table:table-cell office:value-type="float" office:value="6.7398097333" calcext:value-type="float">
            <text:p>6.7398097333</text:p>
          </table:table-cell>
          <table:table-cell table:formula="of:=POWER([.C68]-6.75;2)" office:value-type="float" office:value="0.000103841535417138" calcext:value-type="float">
            <text:p>0.0001038415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831592" calcext:value-type="float">
            <text:p>6.831592</text:p>
          </table:table-cell>
          <table:table-cell office:value-type="float" office:value="6.7276171333" calcext:value-type="float">
            <text:p>6.7276171333</text:p>
          </table:table-cell>
          <table:table-cell table:formula="of:=POWER([.C69]-6.75;2)" office:value-type="float" office:value="0.000500992721709974" calcext:value-type="float">
            <text:p>0.000500992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844697" calcext:value-type="float">
            <text:p>6.844697</text:p>
          </table:table-cell>
          <table:table-cell office:value-type="float" office:value="6.7390329833" calcext:value-type="float">
            <text:p>6.7390329833</text:p>
          </table:table-cell>
          <table:table-cell table:formula="of:=POWER([.C70]-6.75;2)" office:value-type="float" office:value="0.000120275455298089" calcext:value-type="float">
            <text:p>0.000120275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843786" calcext:value-type="float">
            <text:p>6.843786</text:p>
          </table:table-cell>
          <table:table-cell office:value-type="float" office:value="6.7395588333" calcext:value-type="float">
            <text:p>6.7395588333</text:p>
          </table:table-cell>
          <table:table-cell table:formula="of:=POWER([.C71]-6.75;2)" office:value-type="float" office:value="0.000109017962057183" calcext:value-type="float">
            <text:p>0.00010901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830196" calcext:value-type="float">
            <text:p>6.830196</text:p>
          </table:table-cell>
          <table:table-cell office:value-type="float" office:value="6.7376707167" calcext:value-type="float">
            <text:p>6.7376707167</text:p>
          </table:table-cell>
          <table:table-cell table:formula="of:=POWER([.C72]-6.75;2)" office:value-type="float" office:value="0.000152011226691652" calcext:value-type="float">
            <text:p>0.0001520112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808865" calcext:value-type="float">
            <text:p>6.808865</text:p>
          </table:table-cell>
          <table:table-cell office:value-type="float" office:value="6.73513085" calcext:value-type="float">
            <text:p>6.73513085</text:p>
          </table:table-cell>
          <table:table-cell table:formula="of:=POWER([.C73]-6.75;2)" office:value-type="float" office:value="0.0002210916217225" calcext:value-type="float">
            <text:p>0.0002210916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785776" calcext:value-type="float">
            <text:p>6.785776</text:p>
          </table:table-cell>
          <table:table-cell office:value-type="float" office:value="6.73289095" calcext:value-type="float">
            <text:p>6.73289095</text:p>
          </table:table-cell>
          <table:table-cell table:formula="of:=POWER([.C74]-6.75;2)" office:value-type="float" office:value="0.000292719591902506" calcext:value-type="float">
            <text:p>0.0002927196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765588" calcext:value-type="float">
            <text:p>6.765588</text:p>
          </table:table-cell>
          <table:table-cell office:value-type="float" office:value="6.7314492" calcext:value-type="float">
            <text:p>6.7314492</text:p>
          </table:table-cell>
          <table:table-cell table:formula="of:=POWER([.C75]-6.75;2)" office:value-type="float" office:value="0.000344132180639995" calcext:value-type="float">
            <text:p>0.000344132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749856" calcext:value-type="float">
            <text:p>6.749856</text:p>
          </table:table-cell>
          <table:table-cell office:value-type="float" office:value="6.7309287" calcext:value-type="float">
            <text:p>6.7309287</text:p>
          </table:table-cell>
          <table:table-cell table:formula="of:=POWER([.C76]-6.75;2)" office:value-type="float" office:value="0.000363714483690009" calcext:value-type="float">
            <text:p>0.000363714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.736219" calcext:value-type="float">
            <text:p>6.736219</text:p>
          </table:table-cell>
          <table:table-cell office:value-type="float" office:value="6.7312125667" calcext:value-type="float">
            <text:p>6.7312125667</text:p>
          </table:table-cell>
          <table:table-cell table:formula="of:=POWER([.C77]-6.75;2)" office:value-type="float" office:value="0.000352967650001949" calcext:value-type="float">
            <text:p>0.000352967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.71956" calcext:value-type="float">
            <text:p>6.71956</text:p>
          </table:table-cell>
          <table:table-cell office:value-type="float" office:value="6.7321354667" calcext:value-type="float">
            <text:p>6.7321354667</text:p>
          </table:table-cell>
          <table:table-cell table:formula="of:=POWER([.C78]-6.75;2)" office:value-type="float" office:value="0.00031914155002681" calcext:value-type="float">
            <text:p>0.000319141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6.695409" calcext:value-type="float">
            <text:p>6.695409</text:p>
          </table:table-cell>
          <table:table-cell office:value-type="float" office:value="6.7336278167" calcext:value-type="float">
            <text:p>6.7336278167</text:p>
          </table:table-cell>
          <table:table-cell table:formula="of:=POWER([.C79]-6.75;2)" office:value-type="float" office:value="0.000268048386008788" calcext:value-type="float">
            <text:p>0.000268048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66343" calcext:value-type="float">
            <text:p>6.66343</text:p>
          </table:table-cell>
          <table:table-cell office:value-type="float" office:value="6.7357256" calcext:value-type="float">
            <text:p>6.7357256</text:p>
          </table:table-cell>
          <table:table-cell table:formula="of:=POWER([.C80]-6.75;2)" office:value-type="float" office:value="0.000203758495359991" calcext:value-type="float">
            <text:p>0.0002037585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625868" calcext:value-type="float">
            <text:p>6.625868</text:p>
          </table:table-cell>
          <table:table-cell office:value-type="float" office:value="6.7384664667" calcext:value-type="float">
            <text:p>6.7384664667</text:p>
          </table:table-cell>
          <table:table-cell table:formula="of:=POWER([.C81]-6.75;2)" office:value-type="float" office:value="0.000133022390382203" calcext:value-type="float">
            <text:p>0.0001330224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52634" calcext:value-type="float">
            <text:p>6.52634</text:p>
          </table:table-cell>
          <table:table-cell office:value-type="float" office:value="6.741816" calcext:value-type="float">
            <text:p>6.741816</text:p>
          </table:table-cell>
          <table:table-cell table:formula="of:=POWER([.C82]-6.75;2)" office:value-type="float" office:value="0.0000669778559999995" calcext:value-type="float">
            <text:p>6.69778559999995E-00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669273" calcext:value-type="float">
            <text:p>6.669273</text:p>
          </table:table-cell>
          <table:table-cell office:value-type="float" office:value="6.7466526" calcext:value-type="float">
            <text:p>6.7466526</text:p>
          </table:table-cell>
          <table:table-cell table:formula="of:=POWER([.C83]-6.75;2)" office:value-type="float" office:value="0.00001120508676" calcext:value-type="float">
            <text:p>1.120508676E-00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655591" calcext:value-type="float">
            <text:p>6.655591</text:p>
          </table:table-cell>
          <table:table-cell office:value-type="float" office:value="6.7487873833" calcext:value-type="float">
            <text:p>6.7487873833</text:p>
          </table:table-cell>
          <table:table-cell table:formula="of:=POWER([.C84]-6.75;2)" office:value-type="float" office:value="0.0000014704392611193" calcext:value-type="float">
            <text:p>1.4704392611193E-00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666758" calcext:value-type="float">
            <text:p>6.666758</text:p>
          </table:table-cell>
          <table:table-cell office:value-type="float" office:value="6.7507197167" calcext:value-type="float">
            <text:p>6.7507197167</text:p>
          </table:table-cell>
          <table:table-cell table:formula="of:=POWER([.C85]-6.75;2)" office:value-type="float" office:value="0.000000517992128258787" calcext:value-type="float">
            <text:p>0.00000051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682643" calcext:value-type="float">
            <text:p>6.682643</text:p>
          </table:table-cell>
          <table:table-cell office:value-type="float" office:value="6.7519755333" calcext:value-type="float">
            <text:p>6.7519755333</text:p>
          </table:table-cell>
          <table:table-cell table:formula="of:=POWER([.C86]-6.75;2)" office:value-type="float" office:value="0.00000390273181940713" calcext:value-type="float">
            <text:p>3.90273181940713E-006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699433" calcext:value-type="float">
            <text:p>6.699433</text:p>
          </table:table-cell>
          <table:table-cell office:value-type="float" office:value="6.7524656333" calcext:value-type="float">
            <text:p>6.7524656333</text:p>
          </table:table-cell>
          <table:table-cell table:formula="of:=POWER([.C87]-6.75;2)" office:value-type="float" office:value="0.00000607934757006858" calcext:value-type="float">
            <text:p>6.07934757006858E-00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718188" calcext:value-type="float">
            <text:p>6.718188</text:p>
          </table:table-cell>
          <table:table-cell office:value-type="float" office:value="6.7521963167" calcext:value-type="float">
            <text:p>6.7521963167</text:p>
          </table:table-cell>
          <table:table-cell table:formula="of:=POWER([.C88]-6.75;2)" office:value-type="float" office:value="0.00000482380704669928" calcext:value-type="float">
            <text:p>4.82380704669928E-00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740263" calcext:value-type="float">
            <text:p>6.740263</text:p>
          </table:table-cell>
          <table:table-cell office:value-type="float" office:value="6.7511536667" calcext:value-type="float">
            <text:p>6.7511536667</text:p>
          </table:table-cell>
          <table:table-cell table:formula="of:=POWER([.C89]-6.75;2)" office:value-type="float" office:value="0.00000133094685469004" calcext:value-type="float">
            <text:p>1.33094685469004E-00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64859" calcext:value-type="float">
            <text:p>6.764859</text:p>
          </table:table-cell>
          <table:table-cell office:value-type="float" office:value="6.7492481833" calcext:value-type="float">
            <text:p>6.7492481833</text:p>
          </table:table-cell>
          <table:table-cell table:formula="of:=POWER([.C90]-6.75;2)" office:value-type="float" office:value="0.000000565228350399252" calcext:value-type="float">
            <text:p>5.65228350399252E-007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8932" calcext:value-type="float">
            <text:p>6.78932</text:p>
          </table:table-cell>
          <table:table-cell office:value-type="float" office:value="6.74624085" calcext:value-type="float">
            <text:p>6.74624085</text:p>
          </table:table-cell>
          <table:table-cell table:formula="of:=POWER([.C91]-6.75;2)" office:value-type="float" office:value="0.000014131208722497" calcext:value-type="float">
            <text:p>1.4131208722497E-00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810367" calcext:value-type="float">
            <text:p>6.810367</text:p>
          </table:table-cell>
          <table:table-cell office:value-type="float" office:value="6.74100255" calcext:value-type="float">
            <text:p>6.74100255</text:p>
          </table:table-cell>
          <table:table-cell table:formula="of:=POWER([.C92]-6.75;2)" office:value-type="float" office:value="0.0000809541065024973" calcext:value-type="float">
            <text:p>8.09541065024973E-005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824728" calcext:value-type="float">
            <text:p>6.824728</text:p>
          </table:table-cell>
          <table:table-cell office:value-type="float" office:value="6.7466613833" calcext:value-type="float">
            <text:p>6.7466613833</text:p>
          </table:table-cell>
          <table:table-cell table:formula="of:=POWER([.C93]-6.75;2)" office:value-type="float" office:value="0.0000111463614695175" calcext:value-type="float">
            <text:p>1.11463614695175E-005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829556" calcext:value-type="float">
            <text:p>6.829556</text:p>
          </table:table-cell>
          <table:table-cell office:value-type="float" office:value="6.7450410333" calcext:value-type="float">
            <text:p>6.7450410333</text:p>
          </table:table-cell>
          <table:table-cell table:formula="of:=POWER([.C94]-6.75;2)" office:value-type="float" office:value="0.0000245913507317118" calcext:value-type="float">
            <text:p>2.45913507317118E-00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823485" calcext:value-type="float">
            <text:p>6.823485</text:p>
          </table:table-cell>
          <table:table-cell office:value-type="float" office:value="6.7425932333" calcext:value-type="float">
            <text:p>6.7425932333</text:p>
          </table:table-cell>
          <table:table-cell table:formula="of:=POWER([.C95]-6.75;2)" office:value-type="float" office:value="0.0000548601929482282" calcext:value-type="float">
            <text:p>5.48601929482282E-00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807758" calcext:value-type="float">
            <text:p>6.807758</text:p>
          </table:table-cell>
          <table:table-cell office:value-type="float" office:value="6.7401544833" calcext:value-type="float">
            <text:p>6.7401544833</text:p>
          </table:table-cell>
          <table:table-cell table:formula="of:=POWER([.C96]-6.75;2)" office:value-type="float" office:value="0.0000969341990899877" calcext:value-type="float">
            <text:p>9.69341990899877E-005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785895" calcext:value-type="float">
            <text:p>6.785895</text:p>
          </table:table-cell>
          <table:table-cell office:value-type="float" office:value="6.7382450333" calcext:value-type="float">
            <text:p>6.7382450333</text:p>
          </table:table-cell>
          <table:table-cell table:formula="of:=POWER([.C97]-6.75;2)" office:value-type="float" office:value="0.000138179242118106" calcext:value-type="float">
            <text:p>0.000138179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761483" calcext:value-type="float">
            <text:p>6.761483</text:p>
          </table:table-cell>
          <table:table-cell office:value-type="float" office:value="6.7371992833" calcext:value-type="float">
            <text:p>6.7371992833</text:p>
          </table:table-cell>
          <table:table-cell table:formula="of:=POWER([.C98]-6.75;2)" office:value-type="float" office:value="0.000163858348033663" calcext:value-type="float">
            <text:p>0.000163858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73579" calcext:value-type="float">
            <text:p>6.73579</text:p>
          </table:table-cell>
          <table:table-cell office:value-type="float" office:value="6.7371326833" calcext:value-type="float">
            <text:p>6.7371326833</text:p>
          </table:table-cell>
          <table:table-cell table:formula="of:=POWER([.C99]-6.75;2)" office:value-type="float" office:value="0.000165567839058087" calcext:value-type="float">
            <text:p>0.000165567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707441" calcext:value-type="float">
            <text:p>6.707441</text:p>
          </table:table-cell>
          <table:table-cell office:value-type="float" office:value="6.7379871333" calcext:value-type="float">
            <text:p>6.7379871333</text:p>
          </table:table-cell>
          <table:table-cell table:formula="of:=POWER([.C100]-6.75;2)" office:value-type="float" office:value="0.000144308966351972" calcext:value-type="float">
            <text:p>0.00014430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674389" calcext:value-type="float">
            <text:p>6.674389</text:p>
          </table:table-cell>
          <table:table-cell office:value-type="float" office:value="6.73965865" calcext:value-type="float">
            <text:p>6.73965865</text:p>
          </table:table-cell>
          <table:table-cell table:formula="of:=POWER([.C101]-6.75;2)" office:value-type="float" office:value="0.000106943519822501" calcext:value-type="float">
            <text:p>0.000106943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635995" calcext:value-type="float">
            <text:p>6.635995</text:p>
          </table:table-cell>
          <table:table-cell office:value-type="float" office:value="6.7421057" calcext:value-type="float">
            <text:p>6.7421057</text:p>
          </table:table-cell>
          <table:table-cell table:formula="of:=POWER([.C102]-6.75;2)" office:value-type="float" office:value="0.0000623199724900038" calcext:value-type="float">
            <text:p>0.00006232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592715" calcext:value-type="float">
            <text:p>6.592715</text:p>
          </table:table-cell>
          <table:table-cell office:value-type="float" office:value="6.7453577833" calcext:value-type="float">
            <text:p>6.7453577833</text:p>
          </table:table-cell>
          <table:table-cell table:formula="of:=POWER([.C103]-6.75;2)" office:value-type="float" office:value="0.0000215501758897566" calcext:value-type="float">
            <text:p>2.15501758897566E-005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53913" calcext:value-type="float">
            <text:p>6.53913</text:p>
          </table:table-cell>
          <table:table-cell office:value-type="float" office:value="6.7494542833" calcext:value-type="float">
            <text:p>6.7494542833</text:p>
          </table:table-cell>
          <table:table-cell table:formula="of:=POWER([.C104]-6.75;2)" office:value-type="float" office:value="0.00000029780671665844" calcext:value-type="float">
            <text:p>2.9780671665844E-007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379062" calcext:value-type="float">
            <text:p>6.379062</text:p>
          </table:table-cell>
          <table:table-cell office:value-type="float" office:value="6.7544832833" calcext:value-type="float">
            <text:p>6.7544832833</text:p>
          </table:table-cell>
          <table:table-cell table:formula="of:=POWER([.C105]-6.75;2)" office:value-type="float" office:value="0.0000200998291480582" calcext:value-type="float">
            <text:p>2.00998291480582E-005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789115" calcext:value-type="float">
            <text:p>6.789115</text:p>
          </table:table-cell>
          <table:table-cell office:value-type="float" office:value="6.76207695" calcext:value-type="float">
            <text:p>6.76207695</text:p>
          </table:table-cell>
          <table:table-cell table:formula="of:=POWER([.C106]-6.75;2)" office:value-type="float" office:value="0.000145852721302499" calcext:value-type="float">
            <text:p>0.0001458527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674671" calcext:value-type="float">
            <text:p>6.674671</text:p>
          </table:table-cell>
          <table:table-cell office:value-type="float" office:value="6.7625647" calcext:value-type="float">
            <text:p>6.7625647</text:p>
          </table:table-cell>
          <table:table-cell table:formula="of:=POWER([.C107]-6.75;2)" office:value-type="float" office:value="0.000157871686090011" calcext:value-type="float">
            <text:p>0.0001578717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67024" calcext:value-type="float">
            <text:p>6.67024</text:p>
          </table:table-cell>
          <table:table-cell office:value-type="float" office:value="6.76454625" calcext:value-type="float">
            <text:p>6.76454625</text:p>
          </table:table-cell>
          <table:table-cell table:formula="of:=POWER([.C108]-6.75;2)" office:value-type="float" office:value="0.000211593389062512" calcext:value-type="float">
            <text:p>0.0002115934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683994" calcext:value-type="float">
            <text:p>6.683994</text:p>
          </table:table-cell>
          <table:table-cell office:value-type="float" office:value="6.7661109833" calcext:value-type="float">
            <text:p>6.7661109833</text:p>
          </table:table-cell>
          <table:table-cell table:formula="of:=POWER([.C109]-6.75;2)" office:value-type="float" office:value="0.000259563782892877" calcext:value-type="float">
            <text:p>0.0002595638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703007" calcext:value-type="float">
            <text:p>6.703007</text:p>
          </table:table-cell>
          <table:table-cell office:value-type="float" office:value="6.76694795" calcext:value-type="float">
            <text:p>6.76694795</text:p>
          </table:table-cell>
          <table:table-cell table:formula="of:=POWER([.C110]-6.75;2)" office:value-type="float" office:value="0.000287233009202517" calcext:value-type="float">
            <text:p>0.000287233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725105" calcext:value-type="float">
            <text:p>6.725105</text:p>
          </table:table-cell>
          <table:table-cell office:value-type="float" office:value="6.7670062167" calcext:value-type="float">
            <text:p>6.7670062167</text:p>
          </table:table-cell>
          <table:table-cell table:formula="of:=POWER([.C111]-6.75;2)" office:value-type="float" office:value="0.000289211406447375" calcext:value-type="float">
            <text:p>0.0002892114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750863" calcext:value-type="float">
            <text:p>6.750863</text:p>
          </table:table-cell>
          <table:table-cell office:value-type="float" office:value="6.7662918667" calcext:value-type="float">
            <text:p>6.7662918667</text:p>
          </table:table-cell>
          <table:table-cell table:formula="of:=POWER([.C112]-6.75;2)" office:value-type="float" office:value="0.000265424920570556" calcext:value-type="float">
            <text:p>0.000265424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779239" calcext:value-type="float">
            <text:p>6.779239</text:p>
          </table:table-cell>
          <table:table-cell office:value-type="float" office:value="6.7648298167" calcext:value-type="float">
            <text:p>6.7648298167</text:p>
          </table:table-cell>
          <table:table-cell table:formula="of:=POWER([.C113]-6.75;2)" office:value-type="float" office:value="0.000219923463355594" calcext:value-type="float">
            <text:p>0.000219923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80654" calcext:value-type="float">
            <text:p>6.80654</text:p>
          </table:table-cell>
          <table:table-cell office:value-type="float" office:value="6.7627330667" calcext:value-type="float">
            <text:p>6.7627330667</text:p>
          </table:table-cell>
          <table:table-cell table:formula="of:=POWER([.C114]-6.75;2)" office:value-type="float" office:value="0.000162130987586651" calcext:value-type="float">
            <text:p>0.00016213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82859" calcext:value-type="float">
            <text:p>6.82859</text:p>
          </table:table-cell>
          <table:table-cell office:value-type="float" office:value="6.7603742333" calcext:value-type="float">
            <text:p>6.7603742333</text:p>
          </table:table-cell>
          <table:table-cell table:formula="of:=POWER([.C115]-6.75;2)" office:value-type="float" office:value="0.000107624716562835" calcext:value-type="float">
            <text:p>0.000107624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843053" calcext:value-type="float">
            <text:p>6.843053</text:p>
          </table:table-cell>
          <table:table-cell office:value-type="float" office:value="6.7525677" calcext:value-type="float">
            <text:p>6.7525677</text:p>
          </table:table-cell>
          <table:table-cell table:formula="of:=POWER([.C116]-6.75;2)" office:value-type="float" office:value="0.00000659308329000089" calcext:value-type="float">
            <text:p>6.59308329000089E-00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849384" calcext:value-type="float">
            <text:p>6.849384</text:p>
          </table:table-cell>
          <table:table-cell office:value-type="float" office:value="6.7489168833" calcext:value-type="float">
            <text:p>6.7489168833</text:p>
          </table:table-cell>
          <table:table-cell table:formula="of:=POWER([.C117]-6.75;2)" office:value-type="float" office:value="0.00000117314178581949" calcext:value-type="float">
            <text:p>1.17314178581949E-00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847303" calcext:value-type="float">
            <text:p>6.847303</text:p>
          </table:table-cell>
          <table:table-cell office:value-type="float" office:value="6.74561565" calcext:value-type="float">
            <text:p>6.74561565</text:p>
          </table:table-cell>
          <table:table-cell table:formula="of:=POWER([.C118]-6.75;2)" office:value-type="float" office:value="0.0000192225249225042" calcext:value-type="float">
            <text:p>1.92225249225042E-00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836631" calcext:value-type="float">
            <text:p>6.836631</text:p>
          </table:table-cell>
          <table:table-cell office:value-type="float" office:value="6.74267285" calcext:value-type="float">
            <text:p>6.74267285</text:p>
          </table:table-cell>
          <table:table-cell table:formula="of:=POWER([.C119]-6.75;2)" office:value-type="float" office:value="0.0000536871271225009" calcext:value-type="float">
            <text:p>5.36871271225009E-00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819268" calcext:value-type="float">
            <text:p>6.819268</text:p>
          </table:table-cell>
          <table:table-cell office:value-type="float" office:value="6.7402088833" calcext:value-type="float">
            <text:p>6.7402088833</text:p>
          </table:table-cell>
          <table:table-cell table:formula="of:=POWER([.C120]-6.75;2)" office:value-type="float" office:value="0.0000958659662330144" calcext:value-type="float">
            <text:p>0.00009586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800835" calcext:value-type="float">
            <text:p>6.800835</text:p>
          </table:table-cell>
          <table:table-cell office:value-type="float" office:value="6.7383751167" calcext:value-type="float">
            <text:p>6.7383751167</text:p>
          </table:table-cell>
          <table:table-cell table:formula="of:=POWER([.C121]-6.75;2)" office:value-type="float" office:value="0.000135137911738611" calcext:value-type="float">
            <text:p>0.0001351379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788838" calcext:value-type="float">
            <text:p>6.788838</text:p>
          </table:table-cell>
          <table:table-cell office:value-type="float" office:value="6.7372546" calcext:value-type="float">
            <text:p>6.7372546</text:p>
          </table:table-cell>
          <table:table-cell table:formula="of:=POWER([.C122]-6.75;2)" office:value-type="float" office:value="0.00016244522116" calcext:value-type="float">
            <text:p>0.0001624452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786934" calcext:value-type="float">
            <text:p>6.786934</text:p>
          </table:table-cell>
          <table:table-cell office:value-type="float" office:value="6.73677165" calcext:value-type="float">
            <text:p>6.73677165</text:p>
          </table:table-cell>
          <table:table-cell table:formula="of:=POWER([.C123]-6.75;2)" office:value-type="float" office:value="0.000174989243722509" calcext:value-type="float">
            <text:p>0.000174989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788793" calcext:value-type="float">
            <text:p>6.788793</text:p>
          </table:table-cell>
          <table:table-cell office:value-type="float" office:value="6.7367170667" calcext:value-type="float">
            <text:p>6.7367170667</text:p>
          </table:table-cell>
          <table:table-cell table:formula="of:=POWER([.C124]-6.75;2)" office:value-type="float" office:value="0.000176436317052254" calcext:value-type="float">
            <text:p>0.000176436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776501" calcext:value-type="float">
            <text:p>6.776501</text:p>
          </table:table-cell>
          <table:table-cell office:value-type="float" office:value="6.7369236167" calcext:value-type="float">
            <text:p>6.7369236167</text:p>
          </table:table-cell>
          <table:table-cell table:formula="of:=POWER([.C125]-6.75;2)" office:value-type="float" office:value="0.000170991800208509" calcext:value-type="float">
            <text:p>0.000170991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723705" calcext:value-type="float">
            <text:p>6.723705</text:p>
          </table:table-cell>
          <table:table-cell office:value-type="float" office:value="6.7374997333" calcext:value-type="float">
            <text:p>6.7374997333</text:p>
          </table:table-cell>
          <table:table-cell table:formula="of:=POWER([.C126]-6.75;2)" office:value-type="float" office:value="0.00015625666757113" calcext:value-type="float">
            <text:p>0.000156256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58658" calcext:value-type="float">
            <text:p>6.58658</text:p>
          </table:table-cell>
          <table:table-cell office:value-type="float" office:value="6.7390018667" calcext:value-type="float">
            <text:p>6.7390018667</text:p>
          </table:table-cell>
          <table:table-cell table:formula="of:=POWER([.C127]-6.75;2)" office:value-type="float" office:value="0.000120958936084574" calcext:value-type="float">
            <text:p>0.000120958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076535" calcext:value-type="float">
            <text:p>6.076535</text:p>
          </table:table-cell>
          <table:table-cell office:value-type="float" office:value="6.74272705" calcext:value-type="float">
            <text:p>6.74272705</text:p>
          </table:table-cell>
          <table:table-cell table:formula="of:=POWER([.C128]-6.75;2)" office:value-type="float" office:value="0.0000528958017024992" calcext:value-type="float">
            <text:p>5.28958017024992E-00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.516543" calcext:value-type="float">
            <text:p>7.516543</text:p>
          </table:table-cell>
          <table:table-cell office:value-type="float" office:value="6.7547810833" calcext:value-type="float">
            <text:p>6.7547810833</text:p>
          </table:table-cell>
          <table:table-cell table:formula="of:=POWER([.C129]-6.75;2)" office:value-type="float" office:value="0.0000228587575215404" calcext:value-type="float">
            <text:p>2.28587575215404E-005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876248" calcext:value-type="float">
            <text:p>6.876248</text:p>
          </table:table-cell>
          <table:table-cell office:value-type="float" office:value="6.7425647333" calcext:value-type="float">
            <text:p>6.7425647333</text:p>
          </table:table-cell>
          <table:table-cell table:formula="of:=POWER([.C130]-6.75;2)" office:value-type="float" office:value="0.000055283190900128" calcext:value-type="float">
            <text:p>5.5283190900128E-005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730499" calcext:value-type="float">
            <text:p>6.730499</text:p>
          </table:table-cell>
          <table:table-cell office:value-type="float" office:value="6.7407108667" calcext:value-type="float">
            <text:p>6.7407108667</text:p>
          </table:table-cell>
          <table:table-cell table:formula="of:=POWER([.C131]-6.75;2)" office:value-type="float" office:value="0.0000862879974651736" calcext:value-type="float">
            <text:p>0.000086288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677804" calcext:value-type="float">
            <text:p>6.677804</text:p>
          </table:table-cell>
          <table:table-cell office:value-type="float" office:value="6.7410431833" calcext:value-type="float">
            <text:p>6.7410431833</text:p>
          </table:table-cell>
          <table:table-cell table:formula="of:=POWER([.C132]-6.75;2)" office:value-type="float" office:value="0.0000802245653973916" calcext:value-type="float">
            <text:p>8.02245653973916E-00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674471" calcext:value-type="float">
            <text:p>6.674471</text:p>
          </table:table-cell>
          <table:table-cell office:value-type="float" office:value="6.7421513833" calcext:value-type="float">
            <text:p>6.7421513833</text:p>
          </table:table-cell>
          <table:table-cell table:formula="of:=POWER([.C133]-6.75;2)" office:value-type="float" office:value="0.0000616007841035124" calcext:value-type="float">
            <text:p>6.16007841035124E-00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699271" calcext:value-type="float">
            <text:p>6.699271</text:p>
          </table:table-cell>
          <table:table-cell office:value-type="float" office:value="6.7432881167" calcext:value-type="float">
            <text:p>6.7432881167</text:p>
          </table:table-cell>
          <table:table-cell table:formula="of:=POWER([.C134]-6.75;2)" office:value-type="float" office:value="0.0000450493774328122" calcext:value-type="float">
            <text:p>4.50493774328122E-00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34358" calcext:value-type="float">
            <text:p>6.734358</text:p>
          </table:table-cell>
          <table:table-cell office:value-type="float" office:value="6.7438217833" calcext:value-type="float">
            <text:p>6.7438217833</text:p>
          </table:table-cell>
          <table:table-cell table:formula="of:=POWER([.C135]-6.75;2)" office:value-type="float" office:value="0.0000381703615921639" calcext:value-type="float">
            <text:p>3.81703615921639E-00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766888" calcext:value-type="float">
            <text:p>6.766888</text:p>
          </table:table-cell>
          <table:table-cell office:value-type="float" office:value="6.7431089667" calcext:value-type="float">
            <text:p>6.7431089667</text:p>
          </table:table-cell>
          <table:table-cell table:formula="of:=POWER([.C136]-6.75;2)" office:value-type="float" office:value="0.0000474863399417038" calcext:value-type="float">
            <text:p>4.74863399417038E-005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791593" calcext:value-type="float">
            <text:p>6.791593</text:p>
          </table:table-cell>
          <table:table-cell office:value-type="float" office:value="6.7404414833" calcext:value-type="float">
            <text:p>6.7404414833</text:p>
          </table:table-cell>
          <table:table-cell table:formula="of:=POWER([.C137]-6.75;2)" office:value-type="float" office:value="0.0000913652415041846" calcext:value-type="float">
            <text:p>9.13652415041846E-005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809101" calcext:value-type="float">
            <text:p>6.809101</text:p>
          </table:table-cell>
          <table:table-cell office:value-type="float" office:value="6.7344375833" calcext:value-type="float">
            <text:p>6.7344375833</text:p>
          </table:table-cell>
          <table:table-cell table:formula="of:=POWER([.C138]-6.75;2)" office:value-type="float" office:value="0.000242188813544436" calcext:value-type="float">
            <text:p>0.000242188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821276" calcext:value-type="float">
            <text:p>6.821276</text:p>
          </table:table-cell>
          <table:table-cell office:value-type="float" office:value="6.6643077333" calcext:value-type="float">
            <text:p>6.6643077333</text:p>
          </table:table-cell>
          <table:table-cell table:formula="of:=POWER([.C139]-6.75;2)" office:value-type="float" office:value="0.00734316457218388" calcext:value-type="float">
            <text:p>0.0073431646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827882" calcext:value-type="float">
            <text:p>6.827882</text:p>
          </table:table-cell>
          <table:table-cell office:value-type="float" office:value="6.6649845167" calcext:value-type="float">
            <text:p>6.6649845167</text:p>
          </table:table-cell>
          <table:table-cell table:formula="of:=POWER([.C140]-6.75;2)" office:value-type="float" office:value="0.00722763240073263" calcext:value-type="float">
            <text:p>0.007227632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82684" calcext:value-type="float">
            <text:p>6.82684</text:p>
          </table:table-cell>
          <table:table-cell office:value-type="float" office:value="6.6630363667" calcext:value-type="float">
            <text:p>6.6630363667</text:p>
          </table:table-cell>
          <table:table-cell table:formula="of:=POWER([.C141]-6.75;2)" office:value-type="float" office:value="0.00756267351673685" calcext:value-type="float">
            <text:p>0.00756267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816536" calcext:value-type="float">
            <text:p>6.816536</text:p>
          </table:table-cell>
          <table:table-cell office:value-type="float" office:value="6.6606436" calcext:value-type="float">
            <text:p>6.6606436</text:p>
          </table:table-cell>
          <table:table-cell table:formula="of:=POWER([.C142]-6.75;2)" office:value-type="float" office:value="0.00798456622095996" calcext:value-type="float">
            <text:p>0.007984566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79736" calcext:value-type="float">
            <text:p>6.79736</text:p>
          </table:table-cell>
          <table:table-cell office:value-type="float" office:value="6.6586159" calcext:value-type="float">
            <text:p>6.6586159</text:p>
          </table:table-cell>
          <table:table-cell table:formula="of:=POWER([.C143]-6.75;2)" office:value-type="float" office:value="0.00835105373280999" calcext:value-type="float">
            <text:p>0.0083510537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771531" calcext:value-type="float">
            <text:p>6.771531</text:p>
          </table:table-cell>
          <table:table-cell office:value-type="float" office:value="6.6573677333" calcext:value-type="float">
            <text:p>6.6573677333</text:p>
          </table:table-cell>
          <table:table-cell table:formula="of:=POWER([.C144]-6.75;2)" office:value-type="float" office:value="0.00858073683397991" calcext:value-type="float">
            <text:p>0.008580736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742107" calcext:value-type="float">
            <text:p>6.742107</text:p>
          </table:table-cell>
          <table:table-cell office:value-type="float" office:value="6.657068" calcext:value-type="float">
            <text:p>6.657068</text:p>
          </table:table-cell>
          <table:table-cell table:formula="of:=POWER([.C145]-6.75;2)" office:value-type="float" office:value="0.00863635662400004" calcext:value-type="float">
            <text:p>0.008636356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712049" calcext:value-type="float">
            <text:p>6.712049</text:p>
          </table:table-cell>
          <table:table-cell office:value-type="float" office:value="6.6577147667" calcext:value-type="float">
            <text:p>6.6577147667</text:p>
          </table:table-cell>
          <table:table-cell table:formula="of:=POWER([.C146]-6.75;2)" office:value-type="float" office:value="0.00851656428523546" calcext:value-type="float">
            <text:p>0.0085165643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683274" calcext:value-type="float">
            <text:p>6.683274</text:p>
          </table:table-cell>
          <table:table-cell office:value-type="float" office:value="6.65921715" calcext:value-type="float">
            <text:p>6.65921715</text:p>
          </table:table-cell>
          <table:table-cell table:formula="of:=POWER([.C147]-6.75;2)" office:value-type="float" office:value="0.00824152585412251" calcext:value-type="float">
            <text:p>0.008241525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655629" calcext:value-type="float">
            <text:p>6.655629</text:p>
          </table:table-cell>
          <table:table-cell office:value-type="float" office:value="6.6614744333" calcext:value-type="float">
            <text:p>6.6614744333</text:p>
          </table:table-cell>
          <table:table-cell table:formula="of:=POWER([.C148]-6.75;2)" office:value-type="float" office:value="0.00783677595955607" calcext:value-type="float">
            <text:p>0.00783677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625934" calcext:value-type="float">
            <text:p>6.625934</text:p>
          </table:table-cell>
          <table:table-cell office:value-type="float" office:value="6.6644201833" calcext:value-type="float">
            <text:p>6.6644201833</text:p>
          </table:table-cell>
          <table:table-cell table:formula="of:=POWER([.C149]-6.75;2)" office:value-type="float" office:value="0.00732390502640562" calcext:value-type="float">
            <text:p>0.00732390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584419" calcext:value-type="float">
            <text:p>6.584419</text:p>
          </table:table-cell>
          <table:table-cell office:value-type="float" office:value="6.6680277833" calcext:value-type="float">
            <text:p>6.6680277833</text:p>
          </table:table-cell>
          <table:table-cell table:formula="of:=POWER([.C150]-6.75;2)" office:value-type="float" office:value="0.0067194443107117" calcext:value-type="float">
            <text:p>0.00671944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475022" calcext:value-type="float">
            <text:p>6.475022</text:p>
          </table:table-cell>
          <table:table-cell office:value-type="float" office:value="6.67236915" calcext:value-type="float">
            <text:p>6.67236915</text:p>
          </table:table-cell>
          <table:table-cell table:formula="of:=POWER([.C151]-6.75;2)" office:value-type="float" office:value="0.00602654887172254" calcext:value-type="float">
            <text:p>0.0060265489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7.149897" calcext:value-type="float">
            <text:p>7.149897</text:p>
          </table:table-cell>
          <table:table-cell office:value-type="float" office:value="6.6783867167" calcext:value-type="float">
            <text:p>6.6783867167</text:p>
          </table:table-cell>
          <table:table-cell table:formula="of:=POWER([.C152]-6.75;2)" office:value-type="float" office:value="0.005128462345006" calcext:value-type="float">
            <text:p>0.005128462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27507" calcext:value-type="float">
            <text:p>6.727507</text:p>
          </table:table-cell>
          <table:table-cell office:value-type="float" office:value="6.67281815" calcext:value-type="float">
            <text:p>6.67281815</text:p>
          </table:table-cell>
          <table:table-cell table:formula="of:=POWER([.C153]-6.75;2)" office:value-type="float" office:value="0.00595703796942245" calcext:value-type="float">
            <text:p>0.005957038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682688" calcext:value-type="float">
            <text:p>6.682688</text:p>
          </table:table-cell>
          <table:table-cell office:value-type="float" office:value="6.6738311333" calcext:value-type="float">
            <text:p>6.6738311333</text:p>
          </table:table-cell>
          <table:table-cell table:formula="of:=POWER([.C154]-6.75;2)" office:value-type="float" office:value="0.00580169625436234" calcext:value-type="float">
            <text:p>0.0058016963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67716" calcext:value-type="float">
            <text:p>6.67716</text:p>
          </table:table-cell>
          <table:table-cell office:value-type="float" office:value="6.67511005" calcext:value-type="float">
            <text:p>6.67511005</text:p>
          </table:table-cell>
          <table:table-cell table:formula="of:=POWER([.C155]-6.75;2)" office:value-type="float" office:value="0.00560850461100253" calcext:value-type="float">
            <text:p>0.005608504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693191" calcext:value-type="float">
            <text:p>6.693191</text:p>
          </table:table-cell>
          <table:table-cell office:value-type="float" office:value="6.6760430333" calcext:value-type="float">
            <text:p>6.6760430333</text:p>
          </table:table-cell>
          <table:table-cell table:formula="of:=POWER([.C156]-6.75;2)" office:value-type="float" office:value="0.0054696329234649" calcext:value-type="float">
            <text:p>0.0054696329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72315" calcext:value-type="float">
            <text:p>6.72315</text:p>
          </table:table-cell>
          <table:table-cell office:value-type="float" office:value="6.6763324667" calcext:value-type="float">
            <text:p>6.6763324667</text:p>
          </table:table-cell>
          <table:table-cell table:formula="of:=POWER([.C157]-6.75;2)" office:value-type="float" office:value="0.00542690546250662" calcext:value-type="float">
            <text:p>0.005426905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757487" calcext:value-type="float">
            <text:p>6.757487</text:p>
          </table:table-cell>
          <table:table-cell office:value-type="float" office:value="6.6758135667" calcext:value-type="float">
            <text:p>6.6758135667</text:p>
          </table:table-cell>
          <table:table-cell table:formula="of:=POWER([.C158]-6.75;2)" office:value-type="float" office:value="0.00550362688577528" calcext:value-type="float">
            <text:p>0.005503626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787057" calcext:value-type="float">
            <text:p>6.787057</text:p>
          </table:table-cell>
          <table:table-cell office:value-type="float" office:value="6.674523" calcext:value-type="float">
            <text:p>6.674523</text:p>
          </table:table-cell>
          <table:table-cell table:formula="of:=POWER([.C159]-6.75;2)" office:value-type="float" office:value="0.00569677752900004" calcext:value-type="float">
            <text:p>0.0056967775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807732" calcext:value-type="float">
            <text:p>6.807732</text:p>
          </table:table-cell>
          <table:table-cell office:value-type="float" office:value="6.6727764167" calcext:value-type="float">
            <text:p>6.6727764167</text:p>
          </table:table-cell>
          <table:table-cell table:formula="of:=POWER([.C160]-6.75;2)" office:value-type="float" office:value="0.00596348181769209" calcext:value-type="float">
            <text:p>0.005963481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821212" calcext:value-type="float">
            <text:p>6.821212</text:p>
          </table:table-cell>
          <table:table-cell office:value-type="float" office:value="6.67134355" calcext:value-type="float">
            <text:p>6.67134355</text:p>
          </table:table-cell>
          <table:table-cell table:formula="of:=POWER([.C161]-6.75;2)" office:value-type="float" office:value="0.00618683712660257" calcext:value-type="float">
            <text:p>0.006186837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83112" calcext:value-type="float">
            <text:p>6.83112</text:p>
          </table:table-cell>
          <table:table-cell office:value-type="float" office:value="6.6768164833" calcext:value-type="float">
            <text:p>6.6768164833</text:p>
          </table:table-cell>
          <table:table-cell table:formula="of:=POWER([.C162]-6.75;2)" office:value-type="float" office:value="0.00535582711657923" calcext:value-type="float">
            <text:p>0.005355827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838505" calcext:value-type="float">
            <text:p>6.838505</text:p>
          </table:table-cell>
          <table:table-cell office:value-type="float" office:value="6.6712500333" calcext:value-type="float">
            <text:p>6.6712500333</text:p>
          </table:table-cell>
          <table:table-cell table:formula="of:=POWER([.C163]-6.75;2)" office:value-type="float" office:value="0.00620155725525115" calcext:value-type="float">
            <text:p>0.006201557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84087" calcext:value-type="float">
            <text:p>6.84087</text:p>
          </table:table-cell>
          <table:table-cell office:value-type="float" office:value="6.6674612" calcext:value-type="float">
            <text:p>6.6674612</text:p>
          </table:table-cell>
          <table:table-cell table:formula="of:=POWER([.C164]-6.75;2)" office:value-type="float" office:value="0.00681265350544" calcext:value-type="float">
            <text:p>0.006812653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834682" calcext:value-type="float">
            <text:p>6.834682</text:p>
          </table:table-cell>
          <table:table-cell office:value-type="float" office:value="6.6644542167" calcext:value-type="float">
            <text:p>6.6644542167</text:p>
          </table:table-cell>
          <table:table-cell table:formula="of:=POWER([.C165]-6.75;2)" office:value-type="float" office:value="0.00731808104041051" calcext:value-type="float">
            <text:p>0.00731808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81838" calcext:value-type="float">
            <text:p>6.81838</text:p>
          </table:table-cell>
          <table:table-cell office:value-type="float" office:value="6.6620693" calcext:value-type="float">
            <text:p>6.6620693</text:p>
          </table:table-cell>
          <table:table-cell table:formula="of:=POWER([.C166]-6.75;2)" office:value-type="float" office:value="0.00773180800249004" calcext:value-type="float">
            <text:p>0.00773180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793564" calcext:value-type="float">
            <text:p>6.793564</text:p>
          </table:table-cell>
          <table:table-cell office:value-type="float" office:value="6.66032055" calcext:value-type="float">
            <text:p>6.66032055</text:p>
          </table:table-cell>
          <table:table-cell table:formula="of:=POWER([.C167]-6.75;2)" office:value-type="float" office:value="0.00804240375230254" calcext:value-type="float">
            <text:p>0.008042403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764124" calcext:value-type="float">
            <text:p>6.764124</text:p>
          </table:table-cell>
          <table:table-cell office:value-type="float" office:value="6.6593071" calcext:value-type="float">
            <text:p>6.6593071</text:p>
          </table:table-cell>
          <table:table-cell table:formula="of:=POWER([.C168]-6.75;2)" office:value-type="float" office:value="0.0082252021104101" calcext:value-type="float">
            <text:p>0.008225202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734212" calcext:value-type="float">
            <text:p>6.734212</text:p>
          </table:table-cell>
          <table:table-cell office:value-type="float" office:value="6.6591410833" calcext:value-type="float">
            <text:p>6.6591410833</text:p>
          </table:table-cell>
          <table:table-cell table:formula="of:=POWER([.C169]-6.75;2)" office:value-type="float" office:value="0.00825534274389758" calcext:value-type="float">
            <text:p>0.008255342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.706503" calcext:value-type="float">
            <text:p>6.706503</text:p>
          </table:table-cell>
          <table:table-cell office:value-type="float" office:value="6.65986935" calcext:value-type="float">
            <text:p>6.65986935</text:p>
          </table:table-cell>
          <table:table-cell table:formula="of:=POWER([.C170]-6.75;2)" office:value-type="float" office:value="0.00812353406942248" calcext:value-type="float">
            <text:p>0.008123534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682244" calcext:value-type="float">
            <text:p>6.682244</text:p>
          </table:table-cell>
          <table:table-cell office:value-type="float" office:value="6.6614324833" calcext:value-type="float">
            <text:p>6.6614324833</text:p>
          </table:table-cell>
          <table:table-cell table:formula="of:=POWER([.C171]-6.75;2)" office:value-type="float" office:value="0.00784420501440469" calcext:value-type="float">
            <text:p>0.007844205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66314" calcext:value-type="float">
            <text:p>6.66314</text:p>
          </table:table-cell>
          <table:table-cell office:value-type="float" office:value="6.66367595" calcext:value-type="float">
            <text:p>6.66367595</text:p>
          </table:table-cell>
          <table:table-cell table:formula="of:=POWER([.C172]-6.75;2)" office:value-type="float" office:value="0.0074518416084025" calcext:value-type="float">
            <text:p>0.0074518416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653434" calcext:value-type="float">
            <text:p>6.653434</text:p>
          </table:table-cell>
          <table:table-cell office:value-type="float" office:value="6.6663754167" calcext:value-type="float">
            <text:p>6.6663754167</text:p>
          </table:table-cell>
          <table:table-cell table:formula="of:=POWER([.C173]-6.75;2)" office:value-type="float" office:value="0.0069930709320986" calcext:value-type="float">
            <text:p>0.006993070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66501" calcext:value-type="float">
            <text:p>6.66501</text:p>
          </table:table-cell>
          <table:table-cell office:value-type="float" office:value="6.66923075" calcext:value-type="float">
            <text:p>6.66923075</text:p>
          </table:table-cell>
          <table:table-cell table:formula="of:=POWER([.C174]-6.75;2)" office:value-type="float" office:value="0.00652367174556256" calcext:value-type="float">
            <text:p>0.006523671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360198" calcext:value-type="float">
            <text:p>6.360198</text:p>
          </table:table-cell>
          <table:table-cell office:value-type="float" office:value="6.6717524667" calcext:value-type="float">
            <text:p>6.6717524667</text:p>
          </table:table-cell>
          <table:table-cell table:formula="of:=POWER([.C175]-6.75;2)" office:value-type="float" office:value="0.00612267646753459" calcext:value-type="float">
            <text:p>0.006122676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624004" calcext:value-type="float">
            <text:p>6.624004</text:p>
          </table:table-cell>
          <table:table-cell office:value-type="float" office:value="6.67908975" calcext:value-type="float">
            <text:p>6.67908975</text:p>
          </table:table-cell>
          <table:table-cell table:formula="of:=POWER([.C176]-6.75;2)" office:value-type="float" office:value="0.00502826355506248" calcext:value-type="float">
            <text:p>0.005028263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65131" calcext:value-type="float">
            <text:p>6.65131</text:p>
          </table:table-cell>
          <table:table-cell office:value-type="float" office:value="6.6816663" calcext:value-type="float">
            <text:p>6.6816663</text:p>
          </table:table-cell>
          <table:table-cell table:formula="of:=POWER([.C177]-6.75;2)" office:value-type="float" office:value="0.00466949455569002" calcext:value-type="float">
            <text:p>0.004669494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670735" calcext:value-type="float">
            <text:p>6.670735</text:p>
          </table:table-cell>
          <table:table-cell office:value-type="float" office:value="6.6833763" calcext:value-type="float">
            <text:p>6.6833763</text:p>
          </table:table-cell>
          <table:table-cell table:formula="of:=POWER([.C178]-6.75;2)" office:value-type="float" office:value="0.00443871740169001" calcext:value-type="float">
            <text:p>0.0044387174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688793" calcext:value-type="float">
            <text:p>6.688793</text:p>
          </table:table-cell>
          <table:table-cell office:value-type="float" office:value="6.6843703" calcext:value-type="float">
            <text:p>6.6843703</text:p>
          </table:table-cell>
          <table:table-cell table:formula="of:=POWER([.C179]-6.75;2)" office:value-type="float" office:value="0.00430725752208996" calcext:value-type="float">
            <text:p>0.004307257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709242" calcext:value-type="float">
            <text:p>6.709242</text:p>
          </table:table-cell>
          <table:table-cell office:value-type="float" office:value="6.6847314" calcext:value-type="float">
            <text:p>6.6847314</text:p>
          </table:table-cell>
          <table:table-cell table:formula="of:=POWER([.C180]-6.75;2)" office:value-type="float" office:value="0.00425999014595994" calcext:value-type="float">
            <text:p>0.004259990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733604" calcext:value-type="float">
            <text:p>6.733604</text:p>
          </table:table-cell>
          <table:table-cell office:value-type="float" office:value="6.6844607833" calcext:value-type="float">
            <text:p>6.6844607833</text:p>
          </table:table-cell>
          <table:table-cell table:formula="of:=POWER([.C181]-6.75;2)" office:value-type="float" office:value="0.0042953889256495" calcext:value-type="float">
            <text:p>0.0042953889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759861" calcext:value-type="float">
            <text:p>6.759861</text:p>
          </table:table-cell>
          <table:table-cell office:value-type="float" office:value="6.6834601" calcext:value-type="float">
            <text:p>6.6834601</text:p>
          </table:table-cell>
          <table:table-cell table:formula="of:=POWER([.C182]-6.75;2)" office:value-type="float" office:value="0.00442755829201006" calcext:value-type="float">
            <text:p>0.0044275583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783659" calcext:value-type="float">
            <text:p>6.783659</text:p>
          </table:table-cell>
          <table:table-cell office:value-type="float" office:value="6.6815587333" calcext:value-type="float">
            <text:p>6.6815587333</text:p>
          </table:table-cell>
          <table:table-cell table:formula="of:=POWER([.C183]-6.75;2)" office:value-type="float" office:value="0.00468420698750051" calcext:value-type="float">
            <text:p>0.004684207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801186" calcext:value-type="float">
            <text:p>6.801186</text:p>
          </table:table-cell>
          <table:table-cell office:value-type="float" office:value="6.6784125833" calcext:value-type="float">
            <text:p>6.6784125833</text:p>
          </table:table-cell>
          <table:table-cell table:formula="of:=POWER([.C184]-6.75;2)" office:value-type="float" office:value="0.00512475822977943" calcext:value-type="float">
            <text:p>0.005124758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811068" calcext:value-type="float">
            <text:p>6.811068</text:p>
          </table:table-cell>
          <table:table-cell office:value-type="float" office:value="6.6710403167" calcext:value-type="float">
            <text:p>6.6710403167</text:p>
          </table:table-cell>
          <table:table-cell table:formula="of:=POWER([.C185]-6.75;2)" office:value-type="float" office:value="0.00623463158683629" calcext:value-type="float">
            <text:p>0.0062346316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813833" calcext:value-type="float">
            <text:p>6.813833</text:p>
          </table:table-cell>
          <table:table-cell office:value-type="float" office:value="6.6720930667" calcext:value-type="float">
            <text:p>6.6720930667</text:p>
          </table:table-cell>
          <table:table-cell table:formula="of:=POWER([.C186]-6.75;2)" office:value-type="float" office:value="0.00606949025621058" calcext:value-type="float">
            <text:p>0.006069490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810091" calcext:value-type="float">
            <text:p>6.810091</text:p>
          </table:table-cell>
          <table:table-cell office:value-type="float" office:value="6.6708509833" calcext:value-type="float">
            <text:p>6.6708509833</text:p>
          </table:table-cell>
          <table:table-cell table:formula="of:=POWER([.C187]-6.75;2)" office:value-type="float" office:value="0.00626456684457684" calcext:value-type="float">
            <text:p>0.0062645668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99777" calcext:value-type="float">
            <text:p>6.799777</text:p>
          </table:table-cell>
          <table:table-cell office:value-type="float" office:value="6.66922745" calcext:value-type="float">
            <text:p>6.66922745</text:p>
          </table:table-cell>
          <table:table-cell table:formula="of:=POWER([.C188]-6.75;2)" office:value-type="float" office:value="0.00652420483350247" calcext:value-type="float">
            <text:p>0.006524204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783562" calcext:value-type="float">
            <text:p>6.783562</text:p>
          </table:table-cell>
          <table:table-cell office:value-type="float" office:value="6.6677419" calcext:value-type="float">
            <text:p>6.6677419</text:p>
          </table:table-cell>
          <table:table-cell table:number-columns-repeated="2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765016" calcext:value-type="float">
            <text:p>6.765016</text:p>
          </table:table-cell>
          <table:table-cell office:value-type="float" office:value="6.666705" calcext:value-type="float">
            <text:p>6.666705</text:p>
          </table:table-cell>
          <table:table-cell table:number-columns-repeated="2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750438" calcext:value-type="float">
            <text:p>6.750438</text:p>
          </table:table-cell>
          <table:table-cell office:value-type="float" office:value="6.66626915" calcext:value-type="float">
            <text:p>6.66626915</text:p>
          </table:table-cell>
          <table:table-cell table:number-columns-repeated="2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744296" calcext:value-type="float">
            <text:p>6.744296</text:p>
          </table:table-cell>
          <table:table-cell office:value-type="float" office:value="6.66641005" calcext:value-type="float">
            <text:p>6.66641005</text:p>
          </table:table-cell>
          <table:table-cell table:number-columns-repeated="2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742675" calcext:value-type="float">
            <text:p>6.742675</text:p>
          </table:table-cell>
          <table:table-cell office:value-type="float" office:value="6.6669954833" calcext:value-type="float">
            <text:p>6.6669954833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731291" calcext:value-type="float">
            <text:p>6.731291</text:p>
          </table:table-cell>
          <table:table-cell office:value-type="float" office:value="6.66795375" calcext:value-type="float">
            <text:p>6.66795375</text:p>
          </table:table-cell>
          <table:table-cell table:number-columns-repeated="2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691589" calcext:value-type="float">
            <text:p>6.691589</text:p>
          </table:table-cell>
          <table:table-cell office:value-type="float" office:value="6.6694333833" calcext:value-type="float">
            <text:p>6.6694333833</text:p>
          </table:table-cell>
          <table:table-cell table:number-columns-repeated="2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606839" calcext:value-type="float">
            <text:p>6.606839</text:p>
          </table:table-cell>
          <table:table-cell office:value-type="float" office:value="6.6718311" calcext:value-type="float">
            <text:p>6.6718311</text:p>
          </table:table-cell>
          <table:table-cell table:number-columns-repeated="2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431359" calcext:value-type="float">
            <text:p>6.431359</text:p>
          </table:table-cell>
          <table:table-cell office:value-type="float" office:value="6.67574255" calcext:value-type="float">
            <text:p>6.67574255</text:p>
          </table:table-cell>
          <table:table-cell table:number-columns-repeated="2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60131" calcext:value-type="float">
            <text:p>2.60131</text:p>
          </table:table-cell>
          <table:table-cell office:value-type="float" office:value="6.6824891167" calcext:value-type="float">
            <text:p>6.6824891167</text:p>
          </table:table-cell>
          <table:table-cell table:number-columns-repeated="2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861883" calcext:value-type="float">
            <text:p>6.861883</text:p>
          </table:table-cell>
          <table:table-cell office:value-type="float" office:value="6.7528349833" calcext:value-type="float">
            <text:p>6.7528349833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10993" calcext:value-type="float">
            <text:p>6.710993</text:p>
          </table:table-cell>
          <table:table-cell office:value-type="float" office:value="6.7518811" calcext:value-type="float">
            <text:p>6.751881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683274" calcext:value-type="float">
            <text:p>6.683274</text:p>
          </table:table-cell>
          <table:table-cell office:value-type="float" office:value="6.7531509167" calcext:value-type="float">
            <text:p>6.7531509167</text:p>
          </table:table-cell>
          <table:table-cell table:number-columns-repeated="2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694874" calcext:value-type="float">
            <text:p>6.694874</text:p>
          </table:table-cell>
          <table:table-cell office:value-type="float" office:value="6.7545716833" calcext:value-type="float">
            <text:p>6.7545716833</text:p>
          </table:table-cell>
          <table:table-cell table:number-columns-repeated="2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2247" calcext:value-type="float">
            <text:p>6.72247</text:p>
          </table:table-cell>
          <table:table-cell office:value-type="float" office:value="6.7554324833" calcext:value-type="float">
            <text:p>6.7554324833</text:p>
          </table:table-cell>
          <table:table-cell table:number-columns-repeated="2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53547" calcext:value-type="float">
            <text:p>6.753547</text:p>
          </table:table-cell>
          <table:table-cell office:value-type="float" office:value="6.7554689833" calcext:value-type="float">
            <text:p>6.7554689833</text:p>
          </table:table-cell>
          <table:table-cell table:number-columns-repeated="2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780913" calcext:value-type="float">
            <text:p>6.780913</text:p>
          </table:table-cell>
          <table:table-cell office:value-type="float" office:value="6.7548534833" calcext:value-type="float">
            <text:p>6.7548534833</text:p>
          </table:table-cell>
          <table:table-cell table:number-columns-repeated="2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802192" calcext:value-type="float">
            <text:p>6.802192</text:p>
          </table:table-cell>
          <table:table-cell office:value-type="float" office:value="6.7542950833" calcext:value-type="float">
            <text:p>6.7542950833</text:p>
          </table:table-cell>
          <table:table-cell table:number-columns-repeated="2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818711" calcext:value-type="float">
            <text:p>6.818711</text:p>
          </table:table-cell>
          <table:table-cell office:value-type="float" office:value="6.7553435" calcext:value-type="float">
            <text:p>6.7553435</text:p>
          </table:table-cell>
          <table:table-cell table:number-columns-repeated="2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832374" calcext:value-type="float">
            <text:p>6.832374</text:p>
          </table:table-cell>
          <table:table-cell office:value-type="float" office:value="6.76439715" calcext:value-type="float">
            <text:p>6.76439715</text:p>
          </table:table-cell>
          <table:table-cell table:number-columns-repeated="2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84239" calcext:value-type="float">
            <text:p>6.84239</text:p>
          </table:table-cell>
          <table:table-cell office:value-type="float" office:value="6.74858975" calcext:value-type="float">
            <text:p>6.74858975</text:p>
          </table:table-cell>
          <table:table-cell table:number-columns-repeated="2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844901" calcext:value-type="float">
            <text:p>6.844901</text:p>
          </table:table-cell>
          <table:table-cell office:value-type="float" office:value="6.7440669833" calcext:value-type="float">
            <text:p>6.7440669833</text:p>
          </table:table-cell>
          <table:table-cell table:number-columns-repeated="2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836076" calcext:value-type="float">
            <text:p>6.836076</text:p>
          </table:table-cell>
          <table:table-cell office:value-type="float" office:value="6.74227325" calcext:value-type="float">
            <text:p>6.74227325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815783" calcext:value-type="float">
            <text:p>6.815783</text:p>
          </table:table-cell>
          <table:table-cell office:value-type="float" office:value="6.7417448167" calcext:value-type="float">
            <text:p>6.7417448167</text:p>
          </table:table-cell>
          <table:table-cell table:number-columns-repeated="2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788286" calcext:value-type="float">
            <text:p>6.788286</text:p>
          </table:table-cell>
          <table:table-cell office:value-type="float" office:value="6.7417867333" calcext:value-type="float">
            <text:p>6.7417867333</text:p>
          </table:table-cell>
          <table:table-cell table:number-columns-repeated="2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759423" calcext:value-type="float">
            <text:p>6.759423</text:p>
          </table:table-cell>
          <table:table-cell office:value-type="float" office:value="6.7420855167" calcext:value-type="float">
            <text:p>6.7420855167</text:p>
          </table:table-cell>
          <table:table-cell table:number-columns-repeated="2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733139" calcext:value-type="float">
            <text:p>6.733139</text:p>
          </table:table-cell>
          <table:table-cell office:value-type="float" office:value="6.7426096833" calcext:value-type="float">
            <text:p>6.7426096833</text:p>
          </table:table-cell>
          <table:table-cell table:number-columns-repeated="2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6.710557" calcext:value-type="float">
            <text:p>6.710557</text:p>
          </table:table-cell>
          <table:table-cell office:value-type="float" office:value="6.7434868167" calcext:value-type="float">
            <text:p>6.7434868167</text:p>
          </table:table-cell>
          <table:table-cell table:number-columns-repeated="2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.692016" calcext:value-type="float">
            <text:p>6.692016</text:p>
          </table:table-cell>
          <table:table-cell office:value-type="float" office:value="6.74486135" calcext:value-type="float">
            <text:p>6.74486135</text:p>
          </table:table-cell>
          <table:table-cell table:number-columns-repeated="2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.680053" calcext:value-type="float">
            <text:p>6.680053</text:p>
          </table:table-cell>
          <table:table-cell office:value-type="float" office:value="6.7467774167" calcext:value-type="float">
            <text:p>6.7467774167</text:p>
          </table:table-cell>
          <table:table-cell table:number-columns-repeated="2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82262" calcext:value-type="float">
            <text:p>6.682262</text:p>
          </table:table-cell>
          <table:table-cell office:value-type="float" office:value="6.7491057667" calcext:value-type="float">
            <text:p>6.7491057667</text:p>
          </table:table-cell>
          <table:table-cell table:number-columns-repeated="2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72176" calcext:value-type="float">
            <text:p>6.72176</text:p>
          </table:table-cell>
          <table:table-cell office:value-type="float" office:value="6.7514896667" calcext:value-type="float">
            <text:p>6.7514896667</text:p>
          </table:table-cell>
          <table:table-cell table:number-columns-repeated="2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7.149588" calcext:value-type="float">
            <text:p>7.149588</text:p>
          </table:table-cell>
          <table:table-cell office:value-type="float" office:value="6.7531410167" calcext:value-type="float">
            <text:p>6.7531410167</text:p>
          </table:table-cell>
          <table:table-cell table:number-columns-repeated="2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497133" calcext:value-type="float">
            <text:p>6.497133</text:p>
          </table:table-cell>
          <table:table-cell office:value-type="float" office:value="6.74742925" calcext:value-type="float">
            <text:p>6.74742925</text:p>
          </table:table-cell>
          <table:table-cell table:number-columns-repeated="2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611175" calcext:value-type="float">
            <text:p>6.611175</text:p>
          </table:table-cell>
          <table:table-cell office:value-type="float" office:value="6.7522499833" calcext:value-type="float">
            <text:p>6.7522499833</text:p>
          </table:table-cell>
          <table:table-cell table:number-columns-repeated="2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660451" calcext:value-type="float">
            <text:p>6.660451</text:p>
          </table:table-cell>
          <table:table-cell office:value-type="float" office:value="6.7547834" calcext:value-type="float">
            <text:p>6.7547834</text:p>
          </table:table-cell>
          <table:table-cell table:number-columns-repeated="2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691587" calcext:value-type="float">
            <text:p>6.691587</text:p>
          </table:table-cell>
          <table:table-cell office:value-type="float" office:value="6.7561095167" calcext:value-type="float">
            <text:p>6.7561095167</text:p>
          </table:table-cell>
          <table:table-cell table:number-columns-repeated="2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713455" calcext:value-type="float">
            <text:p>6.713455</text:p>
          </table:table-cell>
          <table:table-cell office:value-type="float" office:value="6.7565366" calcext:value-type="float">
            <text:p>6.7565366</text:p>
          </table:table-cell>
          <table:table-cell table:number-columns-repeated="2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732757" calcext:value-type="float">
            <text:p>6.732757</text:p>
          </table:table-cell>
          <table:table-cell office:value-type="float" office:value="6.7561982167" calcext:value-type="float">
            <text:p>6.7561982167</text:p>
          </table:table-cell>
          <table:table-cell table:number-columns-repeated="2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754163" calcext:value-type="float">
            <text:p>6.754163</text:p>
          </table:table-cell>
          <table:table-cell office:value-type="float" office:value="6.75508785" calcext:value-type="float">
            <text:p>6.75508785</text:p>
          </table:table-cell>
          <table:table-cell table:number-columns-repeated="2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777908" calcext:value-type="float">
            <text:p>6.777908</text:p>
          </table:table-cell>
          <table:table-cell office:value-type="float" office:value="6.7531155333" calcext:value-type="float">
            <text:p>6.7531155333</text:p>
          </table:table-cell>
          <table:table-cell table:number-columns-repeated="2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800291" calcext:value-type="float">
            <text:p>6.800291</text:p>
          </table:table-cell>
          <table:table-cell office:value-type="float" office:value="6.7501761833" calcext:value-type="float">
            <text:p>6.7501761833</text:p>
          </table:table-cell>
          <table:table-cell table:number-columns-repeated="2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816852" calcext:value-type="float">
            <text:p>6.816852</text:p>
          </table:table-cell>
          <table:table-cell office:value-type="float" office:value="6.7458328833" calcext:value-type="float">
            <text:p>6.7458328833</text:p>
          </table:table-cell>
          <table:table-cell table:number-columns-repeated="2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825108" calcext:value-type="float">
            <text:p>6.825108</text:p>
          </table:table-cell>
          <table:table-cell office:value-type="float" office:value="6.7451644" calcext:value-type="float">
            <text:p>6.7451644</text:p>
          </table:table-cell>
          <table:table-cell table:number-columns-repeated="2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824754" calcext:value-type="float">
            <text:p>6.824754</text:p>
          </table:table-cell>
          <table:table-cell office:value-type="float" office:value="6.7424587167" calcext:value-type="float">
            <text:p>6.7424587167</text:p>
          </table:table-cell>
          <table:table-cell table:number-columns-repeated="2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816313" calcext:value-type="float">
            <text:p>6.816313</text:p>
          </table:table-cell>
          <table:table-cell office:value-type="float" office:value="6.7398297833" calcext:value-type="float">
            <text:p>6.7398297833</text:p>
          </table:table-cell>
          <table:table-cell table:number-columns-repeated="2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00435" calcext:value-type="float">
            <text:p>6.800435</text:p>
          </table:table-cell>
          <table:table-cell office:value-type="float" office:value="6.7377208667" calcext:value-type="float">
            <text:p>6.7377208667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778597" calcext:value-type="float">
            <text:p>6.778597</text:p>
          </table:table-cell>
          <table:table-cell office:value-type="float" office:value="6.7363485" calcext:value-type="float">
            <text:p>6.7363485</text:p>
          </table:table-cell>
          <table:table-cell table:number-columns-repeated="2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75391" calcext:value-type="float">
            <text:p>6.75391</text:p>
          </table:table-cell>
          <table:table-cell office:value-type="float" office:value="6.7357894833" calcext:value-type="float">
            <text:p>6.7357894833</text:p>
          </table:table-cell>
          <table:table-cell table:number-columns-repeated="2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730375" calcext:value-type="float">
            <text:p>6.730375</text:p>
          </table:table-cell>
          <table:table-cell office:value-type="float" office:value="6.7360251167" calcext:value-type="float">
            <text:p>6.7360251167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710459" calcext:value-type="float">
            <text:p>6.710459</text:p>
          </table:table-cell>
          <table:table-cell office:value-type="float" office:value="6.7369887667" calcext:value-type="float">
            <text:p>6.7369887667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693005" calcext:value-type="float">
            <text:p>6.693005</text:p>
          </table:table-cell>
          <table:table-cell office:value-type="float" office:value="6.73860605" calcext:value-type="float">
            <text:p>6.73860605</text:p>
          </table:table-cell>
          <table:table-cell table:number-columns-repeated="2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673563" calcext:value-type="float">
            <text:p>6.673563</text:p>
          </table:table-cell>
          <table:table-cell office:value-type="float" office:value="6.7408170833" calcext:value-type="float">
            <text:p>6.7408170833</text:p>
          </table:table-cell>
          <table:table-cell table:number-columns-repeated="2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645779" calcext:value-type="float">
            <text:p>6.645779</text:p>
          </table:table-cell>
          <table:table-cell office:value-type="float" office:value="6.7435832833" calcext:value-type="float">
            <text:p>6.7435832833</text:p>
          </table:table-cell>
          <table:table-cell table:number-columns-repeated="2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59489" calcext:value-type="float">
            <text:p>6.59489</text:p>
          </table:table-cell>
          <table:table-cell office:value-type="float" office:value="6.74690675" calcext:value-type="float">
            <text:p>6.74690675</text:p>
          </table:table-cell>
          <table:table-cell table:number-columns-repeated="2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35885" calcext:value-type="float">
            <text:p>6.35885</text:p>
          </table:table-cell>
          <table:table-cell office:value-type="float" office:value="6.7510008833" calcext:value-type="float">
            <text:p>6.7510008833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74233" calcext:value-type="float">
            <text:p>6.874233</text:p>
          </table:table-cell>
          <table:table-cell office:value-type="float" office:value="6.7587934167" calcext:value-type="float">
            <text:p>6.7587934167</text:p>
          </table:table-cell>
          <table:table-cell table:number-columns-repeated="2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39308" calcext:value-type="float">
            <text:p>6.739308</text:p>
          </table:table-cell>
          <table:table-cell office:value-type="float" office:value="6.7576536333" calcext:value-type="float">
            <text:p>6.7576536333</text:p>
          </table:table-cell>
          <table:table-cell table:number-columns-repeated="2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12679" calcext:value-type="float">
            <text:p>6.712679</text:p>
          </table:table-cell>
          <table:table-cell office:value-type="float" office:value="6.75837565" calcext:value-type="float">
            <text:p>6.75837565</text:p>
          </table:table-cell>
          <table:table-cell table:number-columns-repeated="2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10644" calcext:value-type="float">
            <text:p>6.710644</text:p>
          </table:table-cell>
          <table:table-cell office:value-type="float" office:value="6.7591566667" calcext:value-type="float">
            <text:p>6.7591566667</text:p>
          </table:table-cell>
          <table:table-cell table:number-columns-repeated="2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21348" calcext:value-type="float">
            <text:p>6.721348</text:p>
          </table:table-cell>
          <table:table-cell office:value-type="float" office:value="6.75960405" calcext:value-type="float">
            <text:p>6.75960405</text:p>
          </table:table-cell>
          <table:table-cell table:number-columns-repeated="2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738865" calcext:value-type="float">
            <text:p>6.738865</text:p>
          </table:table-cell>
          <table:table-cell office:value-type="float" office:value="6.7595151" calcext:value-type="float">
            <text:p>6.7595151</text:p>
          </table:table-cell>
          <table:table-cell table:number-columns-repeated="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758892" calcext:value-type="float">
            <text:p>6.758892</text:p>
          </table:table-cell>
          <table:table-cell office:value-type="float" office:value="6.7587891333" calcext:value-type="float">
            <text:p>6.7587891333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779422" calcext:value-type="float">
            <text:p>6.779422</text:p>
          </table:table-cell>
          <table:table-cell office:value-type="float" office:value="6.7574641167" calcext:value-type="float">
            <text:p>6.7574641167</text:p>
          </table:table-cell>
          <table:table-cell table:number-columns-repeated="2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800171" calcext:value-type="float">
            <text:p>6.800171</text:p>
          </table:table-cell>
          <table:table-cell office:value-type="float" office:value="6.7558379833" calcext:value-type="float">
            <text:p>6.7558379833</text:p>
          </table:table-cell>
          <table:table-cell table:number-columns-repeated="2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820069" calcext:value-type="float">
            <text:p>6.820069</text:p>
          </table:table-cell>
          <table:table-cell office:value-type="float" office:value="6.7552042833" calcext:value-type="float">
            <text:p>6.7552042833</text:p>
          </table:table-cell>
          <table:table-cell table:number-columns-repeated="2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835452" calcext:value-type="float">
            <text:p>6.835452</text:p>
          </table:table-cell>
          <table:table-cell office:value-type="float" office:value="6.73941205" calcext:value-type="float">
            <text:p>6.73941205</text:p>
          </table:table-cell>
          <table:table-cell table:number-columns-repeated="2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841526" calcext:value-type="float">
            <text:p>6.841526</text:p>
          </table:table-cell>
          <table:table-cell office:value-type="float" office:value="6.7341884667" calcext:value-type="float">
            <text:p>6.7341884667</text:p>
          </table:table-cell>
          <table:table-cell table:number-columns-repeated="2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836153" calcext:value-type="float">
            <text:p>6.836153</text:p>
          </table:table-cell>
          <table:table-cell office:value-type="float" office:value="6.7305564833" calcext:value-type="float">
            <text:p>6.7305564833</text:p>
          </table:table-cell>
          <table:table-cell table:number-columns-repeated="2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822062" calcext:value-type="float">
            <text:p>6.822062</text:p>
          </table:table-cell>
          <table:table-cell office:value-type="float" office:value="6.7281893167" calcext:value-type="float">
            <text:p>6.7281893167</text:p>
          </table:table-cell>
          <table:table-cell table:number-columns-repeated="2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80465" calcext:value-type="float">
            <text:p>6.80465</text:p>
          </table:table-cell>
          <table:table-cell office:value-type="float" office:value="6.7268474" calcext:value-type="float">
            <text:p>6.7268474</text:p>
          </table:table-cell>
          <table:table-cell table:number-columns-repeated="2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787182" calcext:value-type="float">
            <text:p>6.787182</text:p>
          </table:table-cell>
          <table:table-cell office:value-type="float" office:value="6.7261777667" calcext:value-type="float">
            <text:p>6.7261777667</text:p>
          </table:table-cell>
          <table:table-cell table:number-columns-repeated="2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76852" calcext:value-type="float">
            <text:p>6.76852</text:p>
          </table:table-cell>
          <table:table-cell office:value-type="float" office:value="6.7258904833" calcext:value-type="float">
            <text:p>6.7258904833</text:p>
          </table:table-cell>
          <table:table-cell table:number-columns-repeated="2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746522" calcext:value-type="float">
            <text:p>6.746522</text:p>
          </table:table-cell>
          <table:table-cell office:value-type="float" office:value="6.7259247" calcext:value-type="float">
            <text:p>6.7259247</text:p>
          </table:table-cell>
          <table:table-cell table:number-columns-repeated="2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72466" calcext:value-type="float">
            <text:p>6.72466</text:p>
          </table:table-cell>
          <table:table-cell office:value-type="float" office:value="6.7264227333" calcext:value-type="float">
            <text:p>6.7264227333</text:p>
          </table:table-cell>
          <table:table-cell table:number-columns-repeated="2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.716617" calcext:value-type="float">
            <text:p>6.716617</text:p>
          </table:table-cell>
          <table:table-cell office:value-type="float" office:value="6.7275083833" calcext:value-type="float">
            <text:p>6.7275083833</text:p>
          </table:table-cell>
          <table:table-cell table:number-columns-repeated="2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747409" calcext:value-type="float">
            <text:p>6.747409</text:p>
          </table:table-cell>
          <table:table-cell office:value-type="float" office:value="6.7290018167" calcext:value-type="float">
            <text:p>6.7290018167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865097" calcext:value-type="float">
            <text:p>6.865097</text:p>
          </table:table-cell>
          <table:table-cell office:value-type="float" office:value="6.7301887667" calcext:value-type="float">
            <text:p>6.7301887667</text:p>
          </table:table-cell>
          <table:table-cell table:number-columns-repeated="2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7.36193" calcext:value-type="float">
            <text:p>7.36193</text:p>
          </table:table-cell>
          <table:table-cell office:value-type="float" office:value="6.7294641667" calcext:value-type="float">
            <text:p>6.7294641667</text:p>
          </table:table-cell>
          <table:table-cell table:number-columns-repeated="2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.88393" calcext:value-type="float">
            <text:p>5.88393</text:p>
          </table:table-cell>
          <table:table-cell office:value-type="float" office:value="6.7203209167" calcext:value-type="float">
            <text:p>6.7203209167</text:p>
          </table:table-cell>
          <table:table-cell table:number-columns-repeated="2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71024" calcext:value-type="float">
            <text:p>6.571024</text:p>
          </table:table-cell>
          <table:table-cell office:value-type="float" office:value="6.7355062833" calcext:value-type="float">
            <text:p>6.7355062833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737277" calcext:value-type="float">
            <text:p>6.737277</text:p>
          </table:table-cell>
          <table:table-cell office:value-type="float" office:value="6.7388213833" calcext:value-type="float">
            <text:p>6.7388213833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80437" calcext:value-type="float">
            <text:p>6.80437</text:p>
          </table:table-cell>
          <table:table-cell office:value-type="float" office:value="6.7388977833" calcext:value-type="float">
            <text:p>6.7388977833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818298" calcext:value-type="float">
            <text:p>6.818298</text:p>
          </table:table-cell>
          <table:table-cell office:value-type="float" office:value="6.7374022667" calcext:value-type="float">
            <text:p>6.7374022667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806213" calcext:value-type="float">
            <text:p>6.806213</text:p>
          </table:table-cell>
          <table:table-cell office:value-type="float" office:value="6.7352828333" calcext:value-type="float">
            <text:p>6.7352828333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790873" calcext:value-type="float">
            <text:p>6.790873</text:p>
          </table:table-cell>
          <table:table-cell office:value-type="float" office:value="6.7330524333" calcext:value-type="float">
            <text:p>6.7330524333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785767" calcext:value-type="float">
            <text:p>6.785767</text:p>
          </table:table-cell>
          <table:table-cell office:value-type="float" office:value="6.7308215333" calcext:value-type="float">
            <text:p>6.7308215333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793029" calcext:value-type="float">
            <text:p>6.793029</text:p>
          </table:table-cell>
          <table:table-cell office:value-type="float" office:value="6.72839665" calcext:value-type="float">
            <text:p>6.72839665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80698" calcext:value-type="float">
            <text:p>6.80698</text:p>
          </table:table-cell>
          <table:table-cell office:value-type="float" office:value="6.7252392" calcext:value-type="float">
            <text:p>6.7252392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819754" calcext:value-type="float">
            <text:p>6.819754</text:p>
          </table:table-cell>
          <table:table-cell office:value-type="float" office:value="6.82302195" calcext:value-type="float">
            <text:p>6.82302195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825296" calcext:value-type="float">
            <text:p>6.825296</text:p>
          </table:table-cell>
          <table:table-cell office:value-type="float" office:value="6.82169035" calcext:value-type="float">
            <text:p>6.8216903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820841" calcext:value-type="float">
            <text:p>6.820841</text:p>
          </table:table-cell>
          <table:table-cell office:value-type="float" office:value="6.8197762333" calcext:value-type="float">
            <text:p>6.819776233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06882" calcext:value-type="float">
            <text:p>6.806882</text:p>
          </table:table-cell>
          <table:table-cell office:value-type="float" office:value="6.8178587" calcext:value-type="float">
            <text:p>6.8178587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786377" calcext:value-type="float">
            <text:p>6.786377</text:p>
          </table:table-cell>
          <table:table-cell office:value-type="float" office:value="6.8162681167" calcext:value-type="float">
            <text:p>6.8162681167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76318" calcext:value-type="float">
            <text:p>6.76318</text:p>
          </table:table-cell>
          <table:table-cell office:value-type="float" office:value="6.8152590833" calcext:value-type="float">
            <text:p>6.815259083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740018" calcext:value-type="float">
            <text:p>6.740018</text:p>
          </table:table-cell>
          <table:table-cell office:value-type="float" office:value="6.8150011167" calcext:value-type="float">
            <text:p>6.8150011167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717212" calcext:value-type="float">
            <text:p>6.717212</text:p>
          </table:table-cell>
          <table:table-cell office:value-type="float" office:value="6.8155664167" calcext:value-type="float">
            <text:p>6.815566416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693152" calcext:value-type="float">
            <text:p>6.693152</text:p>
          </table:table-cell>
          <table:table-cell office:value-type="float" office:value="6.8169460833" calcext:value-type="float">
            <text:p>6.8169460833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666135" calcext:value-type="float">
            <text:p>6.666135</text:p>
          </table:table-cell>
          <table:table-cell office:value-type="float" office:value="6.81908395" calcext:value-type="float">
            <text:p>6.8190839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635824" calcext:value-type="float">
            <text:p>6.635824</text:p>
          </table:table-cell>
          <table:table-cell office:value-type="float" office:value="6.8219044833" calcext:value-type="float">
            <text:p>6.8219044833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601547" calcext:value-type="float">
            <text:p>6.601547</text:p>
          </table:table-cell>
          <table:table-cell office:value-type="float" office:value="6.8253265" calcext:value-type="float">
            <text:p>6.8253265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539693" calcext:value-type="float">
            <text:p>6.539693</text:p>
          </table:table-cell>
          <table:table-cell office:value-type="float" office:value="6.8292952333" calcext:value-type="float">
            <text:p>6.8292952333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776743" calcext:value-type="float">
            <text:p>6.776743</text:p>
          </table:table-cell>
          <table:table-cell office:value-type="float" office:value="6.8341681833" calcext:value-type="float">
            <text:p>6.8341681833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662767" calcext:value-type="float">
            <text:p>6.662767</text:p>
          </table:table-cell>
          <table:table-cell office:value-type="float" office:value="6.8348655333" calcext:value-type="float">
            <text:p>6.8348655333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667018" calcext:value-type="float">
            <text:p>6.667018</text:p>
          </table:table-cell>
          <table:table-cell office:value-type="float" office:value="6.8371315667" calcext:value-type="float">
            <text:p>6.8371315667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689778" calcext:value-type="float">
            <text:p>6.689778</text:p>
          </table:table-cell>
          <table:table-cell office:value-type="float" office:value="6.8388944333" calcext:value-type="float">
            <text:p>6.8388944333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18093" calcext:value-type="float">
            <text:p>6.718093</text:p>
          </table:table-cell>
          <table:table-cell office:value-type="float" office:value="6.8397896167" calcext:value-type="float">
            <text:p>6.8397896167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45056" calcext:value-type="float">
            <text:p>6.745056</text:p>
          </table:table-cell>
          <table:table-cell office:value-type="float" office:value="6.8397562167" calcext:value-type="float">
            <text:p>6.8397562167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768048" calcext:value-type="float">
            <text:p>6.768048</text:p>
          </table:table-cell>
          <table:table-cell office:value-type="float" office:value="6.83894625" calcext:value-type="float">
            <text:p>6.83894625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788194" calcext:value-type="float">
            <text:p>6.788194</text:p>
          </table:table-cell>
          <table:table-cell office:value-type="float" office:value="6.8376215167" calcext:value-type="float">
            <text:p>6.8376215167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807496" calcext:value-type="float">
            <text:p>6.807496</text:p>
          </table:table-cell>
          <table:table-cell office:value-type="float" office:value="6.8360422" calcext:value-type="float">
            <text:p>6.8360422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825667" calcext:value-type="float">
            <text:p>6.825667</text:p>
          </table:table-cell>
          <table:table-cell office:value-type="float" office:value="6.8344490333" calcext:value-type="float">
            <text:p>6.83444903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839535" calcext:value-type="float">
            <text:p>6.839535</text:p>
          </table:table-cell>
          <table:table-cell office:value-type="float" office:value="6.8354945833" calcext:value-type="float">
            <text:p>6.83549458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845187" calcext:value-type="float">
            <text:p>6.845187</text:p>
          </table:table-cell>
          <table:table-cell office:value-type="float" office:value="6.8329253333" calcext:value-type="float">
            <text:p>6.8329253333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840538" calcext:value-type="float">
            <text:p>6.840538</text:p>
          </table:table-cell>
          <table:table-cell office:value-type="float" office:value="6.8304644" calcext:value-type="float">
            <text:p>6.8304644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826402" calcext:value-type="float">
            <text:p>6.826402</text:p>
          </table:table-cell>
          <table:table-cell office:value-type="float" office:value="6.82805765" calcext:value-type="float">
            <text:p>6.8280576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805846" calcext:value-type="float">
            <text:p>6.805846</text:p>
          </table:table-cell>
          <table:table-cell office:value-type="float" office:value="6.8258784833" calcext:value-type="float">
            <text:p>6.825878483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782629" calcext:value-type="float">
            <text:p>6.782629</text:p>
          </table:table-cell>
          <table:table-cell office:value-type="float" office:value="6.8241833333" calcext:value-type="float">
            <text:p>6.824183333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75954" calcext:value-type="float">
            <text:p>6.75954</text:p>
          </table:table-cell>
          <table:table-cell office:value-type="float" office:value="6.8231921333" calcext:value-type="float">
            <text:p>6.8231921333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737487" calcext:value-type="float">
            <text:p>6.737487</text:p>
          </table:table-cell>
          <table:table-cell office:value-type="float" office:value="6.8230019" calcext:value-type="float">
            <text:p>6.8230019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716011" calcext:value-type="float">
            <text:p>6.716011</text:p>
          </table:table-cell>
          <table:table-cell office:value-type="float" office:value="6.8235896833" calcext:value-type="float">
            <text:p>6.8235896833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.695307" calcext:value-type="float">
            <text:p>6.695307</text:p>
          </table:table-cell>
          <table:table-cell office:value-type="float" office:value="6.8248824167" calcext:value-type="float">
            <text:p>6.8248824167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679391" calcext:value-type="float">
            <text:p>6.679391</text:p>
          </table:table-cell>
          <table:table-cell office:value-type="float" office:value="6.8268051667" calcext:value-type="float">
            <text:p>6.826805166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81854" calcext:value-type="float">
            <text:p>6.681854</text:p>
          </table:table-cell>
          <table:table-cell office:value-type="float" office:value="6.8292310333" calcext:value-type="float">
            <text:p>6.8292310333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762149" calcext:value-type="float">
            <text:p>6.762149</text:p>
          </table:table-cell>
          <table:table-cell office:value-type="float" office:value="6.8317894167" calcext:value-type="float">
            <text:p>6.8317894167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.872535" calcext:value-type="float">
            <text:p>5.872535</text:p>
          </table:table-cell>
          <table:table-cell office:value-type="float" office:value="6.83306695" calcext:value-type="float">
            <text:p>6.83306695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522037" calcext:value-type="float">
            <text:p>6.522037</text:p>
          </table:table-cell>
          <table:table-cell office:value-type="float" office:value="6.8490537" calcext:value-type="float">
            <text:p>6.849053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623607" calcext:value-type="float">
            <text:p>6.623607</text:p>
          </table:table-cell>
          <table:table-cell office:value-type="float" office:value="6.8538763167" calcext:value-type="float">
            <text:p>6.8538763167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694123" calcext:value-type="float">
            <text:p>6.694123</text:p>
          </table:table-cell>
          <table:table-cell office:value-type="float" office:value="6.8564205833" calcext:value-type="float">
            <text:p>6.8564205833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741547" calcext:value-type="float">
            <text:p>6.741547</text:p>
          </table:table-cell>
          <table:table-cell office:value-type="float" office:value="6.85698525" calcext:value-type="float">
            <text:p>6.8569852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764472" calcext:value-type="float">
            <text:p>6.764472</text:p>
          </table:table-cell>
          <table:table-cell office:value-type="float" office:value="6.8558660833" calcext:value-type="float">
            <text:p>6.8558660833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769945" calcext:value-type="float">
            <text:p>6.769945</text:p>
          </table:table-cell>
          <table:table-cell office:value-type="float" office:value="6.8536049667" calcext:value-type="float">
            <text:p>6.853604966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770573" calcext:value-type="float">
            <text:p>6.770573</text:p>
          </table:table-cell>
          <table:table-cell office:value-type="float" office:value="6.8508234" calcext:value-type="float">
            <text:p>6.8508234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776404" calcext:value-type="float">
            <text:p>6.776404</text:p>
          </table:table-cell>
          <table:table-cell office:value-type="float" office:value="6.8479612333" calcext:value-type="float">
            <text:p>6.847961233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789799" calcext:value-type="float">
            <text:p>6.789799</text:p>
          </table:table-cell>
          <table:table-cell office:value-type="float" office:value="6.8451197167" calcext:value-type="float">
            <text:p>6.8451197167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806223" calcext:value-type="float">
            <text:p>6.806223</text:p>
          </table:table-cell>
          <table:table-cell office:value-type="float" office:value="6.8416881333" calcext:value-type="float">
            <text:p>6.8416881333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818626" calcext:value-type="float">
            <text:p>6.818626</text:p>
          </table:table-cell>
          <table:table-cell office:value-type="float" office:value="6.8393275" calcext:value-type="float">
            <text:p>6.8393275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821621" calcext:value-type="float">
            <text:p>6.821621</text:p>
          </table:table-cell>
          <table:table-cell office:value-type="float" office:value="6.8367720333" calcext:value-type="float">
            <text:p>6.836772033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813335" calcext:value-type="float">
            <text:p>6.813335</text:p>
          </table:table-cell>
          <table:table-cell office:value-type="float" office:value="6.83437245" calcext:value-type="float">
            <text:p>6.83437245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795052" calcext:value-type="float">
            <text:p>6.795052</text:p>
          </table:table-cell>
          <table:table-cell office:value-type="float" office:value="6.8324375167" calcext:value-type="float">
            <text:p>6.8324375167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76993" calcext:value-type="float">
            <text:p>6.76993</text:p>
          </table:table-cell>
          <table:table-cell office:value-type="float" office:value="6.8312297667" calcext:value-type="float">
            <text:p>6.831229766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741861" calcext:value-type="float">
            <text:p>6.741861</text:p>
          </table:table-cell>
          <table:table-cell office:value-type="float" office:value="6.8309084167" calcext:value-type="float">
            <text:p>6.830908416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714639" calcext:value-type="float">
            <text:p>6.714639</text:p>
          </table:table-cell>
          <table:table-cell office:value-type="float" office:value="6.8315053833" calcext:value-type="float">
            <text:p>6.83150538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691132" calcext:value-type="float">
            <text:p>6.691132</text:p>
          </table:table-cell>
          <table:table-cell office:value-type="float" office:value="6.8329351333" calcext:value-type="float">
            <text:p>6.8329351333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672389" calcext:value-type="float">
            <text:p>6.672389</text:p>
          </table:table-cell>
          <table:table-cell office:value-type="float" office:value="6.8350330667" calcext:value-type="float">
            <text:p>6.8350330667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657019" calcext:value-type="float">
            <text:p>6.657019</text:p>
          </table:table-cell>
          <table:table-cell office:value-type="float" office:value="6.8376119333" calcext:value-type="float">
            <text:p>6.8376119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640274" calcext:value-type="float">
            <text:p>6.640274</text:p>
          </table:table-cell>
          <table:table-cell office:value-type="float" office:value="6.8405173333" calcext:value-type="float">
            <text:p>6.8405173333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603582" calcext:value-type="float">
            <text:p>6.603582</text:p>
          </table:table-cell>
          <table:table-cell office:value-type="float" office:value="6.8436838333" calcext:value-type="float">
            <text:p>6.8436838333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.673945" calcext:value-type="float">
            <text:p>12.673945</text:p>
          </table:table-cell>
          <table:table-cell office:value-type="float" office:value="6.8473625333" calcext:value-type="float">
            <text:p>6.84736253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739858" calcext:value-type="float">
            <text:p>6.739858</text:p>
          </table:table-cell>
          <table:table-cell office:value-type="float" office:value="6.7496999667" calcext:value-type="float">
            <text:p>6.74969996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710449" calcext:value-type="float">
            <text:p>6.710449</text:p>
          </table:table-cell>
          <table:table-cell office:value-type="float" office:value="6.7507195667" calcext:value-type="float">
            <text:p>6.7507195667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05789" calcext:value-type="float">
            <text:p>6.705789</text:p>
          </table:table-cell>
          <table:table-cell office:value-type="float" office:value="6.7519717" calcext:value-type="float">
            <text:p>6.751971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11447" calcext:value-type="float">
            <text:p>6.711447</text:p>
          </table:table-cell>
          <table:table-cell office:value-type="float" office:value="6.7530007167" calcext:value-type="float">
            <text:p>6.753000716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725835" calcext:value-type="float">
            <text:p>6.725835</text:p>
          </table:table-cell>
          <table:table-cell office:value-type="float" office:value="6.7535761167" calcext:value-type="float">
            <text:p>6.753576116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747702" calcext:value-type="float">
            <text:p>6.747702</text:p>
          </table:table-cell>
          <table:table-cell office:value-type="float" office:value="6.7534897667" calcext:value-type="float">
            <text:p>6.753489766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773936" calcext:value-type="float">
            <text:p>6.773936</text:p>
          </table:table-cell>
          <table:table-cell office:value-type="float" office:value="6.75258805" calcext:value-type="float">
            <text:p>6.75258805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799992" calcext:value-type="float">
            <text:p>6.799992</text:p>
          </table:table-cell>
          <table:table-cell office:value-type="float" office:value="6.7508727667" calcext:value-type="float">
            <text:p>6.7508727667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821424" calcext:value-type="float">
            <text:p>6.821424</text:p>
          </table:table-cell>
          <table:table-cell office:value-type="float" office:value="6.74868205" calcext:value-type="float">
            <text:p>6.74868205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835367" calcext:value-type="float">
            <text:p>6.835367</text:p>
          </table:table-cell>
          <table:table-cell office:value-type="float" office:value="6.7481975167" calcext:value-type="float">
            <text:p>6.7481975167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841145" calcext:value-type="float">
            <text:p>6.841145</text:p>
          </table:table-cell>
          <table:table-cell office:value-type="float" office:value="6.7417751" calcext:value-type="float">
            <text:p>6.7417751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839671" calcext:value-type="float">
            <text:p>6.839671</text:p>
          </table:table-cell>
          <table:table-cell office:value-type="float" office:value="6.73706145" calcext:value-type="float">
            <text:p>6.7370614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83207" calcext:value-type="float">
            <text:p>6.83207</text:p>
          </table:table-cell>
          <table:table-cell office:value-type="float" office:value="6.7331775167" calcext:value-type="float">
            <text:p>6.733177516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818584" calcext:value-type="float">
            <text:p>6.818584</text:p>
          </table:table-cell>
          <table:table-cell office:value-type="float" office:value="6.7301947" calcext:value-type="float">
            <text:p>6.7301947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798729" calcext:value-type="float">
            <text:p>6.798729</text:p>
          </table:table-cell>
          <table:table-cell office:value-type="float" office:value="6.7282682667" calcext:value-type="float">
            <text:p>6.728268266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77279" calcext:value-type="float">
            <text:p>6.77279</text:p>
          </table:table-cell>
          <table:table-cell office:value-type="float" office:value="6.7275136" calcext:value-type="float">
            <text:p>6.7275136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743489" calcext:value-type="float">
            <text:p>6.743489</text:p>
          </table:table-cell>
          <table:table-cell office:value-type="float" office:value="6.7279180333" calcext:value-type="float">
            <text:p>6.7279180333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716089" calcext:value-type="float">
            <text:p>6.716089</text:p>
          </table:table-cell>
          <table:table-cell office:value-type="float" office:value="6.7293023167" calcext:value-type="float">
            <text:p>6.7293023167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696458" calcext:value-type="float">
            <text:p>6.696458</text:p>
          </table:table-cell>
          <table:table-cell office:value-type="float" office:value="6.7313649167" calcext:value-type="float">
            <text:p>6.7313649167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6.688564" calcext:value-type="float">
            <text:p>6.688564</text:p>
          </table:table-cell>
          <table:table-cell office:value-type="float" office:value="6.7337774667" calcext:value-type="float">
            <text:p>6.7337774667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693435" calcext:value-type="float">
            <text:p>6.693435</text:p>
          </table:table-cell>
          <table:table-cell office:value-type="float" office:value="6.7362617667" calcext:value-type="float">
            <text:p>6.736261766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711906" calcext:value-type="float">
            <text:p>6.711906</text:p>
          </table:table-cell>
          <table:table-cell office:value-type="float" office:value="6.73860035" calcext:value-type="float">
            <text:p>6.73860035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8884" calcext:value-type="float">
            <text:p>6.8884</text:p>
          </table:table-cell>
          <table:table-cell office:value-type="float" office:value="6.7405567167" calcext:value-type="float">
            <text:p>6.740556716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68538" calcext:value-type="float">
            <text:p>6.68538</text:p>
          </table:table-cell>
          <table:table-cell office:value-type="float" office:value="6.7394164833" calcext:value-type="float">
            <text:p>6.739416483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97531" calcext:value-type="float">
            <text:p>6.697531</text:p>
          </table:table-cell>
          <table:table-cell office:value-type="float" office:value="6.7413505833" calcext:value-type="float">
            <text:p>6.741350583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696133" calcext:value-type="float">
            <text:p>6.696133</text:p>
          </table:table-cell>
          <table:table-cell office:value-type="float" office:value="6.7426111833" calcext:value-type="float">
            <text:p>6.7426111833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695652" calcext:value-type="float">
            <text:p>6.695652</text:p>
          </table:table-cell>
          <table:table-cell office:value-type="float" office:value="6.7433478167" calcext:value-type="float">
            <text:p>6.7433478167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704137" calcext:value-type="float">
            <text:p>6.704137</text:p>
          </table:table-cell>
          <table:table-cell office:value-type="float" office:value="6.7436002167" calcext:value-type="float">
            <text:p>6.7436002167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723157" calcext:value-type="float">
            <text:p>6.723157</text:p>
          </table:table-cell>
          <table:table-cell office:value-type="float" office:value="6.7433559167" calcext:value-type="float">
            <text:p>6.743355916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748126" calcext:value-type="float">
            <text:p>6.748126</text:p>
          </table:table-cell>
          <table:table-cell office:value-type="float" office:value="6.74253655" calcext:value-type="float">
            <text:p>6.7425365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772754" calcext:value-type="float">
            <text:p>6.772754</text:p>
          </table:table-cell>
          <table:table-cell office:value-type="float" office:value="6.7409789667" calcext:value-type="float">
            <text:p>6.74097896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793575" calcext:value-type="float">
            <text:p>6.793575</text:p>
          </table:table-cell>
          <table:table-cell office:value-type="float" office:value="6.7383387333" calcext:value-type="float">
            <text:p>6.7383387333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810672" calcext:value-type="float">
            <text:p>6.810672</text:p>
          </table:table-cell>
          <table:table-cell office:value-type="float" office:value="6.7328424833" calcext:value-type="float">
            <text:p>6.7328424833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824943" calcext:value-type="float">
            <text:p>6.824943</text:p>
          </table:table-cell>
          <table:table-cell office:value-type="float" office:value="6.7341151333" calcext:value-type="float">
            <text:p>6.7341151333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835357" calcext:value-type="float">
            <text:p>6.835357</text:p>
          </table:table-cell>
          <table:table-cell office:value-type="float" office:value="6.7322895833" calcext:value-type="float">
            <text:p>6.7322895833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838801" calcext:value-type="float">
            <text:p>6.838801</text:p>
          </table:table-cell>
          <table:table-cell office:value-type="float" office:value="6.7299157667" calcext:value-type="float">
            <text:p>6.729915766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83174" calcext:value-type="float">
            <text:p>6.83174</text:p>
          </table:table-cell>
          <table:table-cell office:value-type="float" office:value="6.7276707" calcext:value-type="float">
            <text:p>6.7276707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811394" calcext:value-type="float">
            <text:p>6.811394</text:p>
          </table:table-cell>
          <table:table-cell office:value-type="float" office:value="6.7259689" calcext:value-type="float">
            <text:p>6.7259689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776263" calcext:value-type="float">
            <text:p>6.776263</text:p>
          </table:table-cell>
          <table:table-cell office:value-type="float" office:value="6.7250579" calcext:value-type="float">
            <text:p>6.7250579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728003" calcext:value-type="float">
            <text:p>6.728003</text:p>
          </table:table-cell>
          <table:table-cell office:value-type="float" office:value="6.7250823" calcext:value-type="float">
            <text:p>6.7250823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674397" calcext:value-type="float">
            <text:p>6.674397</text:p>
          </table:table-cell>
          <table:table-cell office:value-type="float" office:value="6.72613965" calcext:value-type="float">
            <text:p>6.72613965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628805" calcext:value-type="float">
            <text:p>6.628805</text:p>
          </table:table-cell>
          <table:table-cell office:value-type="float" office:value="6.72825875" calcext:value-type="float">
            <text:p>6.72825875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603051" calcext:value-type="float">
            <text:p>6.603051</text:p>
          </table:table-cell>
          <table:table-cell office:value-type="float" office:value="6.7313171" calcext:value-type="float">
            <text:p>6.7313171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598843" calcext:value-type="float">
            <text:p>6.598843</text:p>
          </table:table-cell>
          <table:table-cell office:value-type="float" office:value="6.7350136167" calcext:value-type="float">
            <text:p>6.7350136167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605913" calcext:value-type="float">
            <text:p>6.605913</text:p>
          </table:table-cell>
          <table:table-cell office:value-type="float" office:value="6.7389724" calcext:value-type="float">
            <text:p>6.7389724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583904" calcext:value-type="float">
            <text:p>6.583904</text:p>
          </table:table-cell>
          <table:table-cell office:value-type="float" office:value="6.7429164" calcext:value-type="float">
            <text:p>6.7429164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664585" calcext:value-type="float">
            <text:p>6.664585</text:p>
          </table:table-cell>
          <table:table-cell office:value-type="float" office:value="6.7471878" calcext:value-type="float">
            <text:p>6.7471878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665298" calcext:value-type="float">
            <text:p>6.665298</text:p>
          </table:table-cell>
          <table:table-cell office:value-type="float" office:value="6.749909" calcext:value-type="float">
            <text:p>6.749909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677646" calcext:value-type="float">
            <text:p>6.677646</text:p>
          </table:table-cell>
          <table:table-cell office:value-type="float" office:value="6.7522369667" calcext:value-type="float">
            <text:p>6.752236966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697239" calcext:value-type="float">
            <text:p>6.697239</text:p>
          </table:table-cell>
          <table:table-cell office:value-type="float" office:value="6.7538048333" calcext:value-type="float">
            <text:p>6.753804833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22587" calcext:value-type="float">
            <text:p>6.722587</text:p>
          </table:table-cell>
          <table:table-cell office:value-type="float" office:value="6.7543668333" calcext:value-type="float">
            <text:p>6.7543668333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50649" calcext:value-type="float">
            <text:p>6.750649</text:p>
          </table:table-cell>
          <table:table-cell office:value-type="float" office:value="6.75383005" calcext:value-type="float">
            <text:p>6.75383005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77679" calcext:value-type="float">
            <text:p>6.777679</text:p>
          </table:table-cell>
          <table:table-cell office:value-type="float" office:value="6.7523520333" calcext:value-type="float">
            <text:p>6.7523520333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800424" calcext:value-type="float">
            <text:p>6.800424</text:p>
          </table:table-cell>
          <table:table-cell office:value-type="float" office:value="6.75037115" calcext:value-type="float">
            <text:p>6.7503711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817008" calcext:value-type="float">
            <text:p>6.817008</text:p>
          </table:table-cell>
          <table:table-cell office:value-type="float" office:value="6.7486133667" calcext:value-type="float">
            <text:p>6.748613366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827121" calcext:value-type="float">
            <text:p>6.827121</text:p>
          </table:table-cell>
          <table:table-cell office:value-type="float" office:value="6.7488743" calcext:value-type="float">
            <text:p>6.7488743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831343" calcext:value-type="float">
            <text:p>6.831343</text:p>
          </table:table-cell>
          <table:table-cell office:value-type="float" office:value="6.7403263667" calcext:value-type="float">
            <text:p>6.740326366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830264" calcext:value-type="float">
            <text:p>6.830264</text:p>
          </table:table-cell>
          <table:table-cell office:value-type="float" office:value="6.73700825" calcext:value-type="float">
            <text:p>6.73700825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824304" calcext:value-type="float">
            <text:p>6.824304</text:p>
          </table:table-cell>
          <table:table-cell office:value-type="float" office:value="6.7347599667" calcext:value-type="float">
            <text:p>6.7347599667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814191" calcext:value-type="float">
            <text:p>6.814191</text:p>
          </table:table-cell>
          <table:table-cell office:value-type="float" office:value="6.7330383333" calcext:value-type="float">
            <text:p>6.73303833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801034" calcext:value-type="float">
            <text:p>6.801034</text:p>
          </table:table-cell>
          <table:table-cell office:value-type="float" office:value="6.73163885" calcext:value-type="float">
            <text:p>6.7316388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785577" calcext:value-type="float">
            <text:p>6.785577</text:p>
          </table:table-cell>
          <table:table-cell office:value-type="float" office:value="6.7305321167" calcext:value-type="float">
            <text:p>6.73053211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76753" calcext:value-type="float">
            <text:p>6.76753</text:p>
          </table:table-cell>
          <table:table-cell office:value-type="float" office:value="6.7298061" calcext:value-type="float">
            <text:p>6.7298061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745971" calcext:value-type="float">
            <text:p>6.745971</text:p>
          </table:table-cell>
          <table:table-cell office:value-type="float" office:value="6.7296034833" calcext:value-type="float">
            <text:p>6.729603483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720654" calcext:value-type="float">
            <text:p>6.720654</text:p>
          </table:table-cell>
          <table:table-cell office:value-type="float" office:value="6.7300586" calcext:value-type="float">
            <text:p>6.7300586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93599" calcext:value-type="float">
            <text:p>6.693599</text:p>
          </table:table-cell>
          <table:table-cell office:value-type="float" office:value="6.7312447167" calcext:value-type="float">
            <text:p>6.7312447167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671019" calcext:value-type="float">
            <text:p>6.671019</text:p>
          </table:table-cell>
          <table:table-cell office:value-type="float" office:value="6.7331316833" calcext:value-type="float">
            <text:p>6.7331316833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668549" calcext:value-type="float">
            <text:p>6.668549</text:p>
          </table:table-cell>
          <table:table-cell office:value-type="float" office:value="6.7355402667" calcext:value-type="float">
            <text:p>6.73554026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792352" calcext:value-type="float">
            <text:p>6.792352</text:p>
          </table:table-cell>
          <table:table-cell office:value-type="float" office:value="6.7380238" calcext:value-type="float">
            <text:p>6.7380238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450022" calcext:value-type="float">
            <text:p>6.450022</text:p>
          </table:table-cell>
          <table:table-cell office:value-type="float" office:value="6.7383885167" calcext:value-type="float">
            <text:p>6.7383885167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558326" calcext:value-type="float">
            <text:p>6.558326</text:p>
          </table:table-cell>
          <table:table-cell office:value-type="float" office:value="6.7443323333" calcext:value-type="float">
            <text:p>6.744332333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606635" calcext:value-type="float">
            <text:p>6.606635</text:p>
          </table:table-cell>
          <table:table-cell office:value-type="float" office:value="6.7482559" calcext:value-type="float">
            <text:p>6.7482559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653101" calcext:value-type="float">
            <text:p>6.653101</text:p>
          </table:table-cell>
          <table:table-cell office:value-type="float" office:value="6.7510182333" calcext:value-type="float">
            <text:p>6.75101823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702998" calcext:value-type="float">
            <text:p>6.702998</text:p>
          </table:table-cell>
          <table:table-cell office:value-type="float" office:value="6.7524649667" calcext:value-type="float">
            <text:p>6.7524649667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753449" calcext:value-type="float">
            <text:p>6.753449</text:p>
          </table:table-cell>
          <table:table-cell office:value-type="float" office:value="6.7523724833" calcext:value-type="float">
            <text:p>6.75237248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797056" calcext:value-type="float">
            <text:p>6.797056</text:p>
          </table:table-cell>
          <table:table-cell office:value-type="float" office:value="6.7506724833" calcext:value-type="float">
            <text:p>6.7506724833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826546" calcext:value-type="float">
            <text:p>6.826546</text:p>
          </table:table-cell>
          <table:table-cell office:value-type="float" office:value="6.7475883167" calcext:value-type="float">
            <text:p>6.7475883167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839845" calcext:value-type="float">
            <text:p>6.839845</text:p>
          </table:table-cell>
          <table:table-cell office:value-type="float" office:value="6.7436132" calcext:value-type="float">
            <text:p>6.7436132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841211" calcext:value-type="float">
            <text:p>6.841211</text:p>
          </table:table-cell>
          <table:table-cell office:value-type="float" office:value="6.7392452833" calcext:value-type="float">
            <text:p>6.7392452833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837622" calcext:value-type="float">
            <text:p>6.837622</text:p>
          </table:table-cell>
          <table:table-cell office:value-type="float" office:value="6.7376601667" calcext:value-type="float">
            <text:p>6.7376601667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83375" calcext:value-type="float">
            <text:p>6.83375</text:p>
          </table:table-cell>
          <table:table-cell office:value-type="float" office:value="6.7348769" calcext:value-type="float">
            <text:p>6.7348769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829288" calcext:value-type="float">
            <text:p>6.829288</text:p>
          </table:table-cell>
          <table:table-cell office:value-type="float" office:value="6.7325783" calcext:value-type="float">
            <text:p>6.7325783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819986" calcext:value-type="float">
            <text:p>6.819986</text:p>
          </table:table-cell>
          <table:table-cell office:value-type="float" office:value="6.7307569833" calcext:value-type="float">
            <text:p>6.73075698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801426" calcext:value-type="float">
            <text:p>6.801426</text:p>
          </table:table-cell>
          <table:table-cell office:value-type="float" office:value="6.7294024833" calcext:value-type="float">
            <text:p>6.72940248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73167" calcext:value-type="float">
            <text:p>6.773167</text:p>
          </table:table-cell>
          <table:table-cell office:value-type="float" office:value="6.7286159333" calcext:value-type="float">
            <text:p>6.728615933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40331" calcext:value-type="float">
            <text:p>6.740331</text:p>
          </table:table-cell>
          <table:table-cell office:value-type="float" office:value="6.7285593667" calcext:value-type="float">
            <text:p>6.728559366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710796" calcext:value-type="float">
            <text:p>6.710796</text:p>
          </table:table-cell>
          <table:table-cell office:value-type="float" office:value="6.7293275833" calcext:value-type="float">
            <text:p>6.729327583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689479" calcext:value-type="float">
            <text:p>6.689479</text:p>
          </table:table-cell>
          <table:table-cell office:value-type="float" office:value="6.7308605167" calcext:value-type="float">
            <text:p>6.7308605167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673995" calcext:value-type="float">
            <text:p>6.673995</text:p>
          </table:table-cell>
          <table:table-cell office:value-type="float" office:value="6.7329764167" calcext:value-type="float">
            <text:p>6.732976416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654671" calcext:value-type="float">
            <text:p>6.654671</text:p>
          </table:table-cell>
          <table:table-cell office:value-type="float" office:value="6.73550545" calcext:value-type="float">
            <text:p>6.73550545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61434" calcext:value-type="float">
            <text:p>6.61434</text:p>
          </table:table-cell>
          <table:table-cell office:value-type="float" office:value="6.7384325167" calcext:value-type="float">
            <text:p>6.7384325167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4638" calcext:value-type="float">
            <text:p>6.4638</text:p>
          </table:table-cell>
          <table:table-cell office:value-type="float" office:value="6.74203395" calcext:value-type="float">
            <text:p>6.74203395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87031" calcext:value-type="float">
            <text:p>6.887031</text:p>
          </table:table-cell>
          <table:table-cell office:value-type="float" office:value="6.7480752667" calcext:value-type="float">
            <text:p>6.7480752667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71541" calcext:value-type="float">
            <text:p>6.71541</text:p>
          </table:table-cell>
          <table:table-cell office:value-type="float" office:value="6.74691735" calcext:value-type="float">
            <text:p>6.74691735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692928" calcext:value-type="float">
            <text:p>6.692928</text:p>
          </table:table-cell>
          <table:table-cell office:value-type="float" office:value="6.74839335" calcext:value-type="float">
            <text:p>6.74839335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04097" calcext:value-type="float">
            <text:p>6.704097</text:p>
          </table:table-cell>
          <table:table-cell office:value-type="float" office:value="6.7499411833" calcext:value-type="float">
            <text:p>6.7499411833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29632" calcext:value-type="float">
            <text:p>6.729632</text:p>
          </table:table-cell>
          <table:table-cell office:value-type="float" office:value="6.7509368667" calcext:value-type="float">
            <text:p>6.750936866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56734" calcext:value-type="float">
            <text:p>6.756734</text:p>
          </table:table-cell>
          <table:table-cell office:value-type="float" office:value="6.7510912667" calcext:value-type="float">
            <text:p>6.751091266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77727" calcext:value-type="float">
            <text:p>6.777727</text:p>
          </table:table-cell>
          <table:table-cell office:value-type="float" office:value="6.7503374333" calcext:value-type="float">
            <text:p>6.7503374333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791444" calcext:value-type="float">
            <text:p>6.791444</text:p>
          </table:table-cell>
          <table:table-cell office:value-type="float" office:value="6.7487452167" calcext:value-type="float">
            <text:p>6.7487452167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801543" calcext:value-type="float">
            <text:p>6.801543</text:p>
          </table:table-cell>
          <table:table-cell office:value-type="float" office:value="6.74640875" calcext:value-type="float">
            <text:p>6.74640875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812306" calcext:value-type="float">
            <text:p>6.812306</text:p>
          </table:table-cell>
          <table:table-cell office:value-type="float" office:value="6.7432353333" calcext:value-type="float">
            <text:p>6.743235333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824842" calcext:value-type="float">
            <text:p>6.824842</text:p>
          </table:table-cell>
          <table:table-cell office:value-type="float" office:value="6.7573818167" calcext:value-type="float">
            <text:p>6.7573818167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83637" calcext:value-type="float">
            <text:p>6.83637</text:p>
          </table:table-cell>
          <table:table-cell office:value-type="float" office:value="6.7551277333" calcext:value-type="float">
            <text:p>6.755127733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842553" calcext:value-type="float">
            <text:p>6.842553</text:p>
          </table:table-cell>
          <table:table-cell office:value-type="float" office:value="6.7525530667" calcext:value-type="float">
            <text:p>6.7525530667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840188" calcext:value-type="float">
            <text:p>6.840188</text:p>
          </table:table-cell>
          <table:table-cell office:value-type="float" office:value="6.7500308833" calcext:value-type="float">
            <text:p>6.7500308833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827857" calcext:value-type="float">
            <text:p>6.827857</text:p>
          </table:table-cell>
          <table:table-cell office:value-type="float" office:value="6.7477607667" calcext:value-type="float">
            <text:p>6.747760766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804976" calcext:value-type="float">
            <text:p>6.804976</text:p>
          </table:table-cell>
          <table:table-cell office:value-type="float" office:value="6.7459218333" calcext:value-type="float">
            <text:p>6.745921833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6.771718" calcext:value-type="float">
            <text:p>6.771718</text:p>
          </table:table-cell>
          <table:table-cell office:value-type="float" office:value="6.7447272167" calcext:value-type="float">
            <text:p>6.7447272167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730959" calcext:value-type="float">
            <text:p>6.730959</text:p>
          </table:table-cell>
          <table:table-cell office:value-type="float" office:value="6.7444151333" calcext:value-type="float">
            <text:p>6.744415133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6.69038" calcext:value-type="float">
            <text:p>6.69038</text:p>
          </table:table-cell>
          <table:table-cell office:value-type="float" office:value="6.74516355" calcext:value-type="float">
            <text:p>6.7451635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.661968" calcext:value-type="float">
            <text:p>6.661968</text:p>
          </table:table-cell>
          <table:table-cell office:value-type="float" office:value="6.7469678667" calcext:value-type="float">
            <text:p>6.7469678667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6.658826" calcext:value-type="float">
            <text:p>6.658826</text:p>
          </table:table-cell>
          <table:table-cell office:value-type="float" office:value="6.7495540167" calcext:value-type="float">
            <text:p>6.7495540167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.694957" calcext:value-type="float">
            <text:p>6.694957</text:p>
          </table:table-cell>
          <table:table-cell office:value-type="float" office:value="6.75237295" calcext:value-type="float">
            <text:p>6.75237295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.832664" calcext:value-type="float">
            <text:p>6.832664</text:p>
          </table:table-cell>
          <table:table-cell office:value-type="float" office:value="6.7546115333" calcext:value-type="float">
            <text:p>6.754611533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314245" calcext:value-type="float">
            <text:p>6.314245</text:p>
          </table:table-cell>
          <table:table-cell office:value-type="float" office:value="6.7544114833" calcext:value-type="float">
            <text:p>6.7544114833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632256" calcext:value-type="float">
            <text:p>6.632256</text:p>
          </table:table-cell>
          <table:table-cell office:value-type="float" office:value="6.76255625" calcext:value-type="float">
            <text:p>6.76255625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695367" calcext:value-type="float">
            <text:p>6.695367</text:p>
          </table:table-cell>
          <table:table-cell office:value-type="float" office:value="6.7649937167" calcext:value-type="float">
            <text:p>6.7649937167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721006" calcext:value-type="float">
            <text:p>6.721006</text:p>
          </table:table-cell>
          <table:table-cell office:value-type="float" office:value="6.7659359" calcext:value-type="float">
            <text:p>6.7659359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730222" calcext:value-type="float">
            <text:p>6.730222</text:p>
          </table:table-cell>
          <table:table-cell office:value-type="float" office:value="6.76606215" calcext:value-type="float">
            <text:p>6.76606215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73463" calcext:value-type="float">
            <text:p>6.73463</text:p>
          </table:table-cell>
          <table:table-cell office:value-type="float" office:value="6.7657547" calcext:value-type="float">
            <text:p>6.765754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742016" calcext:value-type="float">
            <text:p>6.742016</text:p>
          </table:table-cell>
          <table:table-cell office:value-type="float" office:value="6.7651715" calcext:value-type="float">
            <text:p>6.7651715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755373" calcext:value-type="float">
            <text:p>6.755373</text:p>
          </table:table-cell>
          <table:table-cell office:value-type="float" office:value="6.7642314667" calcext:value-type="float">
            <text:p>6.7642314667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773278" calcext:value-type="float">
            <text:p>6.773278</text:p>
          </table:table-cell>
          <table:table-cell office:value-type="float" office:value="6.7626467167" calcext:value-type="float">
            <text:p>6.762646716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791821" calcext:value-type="float">
            <text:p>6.791821</text:p>
          </table:table-cell>
          <table:table-cell office:value-type="float" office:value="6.7597677" calcext:value-type="float">
            <text:p>6.7597677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806817" calcext:value-type="float">
            <text:p>6.806817</text:p>
          </table:table-cell>
          <table:table-cell office:value-type="float" office:value="6.7431044667" calcext:value-type="float">
            <text:p>6.743104466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815534" calcext:value-type="float">
            <text:p>6.815534</text:p>
          </table:table-cell>
          <table:table-cell office:value-type="float" office:value="6.7433474" calcext:value-type="float">
            <text:p>6.7433474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817561" calcext:value-type="float">
            <text:p>6.817561</text:p>
          </table:table-cell>
          <table:table-cell office:value-type="float" office:value="6.7422102167" calcext:value-type="float">
            <text:p>6.742210216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814235" calcext:value-type="float">
            <text:p>6.814235</text:p>
          </table:table-cell>
          <table:table-cell office:value-type="float" office:value="6.74072195" calcext:value-type="float">
            <text:p>6.7407219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806651" calcext:value-type="float">
            <text:p>6.806651</text:p>
          </table:table-cell>
          <table:table-cell office:value-type="float" office:value="6.73922475" calcext:value-type="float">
            <text:p>6.73922475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9374" calcext:value-type="float">
            <text:p>6.79374</text:p>
          </table:table-cell>
          <table:table-cell office:value-type="float" office:value="6.7379431167" calcext:value-type="float">
            <text:p>6.737943116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772375" calcext:value-type="float">
            <text:p>6.772375</text:p>
          </table:table-cell>
          <table:table-cell office:value-type="float" office:value="6.7371144667" calcext:value-type="float">
            <text:p>6.7371144667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739905" calcext:value-type="float">
            <text:p>6.739905</text:p>
          </table:table-cell>
          <table:table-cell office:value-type="float" office:value="6.7370158333" calcext:value-type="float">
            <text:p>6.7370158333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697449" calcext:value-type="float">
            <text:p>6.697449</text:p>
          </table:table-cell>
          <table:table-cell office:value-type="float" office:value="6.7379060833" calcext:value-type="float">
            <text:p>6.7379060833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651449" calcext:value-type="float">
            <text:p>6.651449</text:p>
          </table:table-cell>
          <table:table-cell office:value-type="float" office:value="6.7399242333" calcext:value-type="float">
            <text:p>6.7399242333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612006" calcext:value-type="float">
            <text:p>6.612006</text:p>
          </table:table-cell>
          <table:table-cell office:value-type="float" office:value="6.74300635" calcext:value-type="float">
            <text:p>6.74300635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588039" calcext:value-type="float">
            <text:p>6.588039</text:p>
          </table:table-cell>
          <table:table-cell office:value-type="float" office:value="6.74687175" calcext:value-type="float">
            <text:p>6.74687175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57777" calcext:value-type="float">
            <text:p>6.57777</text:p>
          </table:table-cell>
          <table:table-cell office:value-type="float" office:value="6.7511018667" calcext:value-type="float">
            <text:p>6.751101866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746104" calcext:value-type="float">
            <text:p>6.746104</text:p>
          </table:table-cell>
          <table:table-cell office:value-type="float" office:value="6.7553547667" calcext:value-type="float">
            <text:p>6.755354766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670626" calcext:value-type="float">
            <text:p>6.670626</text:p>
          </table:table-cell>
          <table:table-cell office:value-type="float" office:value="6.7565832833" calcext:value-type="float">
            <text:p>6.75658328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695834" calcext:value-type="float">
            <text:p>6.695834</text:p>
          </table:table-cell>
          <table:table-cell office:value-type="float" office:value="6.75879355" calcext:value-type="float">
            <text:p>6.75879355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720009" calcext:value-type="float">
            <text:p>6.720009</text:p>
          </table:table-cell>
          <table:table-cell office:value-type="float" office:value="6.7602411833" calcext:value-type="float">
            <text:p>6.7602411833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38716" calcext:value-type="float">
            <text:p>6.738716</text:p>
          </table:table-cell>
          <table:table-cell office:value-type="float" office:value="6.7608773333" calcext:value-type="float">
            <text:p>6.76087733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54233" calcext:value-type="float">
            <text:p>6.754233</text:p>
          </table:table-cell>
          <table:table-cell office:value-type="float" office:value="6.7607579167" calcext:value-type="float">
            <text:p>6.760757916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69773" calcext:value-type="float">
            <text:p>6.769773</text:p>
          </table:table-cell>
          <table:table-cell office:value-type="float" office:value="6.7599535" calcext:value-type="float">
            <text:p>6.7599535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86424" calcext:value-type="float">
            <text:p>6.786424</text:p>
          </table:table-cell>
          <table:table-cell office:value-type="float" office:value="6.7585293167" calcext:value-type="float">
            <text:p>6.7585293167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802772" calcext:value-type="float">
            <text:p>6.802772</text:p>
          </table:table-cell>
          <table:table-cell office:value-type="float" office:value="6.75656815" calcext:value-type="float">
            <text:p>6.7565681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816433" calcext:value-type="float">
            <text:p>6.816433</text:p>
          </table:table-cell>
          <table:table-cell office:value-type="float" office:value="6.7542548333" calcext:value-type="float">
            <text:p>6.7542548333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825737" calcext:value-type="float">
            <text:p>6.825737</text:p>
          </table:table-cell>
          <table:table-cell office:value-type="float" office:value="6.7530108667" calcext:value-type="float">
            <text:p>6.7530108667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830295" calcext:value-type="float">
            <text:p>6.830295</text:p>
          </table:table-cell>
          <table:table-cell office:value-type="float" office:value="6.74915645" calcext:value-type="float">
            <text:p>6.74915645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830426" calcext:value-type="float">
            <text:p>6.830426</text:p>
          </table:table-cell>
          <table:table-cell office:value-type="float" office:value="6.74574965" calcext:value-type="float">
            <text:p>6.74574965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826279" calcext:value-type="float">
            <text:p>6.826279</text:p>
          </table:table-cell>
          <table:table-cell office:value-type="float" office:value="6.7427824" calcext:value-type="float">
            <text:p>6.7427824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817556" calcext:value-type="float">
            <text:p>6.817556</text:p>
          </table:table-cell>
          <table:table-cell office:value-type="float" office:value="6.74041415" calcext:value-type="float">
            <text:p>6.74041415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80397" calcext:value-type="float">
            <text:p>6.80397</text:p>
          </table:table-cell>
          <table:table-cell office:value-type="float" office:value="6.73875625" calcext:value-type="float">
            <text:p>6.73875625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785798" calcext:value-type="float">
            <text:p>6.785798</text:p>
          </table:table-cell>
          <table:table-cell office:value-type="float" office:value="6.7378374667" calcext:value-type="float">
            <text:p>6.737837466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763838" calcext:value-type="float">
            <text:p>6.763838</text:p>
          </table:table-cell>
          <table:table-cell office:value-type="float" office:value="6.7376265833" calcext:value-type="float">
            <text:p>6.7376265833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738896" calcext:value-type="float">
            <text:p>6.738896</text:p>
          </table:table-cell>
          <table:table-cell office:value-type="float" office:value="6.73809105" calcext:value-type="float">
            <text:p>6.73809105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711504" calcext:value-type="float">
            <text:p>6.711504</text:p>
          </table:table-cell>
          <table:table-cell office:value-type="float" office:value="6.7392474333" calcext:value-type="float">
            <text:p>6.7392474333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6.682194" calcext:value-type="float">
            <text:p>6.682194</text:p>
          </table:table-cell>
          <table:table-cell office:value-type="float" office:value="6.7411567167" calcext:value-type="float">
            <text:p>6.7411567167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651256" calcext:value-type="float">
            <text:p>6.651256</text:p>
          </table:table-cell>
          <table:table-cell office:value-type="float" office:value="6.7438612667" calcext:value-type="float">
            <text:p>6.7438612667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611138" calcext:value-type="float">
            <text:p>6.611138</text:p>
          </table:table-cell>
          <table:table-cell office:value-type="float" office:value="6.7473235667" calcext:value-type="float">
            <text:p>6.7473235667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661095" calcext:value-type="float">
            <text:p>7.661095</text:p>
          </table:table-cell>
          <table:table-cell office:value-type="float" office:value="6.7515339167" calcext:value-type="float">
            <text:p>6.7515339167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689597" calcext:value-type="float">
            <text:p>6.689597</text:p>
          </table:table-cell>
          <table:table-cell office:value-type="float" office:value="6.7380817833" calcext:value-type="float">
            <text:p>6.7380817833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68189" calcext:value-type="float">
            <text:p>6.68189</text:p>
          </table:table-cell>
          <table:table-cell office:value-type="float" office:value="6.7403701833" calcext:value-type="float">
            <text:p>6.7403701833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691222" calcext:value-type="float">
            <text:p>6.691222</text:p>
          </table:table-cell>
          <table:table-cell office:value-type="float" office:value="6.7420529667" calcext:value-type="float">
            <text:p>6.7420529667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703981" calcext:value-type="float">
            <text:p>6.703981</text:p>
          </table:table-cell>
          <table:table-cell office:value-type="float" office:value="6.74265725" calcext:value-type="float">
            <text:p>6.74265725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717521" calcext:value-type="float">
            <text:p>6.717521</text:p>
          </table:table-cell>
          <table:table-cell office:value-type="float" office:value="6.7421467667" calcext:value-type="float">
            <text:p>6.742146766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733299" calcext:value-type="float">
            <text:p>6.733299</text:p>
          </table:table-cell>
          <table:table-cell office:value-type="float" office:value="6.7407962667" calcext:value-type="float">
            <text:p>6.740796266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752993" calcext:value-type="float">
            <text:p>6.752993</text:p>
          </table:table-cell>
          <table:table-cell office:value-type="float" office:value="6.7390322667" calcext:value-type="float">
            <text:p>6.7390322667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775864" calcext:value-type="float">
            <text:p>6.775864</text:p>
          </table:table-cell>
          <table:table-cell office:value-type="float" office:value="6.7372197833" calcext:value-type="float">
            <text:p>6.737219783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798639" calcext:value-type="float">
            <text:p>6.798639</text:p>
          </table:table-cell>
          <table:table-cell office:value-type="float" office:value="6.73553175" calcext:value-type="float">
            <text:p>6.7355317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817137" calcext:value-type="float">
            <text:p>6.817137</text:p>
          </table:table-cell>
          <table:table-cell office:value-type="float" office:value="6.7340822667" calcext:value-type="float">
            <text:p>6.7340822667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827962" calcext:value-type="float">
            <text:p>6.827962</text:p>
          </table:table-cell>
          <table:table-cell office:value-type="float" office:value="6.7322243833" calcext:value-type="float">
            <text:p>6.7322243833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829272" calcext:value-type="float">
            <text:p>6.829272</text:p>
          </table:table-cell>
          <table:table-cell office:value-type="float" office:value="6.7303821833" calcext:value-type="float">
            <text:p>6.7303821833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820661" calcext:value-type="float">
            <text:p>6.820661</text:p>
          </table:table-cell>
          <table:table-cell office:value-type="float" office:value="6.7285538833" calcext:value-type="float">
            <text:p>6.7285538833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802931" calcext:value-type="float">
            <text:p>6.802931</text:p>
          </table:table-cell>
          <table:table-cell office:value-type="float" office:value="6.7269069333" calcext:value-type="float">
            <text:p>6.726906933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78504" calcext:value-type="float">
            <text:p>6.778504</text:p>
          </table:table-cell>
          <table:table-cell office:value-type="float" office:value="6.7256886167" calcext:value-type="float">
            <text:p>6.7256886167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751898" calcext:value-type="float">
            <text:p>6.751898</text:p>
          </table:table-cell>
          <table:table-cell office:value-type="float" office:value="6.7251405" calcext:value-type="float">
            <text:p>6.7251405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728581" calcext:value-type="float">
            <text:p>6.728581</text:p>
          </table:table-cell>
          <table:table-cell office:value-type="float" office:value="6.72540025" calcext:value-type="float">
            <text:p>6.72540025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711775" calcext:value-type="float">
            <text:p>6.711775</text:p>
          </table:table-cell>
          <table:table-cell office:value-type="float" office:value="6.7264447167" calcext:value-type="float">
            <text:p>6.7264447167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699638" calcext:value-type="float">
            <text:p>6.699638</text:p>
          </table:table-cell>
          <table:table-cell office:value-type="float" office:value="6.7281259333" calcext:value-type="float">
            <text:p>6.7281259333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685614" calcext:value-type="float">
            <text:p>6.685614</text:p>
          </table:table-cell>
          <table:table-cell office:value-type="float" office:value="6.7302844" calcext:value-type="float">
            <text:p>6.7302844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660288" calcext:value-type="float">
            <text:p>6.660288</text:p>
          </table:table-cell>
          <table:table-cell office:value-type="float" office:value="6.7328566" calcext:value-type="float">
            <text:p>6.7328566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600537" calcext:value-type="float">
            <text:p>6.600537</text:p>
          </table:table-cell>
          <table:table-cell office:value-type="float" office:value="6.7359274667" calcext:value-type="float">
            <text:p>6.7359274667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.792027" calcext:value-type="float">
            <text:p>5.792027</text:p>
          </table:table-cell>
          <table:table-cell office:value-type="float" office:value="6.73994665" calcext:value-type="float">
            <text:p>6.73994665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21393" calcext:value-type="float">
            <text:p>6.821393</text:p>
          </table:table-cell>
          <table:table-cell office:value-type="float" office:value="6.7572468" calcext:value-type="float">
            <text:p>6.7572468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47303" calcext:value-type="float">
            <text:p>6.747303</text:p>
          </table:table-cell>
          <table:table-cell office:value-type="float" office:value="6.7570502667" calcext:value-type="float">
            <text:p>6.7570502667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28265" calcext:value-type="float">
            <text:p>6.728265</text:p>
          </table:table-cell>
          <table:table-cell office:value-type="float" office:value="6.7576368333" calcext:value-type="float">
            <text:p>6.757636833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24403" calcext:value-type="float">
            <text:p>6.724403</text:p>
          </table:table-cell>
          <table:table-cell office:value-type="float" office:value="6.7580397833" calcext:value-type="float">
            <text:p>6.758039783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29753" calcext:value-type="float">
            <text:p>6.729753</text:p>
          </table:table-cell>
          <table:table-cell office:value-type="float" office:value="6.7580308833" calcext:value-type="float">
            <text:p>6.758030883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44021" calcext:value-type="float">
            <text:p>6.744021</text:p>
          </table:table-cell>
          <table:table-cell office:value-type="float" office:value="6.7575550667" calcext:value-type="float">
            <text:p>6.757555066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66457" calcext:value-type="float">
            <text:p>6.766457</text:p>
          </table:table-cell>
          <table:table-cell office:value-type="float" office:value="6.7566247333" calcext:value-type="float">
            <text:p>6.7566247333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79332" calcext:value-type="float">
            <text:p>6.79332</text:p>
          </table:table-cell>
          <table:table-cell office:value-type="float" office:value="6.7553107167" calcext:value-type="float">
            <text:p>6.755310716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818538" calcext:value-type="float">
            <text:p>6.818538</text:p>
          </table:table-cell>
          <table:table-cell office:value-type="float" office:value="6.7538148667" calcext:value-type="float">
            <text:p>6.7538148667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836376" calcext:value-type="float">
            <text:p>6.836376</text:p>
          </table:table-cell>
          <table:table-cell office:value-type="float" office:value="6.7531604167" calcext:value-type="float">
            <text:p>6.7531604167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84393" calcext:value-type="float">
            <text:p>6.84393</text:p>
          </table:table-cell>
          <table:table-cell office:value-type="float" office:value="6.7489966333" calcext:value-type="float">
            <text:p>6.748996633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841846" calcext:value-type="float">
            <text:p>6.841846</text:p>
          </table:table-cell>
          <table:table-cell office:value-type="float" office:value="6.7459493833" calcext:value-type="float">
            <text:p>6.74594938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832944" calcext:value-type="float">
            <text:p>6.832944</text:p>
          </table:table-cell>
          <table:table-cell office:value-type="float" office:value="6.7432440667" calcext:value-type="float">
            <text:p>6.743244066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819815" calcext:value-type="float">
            <text:p>6.819815</text:p>
          </table:table-cell>
          <table:table-cell office:value-type="float" office:value="6.7408798" calcext:value-type="float">
            <text:p>6.7408798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803242" calcext:value-type="float">
            <text:p>6.803242</text:p>
          </table:table-cell>
          <table:table-cell office:value-type="float" office:value="6.7389701167" calcext:value-type="float">
            <text:p>6.7389701167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782692" calcext:value-type="float">
            <text:p>6.782692</text:p>
          </table:table-cell>
          <table:table-cell office:value-type="float" office:value="6.73766775" calcext:value-type="float">
            <text:p>6.73766775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758178" calcext:value-type="float">
            <text:p>6.758178</text:p>
          </table:table-cell>
          <table:table-cell office:value-type="float" office:value="6.7371034167" calcext:value-type="float">
            <text:p>6.7371034167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731551" calcext:value-type="float">
            <text:p>6.731551</text:p>
          </table:table-cell>
          <table:table-cell office:value-type="float" office:value="6.7373349667" calcext:value-type="float">
            <text:p>6.7373349667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705968" calcext:value-type="float">
            <text:p>6.705968</text:p>
          </table:table-cell>
          <table:table-cell office:value-type="float" office:value="6.7383323833" calcext:value-type="float">
            <text:p>6.738332383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684322" calcext:value-type="float">
            <text:p>6.684322</text:p>
          </table:table-cell>
          <table:table-cell office:value-type="float" office:value="6.7400028" calcext:value-type="float">
            <text:p>6.7400028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668754" calcext:value-type="float">
            <text:p>6.668754</text:p>
          </table:table-cell>
          <table:table-cell office:value-type="float" office:value="6.7422272167" calcext:value-type="float">
            <text:p>6.742227216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63973" calcext:value-type="float">
            <text:p>6.663973</text:p>
          </table:table-cell>
          <table:table-cell office:value-type="float" office:value="6.7448604833" calcext:value-type="float">
            <text:p>6.7448604833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741795" calcext:value-type="float">
            <text:p>6.741795</text:p>
          </table:table-cell>
          <table:table-cell office:value-type="float" office:value="6.7476414833" calcext:value-type="float">
            <text:p>6.747641483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594472" calcext:value-type="float">
            <text:p>6.594472</text:p>
          </table:table-cell>
          <table:table-cell office:value-type="float" office:value="6.7490410667" calcext:value-type="float">
            <text:p>6.7490410667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625887" calcext:value-type="float">
            <text:p>6.625887</text:p>
          </table:table-cell>
          <table:table-cell office:value-type="float" office:value="6.7526116667" calcext:value-type="float">
            <text:p>6.7526116667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652391" calcext:value-type="float">
            <text:p>6.652391</text:p>
          </table:table-cell>
          <table:table-cell office:value-type="float" office:value="6.7552019" calcext:value-type="float">
            <text:p>6.7552019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684184" calcext:value-type="float">
            <text:p>6.684184</text:p>
          </table:table-cell>
          <table:table-cell office:value-type="float" office:value="6.7568199833" calcext:value-type="float">
            <text:p>6.7568199833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718082" calcext:value-type="float">
            <text:p>6.718082</text:p>
          </table:table-cell>
          <table:table-cell office:value-type="float" office:value="6.75741005" calcext:value-type="float">
            <text:p>6.7574100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748843" calcext:value-type="float">
            <text:p>6.748843</text:p>
          </table:table-cell>
          <table:table-cell office:value-type="float" office:value="6.7570097167" calcext:value-type="float">
            <text:p>6.7570097167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773145" calcext:value-type="float">
            <text:p>6.773145</text:p>
          </table:table-cell>
          <table:table-cell office:value-type="float" office:value="6.7557027333" calcext:value-type="float">
            <text:p>6.755702733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791706" calcext:value-type="float">
            <text:p>6.791706</text:p>
          </table:table-cell>
          <table:table-cell office:value-type="float" office:value="6.7535533833" calcext:value-type="float">
            <text:p>6.7535533833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808279" calcext:value-type="float">
            <text:p>6.808279</text:p>
          </table:table-cell>
          <table:table-cell office:value-type="float" office:value="6.75051895" calcext:value-type="float">
            <text:p>6.75051895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826061" calcext:value-type="float">
            <text:p>6.826061</text:p>
          </table:table-cell>
          <table:table-cell office:value-type="float" office:value="6.7457864333" calcext:value-type="float">
            <text:p>6.745786433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844467" calcext:value-type="float">
            <text:p>6.844467</text:p>
          </table:table-cell>
          <table:table-cell office:value-type="float" office:value="6.7469865667" calcext:value-type="float">
            <text:p>6.7469865667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858994" calcext:value-type="float">
            <text:p>6.858994</text:p>
          </table:table-cell>
          <table:table-cell office:value-type="float" office:value="6.74509055" calcext:value-type="float">
            <text:p>6.74509055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863759" calcext:value-type="float">
            <text:p>6.863759</text:p>
          </table:table-cell>
          <table:table-cell office:value-type="float" office:value="6.7428356167" calcext:value-type="float">
            <text:p>6.7428356167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853967" calcext:value-type="float">
            <text:p>6.853967</text:p>
          </table:table-cell>
          <table:table-cell office:value-type="float" office:value="6.7406240333" calcext:value-type="float">
            <text:p>6.7406240333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826901" calcext:value-type="float">
            <text:p>6.826901</text:p>
          </table:table-cell>
          <table:table-cell office:value-type="float" office:value="6.7387082667" calcext:value-type="float">
            <text:p>6.7387082667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782857" calcext:value-type="float">
            <text:p>6.782857</text:p>
          </table:table-cell>
          <table:table-cell office:value-type="float" office:value="6.73738695" calcext:value-type="float">
            <text:p>6.7373869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727479" calcext:value-type="float">
            <text:p>6.727479</text:p>
          </table:table-cell>
          <table:table-cell office:value-type="float" office:value="6.7370227167" calcext:value-type="float">
            <text:p>6.7370227167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673352" calcext:value-type="float">
            <text:p>6.673352</text:p>
          </table:table-cell>
          <table:table-cell office:value-type="float" office:value="6.7379161333" calcext:value-type="float">
            <text:p>6.7379161333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636491" calcext:value-type="float">
            <text:p>6.636491</text:p>
          </table:table-cell>
          <table:table-cell office:value-type="float" office:value="6.7401050833" calcext:value-type="float">
            <text:p>6.740105083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627459" calcext:value-type="float">
            <text:p>6.627459</text:p>
          </table:table-cell>
          <table:table-cell office:value-type="float" office:value="6.7432534833" calcext:value-type="float">
            <text:p>6.743253483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644244" calcext:value-type="float">
            <text:p>6.644244</text:p>
          </table:table-cell>
          <table:table-cell office:value-type="float" office:value="6.7467598167" calcext:value-type="float">
            <text:p>6.746759816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674582" calcext:value-type="float">
            <text:p>6.674582</text:p>
          </table:table-cell>
          <table:table-cell office:value-type="float" office:value="6.7500326833" calcext:value-type="float">
            <text:p>6.750032683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71167" calcext:value-type="float">
            <text:p>6.71167</text:p>
          </table:table-cell>
          <table:table-cell office:value-type="float" office:value="6.7527190333" calcext:value-type="float">
            <text:p>6.752719033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705664" calcext:value-type="float">
            <text:p>6.705664</text:p>
          </table:table-cell>
          <table:table-cell office:value-type="float" office:value="6.7546246167" calcext:value-type="float">
            <text:p>6.7546246167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71743" calcext:value-type="float">
            <text:p>6.71743</text:p>
          </table:table-cell>
          <table:table-cell office:value-type="float" office:value="6.7564070333" calcext:value-type="float">
            <text:p>6.7564070333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719574" calcext:value-type="float">
            <text:p>6.719574</text:p>
          </table:table-cell>
          <table:table-cell office:value-type="float" office:value="6.7577085833" calcext:value-type="float">
            <text:p>6.757708583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21844" calcext:value-type="float">
            <text:p>6.721844</text:p>
          </table:table-cell>
          <table:table-cell office:value-type="float" office:value="6.75863265" calcext:value-type="float">
            <text:p>6.75863265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29832" calcext:value-type="float">
            <text:p>6.729832</text:p>
          </table:table-cell>
          <table:table-cell office:value-type="float" office:value="6.75914835" calcext:value-type="float">
            <text:p>6.75914835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45617" calcext:value-type="float">
            <text:p>6.745617</text:p>
          </table:table-cell>
          <table:table-cell office:value-type="float" office:value="6.7591748167" calcext:value-type="float">
            <text:p>6.7591748167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67483" calcext:value-type="float">
            <text:p>6.767483</text:p>
          </table:table-cell>
          <table:table-cell office:value-type="float" office:value="6.7586338" calcext:value-type="float">
            <text:p>6.7586338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91249" calcext:value-type="float">
            <text:p>6.791249</text:p>
          </table:table-cell>
          <table:table-cell office:value-type="float" office:value="6.7575017" calcext:value-type="float">
            <text:p>6.7575017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812648" calcext:value-type="float">
            <text:p>6.812648</text:p>
          </table:table-cell>
          <table:table-cell office:value-type="float" office:value="6.75585855" calcext:value-type="float">
            <text:p>6.75585855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829146" calcext:value-type="float">
            <text:p>6.829146</text:p>
          </table:table-cell>
          <table:table-cell office:value-type="float" office:value="6.75394675" calcext:value-type="float">
            <text:p>6.75394675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839946" calcext:value-type="float">
            <text:p>6.839946</text:p>
          </table:table-cell>
          <table:table-cell office:value-type="float" office:value="6.7510201333" calcext:value-type="float">
            <text:p>6.7510201333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84454" calcext:value-type="float">
            <text:p>6.84454</text:p>
          </table:table-cell>
          <table:table-cell office:value-type="float" office:value="6.7486334667" calcext:value-type="float">
            <text:p>6.7486334667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841688" calcext:value-type="float">
            <text:p>6.841688</text:p>
          </table:table-cell>
          <table:table-cell office:value-type="float" office:value="6.7463851167" calcext:value-type="float">
            <text:p>6.7463851167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830036" calcext:value-type="float">
            <text:p>6.830036</text:p>
          </table:table-cell>
          <table:table-cell office:value-type="float" office:value="6.7442788333" calcext:value-type="float">
            <text:p>6.7442788333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809601" calcext:value-type="float">
            <text:p>6.809601</text:p>
          </table:table-cell>
          <table:table-cell office:value-type="float" office:value="6.7424025833" calcext:value-type="float">
            <text:p>6.742402583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782497" calcext:value-type="float">
            <text:p>6.782497</text:p>
          </table:table-cell>
          <table:table-cell office:value-type="float" office:value="6.74096245" calcext:value-type="float">
            <text:p>6.74096245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752442" calcext:value-type="float">
            <text:p>6.752442</text:p>
          </table:table-cell>
          <table:table-cell office:value-type="float" office:value="6.7402156833" calcext:value-type="float">
            <text:p>6.740215683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723869" calcext:value-type="float">
            <text:p>6.723869</text:p>
          </table:table-cell>
          <table:table-cell office:value-type="float" office:value="6.7403349333" calcext:value-type="float">
            <text:p>6.7403349333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701204" calcext:value-type="float">
            <text:p>6.701204</text:p>
          </table:table-cell>
          <table:table-cell office:value-type="float" office:value="6.7413131333" calcext:value-type="float">
            <text:p>6.7413131333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688201" calcext:value-type="float">
            <text:p>6.688201</text:p>
          </table:table-cell>
          <table:table-cell office:value-type="float" office:value="6.7429747833" calcext:value-type="float">
            <text:p>6.742974783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687616" calcext:value-type="float">
            <text:p>6.687616</text:p>
          </table:table-cell>
          <table:table-cell office:value-type="float" office:value="6.7450582167" calcext:value-type="float">
            <text:p>6.7450582167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703569" calcext:value-type="float">
            <text:p>6.703569</text:p>
          </table:table-cell>
          <table:table-cell office:value-type="float" office:value="6.74727785" calcext:value-type="float">
            <text:p>6.74727785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779271" calcext:value-type="float">
            <text:p>6.779271</text:p>
          </table:table-cell>
          <table:table-cell office:value-type="float" office:value="6.7492842" calcext:value-type="float">
            <text:p>6.7492842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586549" calcext:value-type="float">
            <text:p>6.586549</text:p>
          </table:table-cell>
          <table:table-cell office:value-type="float" office:value="6.7499715833" calcext:value-type="float">
            <text:p>6.7499715833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661095" calcext:value-type="float">
            <text:p>6.661095</text:p>
          </table:table-cell>
          <table:table-cell office:value-type="float" office:value="6.75366375" calcext:value-type="float">
            <text:p>6.7536637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679527" calcext:value-type="float">
            <text:p>6.679527</text:p>
          </table:table-cell>
          <table:table-cell office:value-type="float" office:value="6.75576285" calcext:value-type="float">
            <text:p>6.7557628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691088" calcext:value-type="float">
            <text:p>6.691088</text:p>
          </table:table-cell>
          <table:table-cell office:value-type="float" office:value="6.7571206333" calcext:value-type="float">
            <text:p>6.7571206333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705234" calcext:value-type="float">
            <text:p>6.705234</text:p>
          </table:table-cell>
          <table:table-cell office:value-type="float" office:value="6.75783345" calcext:value-type="float">
            <text:p>6.7578334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7251" calcext:value-type="float">
            <text:p>6.7251</text:p>
          </table:table-cell>
          <table:table-cell office:value-type="float" office:value="6.7578566" calcext:value-type="float">
            <text:p>6.7578566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748832" calcext:value-type="float">
            <text:p>6.748832</text:p>
          </table:table-cell>
          <table:table-cell office:value-type="float" office:value="6.7570598833" calcext:value-type="float">
            <text:p>6.7570598833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772071" calcext:value-type="float">
            <text:p>6.772071</text:p>
          </table:table-cell>
          <table:table-cell office:value-type="float" office:value="6.755314" calcext:value-type="float">
            <text:p>6.755314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791396" calcext:value-type="float">
            <text:p>6.791396</text:p>
          </table:table-cell>
          <table:table-cell office:value-type="float" office:value="6.7525634667" calcext:value-type="float">
            <text:p>6.752563466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806193" calcext:value-type="float">
            <text:p>6.806193</text:p>
          </table:table-cell>
          <table:table-cell office:value-type="float" office:value="6.7486146833" calcext:value-type="float">
            <text:p>6.748614683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817787" calcext:value-type="float">
            <text:p>6.817787</text:p>
          </table:table-cell>
          <table:table-cell office:value-type="float" office:value="6.7650872333" calcext:value-type="float">
            <text:p>6.7650872333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82675" calcext:value-type="float">
            <text:p>6.82675</text:p>
          </table:table-cell>
          <table:table-cell office:value-type="float" office:value="6.7632235667" calcext:value-type="float">
            <text:p>6.7632235667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830833" calcext:value-type="float">
            <text:p>6.830833</text:p>
          </table:table-cell>
          <table:table-cell office:value-type="float" office:value="6.7611148167" calcext:value-type="float">
            <text:p>6.761114816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82577" calcext:value-type="float">
            <text:p>6.82577</text:p>
          </table:table-cell>
          <table:table-cell office:value-type="float" office:value="6.7591890333" calcext:value-type="float">
            <text:p>6.7591890333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808708" calcext:value-type="float">
            <text:p>6.808708</text:p>
          </table:table-cell>
          <table:table-cell office:value-type="float" office:value="6.75761255" calcext:value-type="float">
            <text:p>6.75761255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81301" calcext:value-type="float">
            <text:p>6.781301</text:p>
          </table:table-cell>
          <table:table-cell office:value-type="float" office:value="6.7565618333" calcext:value-type="float">
            <text:p>6.7565618333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749476" calcext:value-type="float">
            <text:p>6.749476</text:p>
          </table:table-cell>
          <table:table-cell office:value-type="float" office:value="6.75623325" calcext:value-type="float">
            <text:p>6.7562332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719588" calcext:value-type="float">
            <text:p>6.719588</text:p>
          </table:table-cell>
          <table:table-cell office:value-type="float" office:value="6.7567573833" calcext:value-type="float">
            <text:p>6.7567573833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694062" calcext:value-type="float">
            <text:p>6.694062</text:p>
          </table:table-cell>
          <table:table-cell office:value-type="float" office:value="6.7581378667" calcext:value-type="float">
            <text:p>6.7581378667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670424" calcext:value-type="float">
            <text:p>6.670424</text:p>
          </table:table-cell>
          <table:table-cell office:value-type="float" office:value="6.7602813667" calcext:value-type="float">
            <text:p>6.760281366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644184" calcext:value-type="float">
            <text:p>6.644184</text:p>
          </table:table-cell>
          <table:table-cell office:value-type="float" office:value="6.7630772833" calcext:value-type="float">
            <text:p>6.7630772833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60964" calcext:value-type="float">
            <text:p>6.60964</text:p>
          </table:table-cell>
          <table:table-cell office:value-type="float" office:value="6.766445" calcext:value-type="float">
            <text:p>6.766445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524328" calcext:value-type="float">
            <text:p>6.524328</text:p>
          </table:table-cell>
          <table:table-cell office:value-type="float" office:value="6.7703703833" calcext:value-type="float">
            <text:p>6.770370383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98069" calcext:value-type="float">
            <text:p>6.898069</text:p>
          </table:table-cell>
          <table:table-cell office:value-type="float" office:value="6.7755429333" calcext:value-type="float">
            <text:p>6.7755429333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730706" calcext:value-type="float">
            <text:p>6.730706</text:p>
          </table:table-cell>
          <table:table-cell office:value-type="float" office:value="6.7741861" calcext:value-type="float">
            <text:p>6.7741861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723698" calcext:value-type="float">
            <text:p>6.723698</text:p>
          </table:table-cell>
          <table:table-cell office:value-type="float" office:value="6.7752523" calcext:value-type="float">
            <text:p>6.7752523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31064" calcext:value-type="float">
            <text:p>6.731064</text:p>
          </table:table-cell>
          <table:table-cell office:value-type="float" office:value="6.77606505" calcext:value-type="float">
            <text:p>6.77606505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39021" calcext:value-type="float">
            <text:p>6.739021</text:p>
          </table:table-cell>
          <table:table-cell office:value-type="float" office:value="6.7764222667" calcext:value-type="float">
            <text:p>6.7764222667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47622" calcext:value-type="float">
            <text:p>6.747622</text:p>
          </table:table-cell>
          <table:table-cell office:value-type="float" office:value="6.77636815" calcext:value-type="float">
            <text:p>6.7763681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61003" calcext:value-type="float">
            <text:p>6.761003</text:p>
          </table:table-cell>
          <table:table-cell office:value-type="float" office:value="6.7759373333" calcext:value-type="float">
            <text:p>6.7759373333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81084" calcext:value-type="float">
            <text:p>6.781084</text:p>
          </table:table-cell>
          <table:table-cell office:value-type="float" office:value="6.7750456167" calcext:value-type="float">
            <text:p>6.7750456167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804689" calcext:value-type="float">
            <text:p>6.804689</text:p>
          </table:table-cell>
          <table:table-cell office:value-type="float" office:value="6.7734585333" calcext:value-type="float">
            <text:p>6.7734585333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825395" calcext:value-type="float">
            <text:p>6.825395</text:p>
          </table:table-cell>
          <table:table-cell office:value-type="float" office:value="6.7706689833" calcext:value-type="float">
            <text:p>6.7706689833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837839" calcext:value-type="float">
            <text:p>6.837839</text:p>
          </table:table-cell>
          <table:table-cell office:value-type="float" office:value="6.7430441333" calcext:value-type="float">
            <text:p>6.743044133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840616" calcext:value-type="float">
            <text:p>6.840616</text:p>
          </table:table-cell>
          <table:table-cell office:value-type="float" office:value="6.74139455" calcext:value-type="float">
            <text:p>6.74139455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835763" calcext:value-type="float">
            <text:p>6.835763</text:p>
          </table:table-cell>
          <table:table-cell office:value-type="float" office:value="6.7388486167" calcext:value-type="float">
            <text:p>6.7388486167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826005" calcext:value-type="float">
            <text:p>6.826005</text:p>
          </table:table-cell>
          <table:table-cell office:value-type="float" office:value="6.7361653" calcext:value-type="float">
            <text:p>6.7361653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812609" calcext:value-type="float">
            <text:p>6.812609</text:p>
          </table:table-cell>
          <table:table-cell office:value-type="float" office:value="6.7337400833" calcext:value-type="float">
            <text:p>6.7337400833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795523" calcext:value-type="float">
            <text:p>6.795523</text:p>
          </table:table-cell>
          <table:table-cell office:value-type="float" office:value="6.7318443167" calcext:value-type="float">
            <text:p>6.731844316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775018" calcext:value-type="float">
            <text:p>6.775018</text:p>
          </table:table-cell>
          <table:table-cell office:value-type="float" office:value="6.7306762167" calcext:value-type="float">
            <text:p>6.7306762167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752786" calcext:value-type="float">
            <text:p>6.752786</text:p>
          </table:table-cell>
          <table:table-cell office:value-type="float" office:value="6.7303676833" calcext:value-type="float">
            <text:p>6.7303676833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73142" calcext:value-type="float">
            <text:p>6.73142</text:p>
          </table:table-cell>
          <table:table-cell office:value-type="float" office:value="6.7309602" calcext:value-type="float">
            <text:p>6.7309602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713156" calcext:value-type="float">
            <text:p>6.713156</text:p>
          </table:table-cell>
          <table:table-cell office:value-type="float" office:value="6.7323864167" calcext:value-type="float">
            <text:p>6.7323864167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99557" calcext:value-type="float">
            <text:p>6.699557</text:p>
          </table:table-cell>
          <table:table-cell office:value-type="float" office:value="6.734486" calcext:value-type="float">
            <text:p>6.734486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69266" calcext:value-type="float">
            <text:p>6.69266</text:p>
          </table:table-cell>
          <table:table-cell office:value-type="float" office:value="6.7370444" calcext:value-type="float">
            <text:p>6.7370444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69794" calcext:value-type="float">
            <text:p>6.69794</text:p>
          </table:table-cell>
          <table:table-cell office:value-type="float" office:value="6.7398129167" calcext:value-type="float">
            <text:p>6.7398129167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653549" calcext:value-type="float">
            <text:p>6.653549</text:p>
          </table:table-cell>
          <table:table-cell office:value-type="float" office:value="6.7424529833" calcext:value-type="float">
            <text:p>6.7424529833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96746" calcext:value-type="float">
            <text:p>6.696746</text:p>
          </table:table-cell>
          <table:table-cell office:value-type="float" office:value="6.7456321333" calcext:value-type="float">
            <text:p>6.7456321333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709639" calcext:value-type="float">
            <text:p>6.709639</text:p>
          </table:table-cell>
          <table:table-cell office:value-type="float" office:value="6.74769385" calcext:value-type="float">
            <text:p>6.74769385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715311" calcext:value-type="float">
            <text:p>6.715311</text:p>
          </table:table-cell>
          <table:table-cell office:value-type="float" office:value="6.7489560167" calcext:value-type="float">
            <text:p>6.7489560167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717461" calcext:value-type="float">
            <text:p>6.717461</text:p>
          </table:table-cell>
          <table:table-cell office:value-type="float" office:value="6.74944325" calcext:value-type="float">
            <text:p>6.74944325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723193" calcext:value-type="float">
            <text:p>6.723193</text:p>
          </table:table-cell>
          <table:table-cell office:value-type="float" office:value="6.7492456167" calcext:value-type="float">
            <text:p>6.7492456167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737691" calcext:value-type="float">
            <text:p>6.737691</text:p>
          </table:table-cell>
          <table:table-cell office:value-type="float" office:value="6.7483968333" calcext:value-type="float">
            <text:p>6.748396833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759597" calcext:value-type="float">
            <text:p>6.759597</text:p>
          </table:table-cell>
          <table:table-cell office:value-type="float" office:value="6.7467789333" calcext:value-type="float">
            <text:p>6.7467789333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782561" calcext:value-type="float">
            <text:p>6.782561</text:p>
          </table:table-cell>
          <table:table-cell office:value-type="float" office:value="6.7441028167" calcext:value-type="float">
            <text:p>6.7441028167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800903" calcext:value-type="float">
            <text:p>6.800903</text:p>
          </table:table-cell>
          <table:table-cell office:value-type="float" office:value="6.7396347" calcext:value-type="float">
            <text:p>6.7396347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813207" calcext:value-type="float">
            <text:p>6.813207</text:p>
          </table:table-cell>
          <table:table-cell office:value-type="float" office:value="6.7194073167" calcext:value-type="float">
            <text:p>6.7194073167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820794" calcext:value-type="float">
            <text:p>6.820794</text:p>
          </table:table-cell>
          <table:table-cell office:value-type="float" office:value="6.7196699333" calcext:value-type="float">
            <text:p>6.7196699333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82395" calcext:value-type="float">
            <text:p>6.82395</text:p>
          </table:table-cell>
          <table:table-cell office:value-type="float" office:value="6.7179868167" calcext:value-type="float">
            <text:p>6.7179868167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820514" calcext:value-type="float">
            <text:p>6.820514</text:p>
          </table:table-cell>
          <table:table-cell office:value-type="float" office:value="6.71587915" calcext:value-type="float">
            <text:p>6.71587915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808079" calcext:value-type="float">
            <text:p>6.808079</text:p>
          </table:table-cell>
          <table:table-cell office:value-type="float" office:value="6.7139071667" calcext:value-type="float">
            <text:p>6.7139071667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87041" calcext:value-type="float">
            <text:p>6.787041</text:p>
          </table:table-cell>
          <table:table-cell office:value-type="float" office:value="6.7124741833" calcext:value-type="float">
            <text:p>6.7124741833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60994" calcext:value-type="float">
            <text:p>6.760994</text:p>
          </table:table-cell>
          <table:table-cell office:value-type="float" office:value="6.7118803167" calcext:value-type="float">
            <text:p>6.7118803167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33857" calcext:value-type="float">
            <text:p>6.733857</text:p>
          </table:table-cell>
          <table:table-cell office:value-type="float" office:value="6.7122702167" calcext:value-type="float">
            <text:p>6.7122702167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706623" calcext:value-type="float">
            <text:p>6.706623</text:p>
          </table:table-cell>
          <table:table-cell office:value-type="float" office:value="6.7136115167" calcext:value-type="float">
            <text:p>6.713611516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677297" calcext:value-type="float">
            <text:p>6.677297</text:p>
          </table:table-cell>
          <table:table-cell office:value-type="float" office:value="6.7157592333" calcext:value-type="float">
            <text:p>6.715759233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644079" calcext:value-type="float">
            <text:p>6.644079</text:p>
          </table:table-cell>
          <table:table-cell office:value-type="float" office:value="6.7185653167" calcext:value-type="float">
            <text:p>6.718565316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607039" calcext:value-type="float">
            <text:p>6.607039</text:p>
          </table:table-cell>
          <table:table-cell office:value-type="float" office:value="6.7219390333" calcext:value-type="float">
            <text:p>6.7219390333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554469" calcext:value-type="float">
            <text:p>6.554469</text:p>
          </table:table-cell>
          <table:table-cell office:value-type="float" office:value="6.72583335" calcext:value-type="float">
            <text:p>6.72583335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794546" calcext:value-type="float">
            <text:p>7.794546</text:p>
          </table:table-cell>
          <table:table-cell office:value-type="float" office:value="6.73041425" calcext:value-type="float">
            <text:p>6.73041425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705967" calcext:value-type="float">
            <text:p>6.705967</text:p>
          </table:table-cell>
          <table:table-cell office:value-type="float" office:value="6.7140427" calcext:value-type="float">
            <text:p>6.714042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700225" calcext:value-type="float">
            <text:p>6.700225</text:p>
          </table:table-cell>
          <table:table-cell office:value-type="float" office:value="6.7154552333" calcext:value-type="float">
            <text:p>6.7154552333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715286" calcext:value-type="float">
            <text:p>6.715286</text:p>
          </table:table-cell>
          <table:table-cell office:value-type="float" office:value="6.7165941167" calcext:value-type="float">
            <text:p>6.7165941167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31181" calcext:value-type="float">
            <text:p>6.731181</text:p>
          </table:table-cell>
          <table:table-cell office:value-type="float" office:value="6.7171821833" calcext:value-type="float">
            <text:p>6.7171821833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45665" calcext:value-type="float">
            <text:p>6.745665</text:p>
          </table:table-cell>
          <table:table-cell office:value-type="float" office:value="6.7173236333" calcext:value-type="float">
            <text:p>6.7173236333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61586" calcext:value-type="float">
            <text:p>6.761586</text:p>
          </table:table-cell>
          <table:table-cell office:value-type="float" office:value="6.71714835" calcext:value-type="float">
            <text:p>6.71714835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80924" calcext:value-type="float">
            <text:p>6.780924</text:p>
          </table:table-cell>
          <table:table-cell office:value-type="float" office:value="6.7166673" calcext:value-type="float">
            <text:p>6.7166673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802417" calcext:value-type="float">
            <text:p>6.802417</text:p>
          </table:table-cell>
          <table:table-cell office:value-type="float" office:value="6.7157352833" calcext:value-type="float">
            <text:p>6.7157352833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822672" calcext:value-type="float">
            <text:p>6.822672</text:p>
          </table:table-cell>
          <table:table-cell office:value-type="float" office:value="6.7139781833" calcext:value-type="float">
            <text:p>6.7139781833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838179" calcext:value-type="float">
            <text:p>6.838179</text:p>
          </table:table-cell>
          <table:table-cell office:value-type="float" office:value="6.70832605" calcext:value-type="float">
            <text:p>6.7083260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846247" calcext:value-type="float">
            <text:p>6.846247</text:p>
          </table:table-cell>
          <table:table-cell office:value-type="float" office:value="6.7078944" calcext:value-type="float">
            <text:p>6.7078944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845163" calcext:value-type="float">
            <text:p>6.845163</text:p>
          </table:table-cell>
          <table:table-cell office:value-type="float" office:value="6.70594895" calcext:value-type="float">
            <text:p>6.70594895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834681" calcext:value-type="float">
            <text:p>6.834681</text:p>
          </table:table-cell>
          <table:table-cell office:value-type="float" office:value="6.7033758" calcext:value-type="float">
            <text:p>6.7033758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816659" calcext:value-type="float">
            <text:p>6.816659</text:p>
          </table:table-cell>
          <table:table-cell office:value-type="float" office:value="6.7007125167" calcext:value-type="float">
            <text:p>6.7007125167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794678" calcext:value-type="float">
            <text:p>6.794678</text:p>
          </table:table-cell>
          <table:table-cell office:value-type="float" office:value="6.69850065" calcext:value-type="float">
            <text:p>6.69850065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772463" calcext:value-type="float">
            <text:p>6.772463</text:p>
          </table:table-cell>
          <table:table-cell office:value-type="float" office:value="6.6971499667" calcext:value-type="float">
            <text:p>6.6971499667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752497" calcext:value-type="float">
            <text:p>6.752497</text:p>
          </table:table-cell>
          <table:table-cell office:value-type="float" office:value="6.6968102833" calcext:value-type="float">
            <text:p>6.696810283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735774" calcext:value-type="float">
            <text:p>6.735774</text:p>
          </table:table-cell>
          <table:table-cell office:value-type="float" office:value="6.6973800833" calcext:value-type="float">
            <text:p>6.697380083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721773" calcext:value-type="float">
            <text:p>6.721773</text:p>
          </table:table-cell>
          <table:table-cell office:value-type="float" office:value="6.69862365" calcext:value-type="float">
            <text:p>6.69862365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7075" calcext:value-type="float">
            <text:p>6.7075</text:p>
          </table:table-cell>
          <table:table-cell office:value-type="float" office:value="6.7003067167" calcext:value-type="float">
            <text:p>6.7003067167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685859" calcext:value-type="float">
            <text:p>6.685859</text:p>
          </table:table-cell>
          <table:table-cell office:value-type="float" office:value="6.702302" calcext:value-type="float">
            <text:p>6.702302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6.637316" calcext:value-type="float">
            <text:p>6.637316</text:p>
          </table:table-cell>
          <table:table-cell office:value-type="float" office:value="6.7046654333" calcext:value-type="float">
            <text:p>6.704665433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.167904" calcext:value-type="float">
            <text:p>5.167904</text:p>
          </table:table-cell>
          <table:table-cell office:value-type="float" office:value="6.7078095333" calcext:value-type="float">
            <text:p>6.7078095333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738864" calcext:value-type="float">
            <text:p>6.738864</text:p>
          </table:table-cell>
          <table:table-cell office:value-type="float" office:value="6.73535185" calcext:value-type="float">
            <text:p>6.73535185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68786" calcext:value-type="float">
            <text:p>6.68786</text:p>
          </table:table-cell>
          <table:table-cell office:value-type="float" office:value="6.73647095" calcext:value-type="float">
            <text:p>6.73647095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674764" calcext:value-type="float">
            <text:p>6.674764</text:p>
          </table:table-cell>
          <table:table-cell office:value-type="float" office:value="6.7379570167" calcext:value-type="float">
            <text:p>6.7379570167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680492" calcext:value-type="float">
            <text:p>6.680492</text:p>
          </table:table-cell>
          <table:table-cell office:value-type="float" office:value="6.7389271333" calcext:value-type="float">
            <text:p>6.7389271333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698863" calcext:value-type="float">
            <text:p>6.698863</text:p>
          </table:table-cell>
          <table:table-cell office:value-type="float" office:value="6.7389766" calcext:value-type="float">
            <text:p>6.7389766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725437" calcext:value-type="float">
            <text:p>6.725437</text:p>
          </table:table-cell>
          <table:table-cell office:value-type="float" office:value="6.7381044" calcext:value-type="float">
            <text:p>6.7381044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756506" calcext:value-type="float">
            <text:p>6.756506</text:p>
          </table:table-cell>
          <table:table-cell office:value-type="float" office:value="6.7366491167" calcext:value-type="float">
            <text:p>6.7366491167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788337" calcext:value-type="float">
            <text:p>6.788337</text:p>
          </table:table-cell>
          <table:table-cell office:value-type="float" office:value="6.7350447167" calcext:value-type="float">
            <text:p>6.735044716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816993" calcext:value-type="float">
            <text:p>6.816993</text:p>
          </table:table-cell>
          <table:table-cell office:value-type="float" office:value="6.73357795" calcext:value-type="float">
            <text:p>6.73357795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839131" calcext:value-type="float">
            <text:p>6.839131</text:p>
          </table:table-cell>
          <table:table-cell office:value-type="float" office:value="6.73256845" calcext:value-type="float">
            <text:p>6.73256845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853061" calcext:value-type="float">
            <text:p>6.853061</text:p>
          </table:table-cell>
          <table:table-cell office:value-type="float" office:value="6.7303723833" calcext:value-type="float">
            <text:p>6.7303723833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858771" calcext:value-type="float">
            <text:p>6.858771</text:p>
          </table:table-cell>
          <table:table-cell office:value-type="float" office:value="6.72827345" calcext:value-type="float">
            <text:p>6.72827345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856344" calcext:value-type="float">
            <text:p>6.856344</text:p>
          </table:table-cell>
          <table:table-cell office:value-type="float" office:value="6.72606165" calcext:value-type="float">
            <text:p>6.7260616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844298" calcext:value-type="float">
            <text:p>6.844298</text:p>
          </table:table-cell>
          <table:table-cell office:value-type="float" office:value="6.7238849833" calcext:value-type="float">
            <text:p>6.723884983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20449" calcext:value-type="float">
            <text:p>6.820449</text:p>
          </table:table-cell>
          <table:table-cell office:value-type="float" office:value="6.7220208833" calcext:value-type="float">
            <text:p>6.7220208833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6.785369" calcext:value-type="float">
            <text:p>6.785369</text:p>
          </table:table-cell>
          <table:table-cell office:value-type="float" office:value="6.72079655" calcext:value-type="float">
            <text:p>6.7207965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6.744545" calcext:value-type="float">
            <text:p>6.744545</text:p>
          </table:table-cell>
          <table:table-cell office:value-type="float" office:value="6.7204981" calcext:value-type="float">
            <text:p>6.7204981</text:p>
          </table:table-cell>
          <table:table-cell table:number-columns-repeated="2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705603" calcext:value-type="float">
            <text:p>6.705603</text:p>
          </table:table-cell>
          <table:table-cell office:value-type="float" office:value="6.7212686833" calcext:value-type="float">
            <text:p>6.7212686833</text:p>
          </table:table-cell>
          <table:table-cell table:number-columns-repeated="2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6.672266" calcext:value-type="float">
            <text:p>6.672266</text:p>
          </table:table-cell>
          <table:table-cell office:value-type="float" office:value="6.7230615" calcext:value-type="float">
            <text:p>6.7230615</text:p>
          </table:table-cell>
          <table:table-cell table:number-columns-repeated="2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6.640617" calcext:value-type="float">
            <text:p>6.640617</text:p>
          </table:table-cell>
          <table:table-cell office:value-type="float" office:value="6.7257065167" calcext:value-type="float">
            <text:p>6.7257065167</text:p>
          </table:table-cell>
          <table:table-cell table:number-columns-repeated="2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.59903" calcext:value-type="float">
            <text:p>6.59903</text:p>
          </table:table-cell>
          <table:table-cell office:value-type="float" office:value="6.7290588667" calcext:value-type="float">
            <text:p>6.7290588667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6.514474" calcext:value-type="float">
            <text:p>6.514474</text:p>
          </table:table-cell>
          <table:table-cell office:value-type="float" office:value="6.73315765" calcext:value-type="float">
            <text:p>6.73315765</text:p>
          </table:table-cell>
          <table:table-cell table:number-columns-repeated="2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.58726" calcext:value-type="float">
            <text:p>5.58726</text:p>
          </table:table-cell>
          <table:table-cell office:value-type="float" office:value="6.738603" calcext:value-type="float">
            <text:p>6.738603</text:p>
          </table:table-cell>
          <table:table-cell table:number-columns-repeated="2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6.828964" calcext:value-type="float">
            <text:p>6.828964</text:p>
          </table:table-cell>
          <table:table-cell office:value-type="float" office:value="6.7593378167" calcext:value-type="float">
            <text:p>6.7593378167</text:p>
          </table:table-cell>
          <table:table-cell table:number-columns-repeated="2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6.719807" calcext:value-type="float">
            <text:p>6.719807</text:p>
          </table:table-cell>
          <table:table-cell office:value-type="float" office:value="6.7591238333" calcext:value-type="float">
            <text:p>6.7591238333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6.69749" calcext:value-type="float">
            <text:p>6.69749</text:p>
          </table:table-cell>
          <table:table-cell office:value-type="float" office:value="6.760398" calcext:value-type="float">
            <text:p>6.760398</text:p>
          </table:table-cell>
          <table:table-cell table:number-columns-repeated="2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.702195" calcext:value-type="float">
            <text:p>6.702195</text:p>
          </table:table-cell>
          <table:table-cell office:value-type="float" office:value="6.7616506333" calcext:value-type="float">
            <text:p>6.7616506333</text:p>
          </table:table-cell>
          <table:table-cell table:number-columns-repeated="2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6.7221" calcext:value-type="float">
            <text:p>6.7221</text:p>
          </table:table-cell>
          <table:table-cell office:value-type="float" office:value="6.7623828333" calcext:value-type="float">
            <text:p>6.7623828333</text:p>
          </table:table-cell>
          <table:table-cell table:number-columns-repeated="2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6.751409" calcext:value-type="float">
            <text:p>6.751409</text:p>
          </table:table-cell>
          <table:table-cell office:value-type="float" office:value="6.7623044167" calcext:value-type="float">
            <text:p>6.7623044167</text:p>
          </table:table-cell>
          <table:table-cell table:number-columns-repeated="2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6.784388" calcext:value-type="float">
            <text:p>6.784388</text:p>
          </table:table-cell>
          <table:table-cell office:value-type="float" office:value="6.7612511833" calcext:value-type="float">
            <text:p>6.7612511833</text:p>
          </table:table-cell>
          <table:table-cell table:number-columns-repeated="2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6.814335" calcext:value-type="float">
            <text:p>6.814335</text:p>
          </table:table-cell>
          <table:table-cell office:value-type="float" office:value="6.75924645" calcext:value-type="float">
            <text:p>6.75924645</text:p>
          </table:table-cell>
          <table:table-cell table:number-columns-repeated="2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6.835486" calcext:value-type="float">
            <text:p>6.835486</text:p>
          </table:table-cell>
          <table:table-cell office:value-type="float" office:value="6.7566553167" calcext:value-type="float">
            <text:p>6.7566553167</text:p>
          </table:table-cell>
          <table:table-cell table:number-columns-repeated="2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6.845662" calcext:value-type="float">
            <text:p>6.845662</text:p>
          </table:table-cell>
          <table:table-cell office:value-type="float" office:value="6.75499865" calcext:value-type="float">
            <text:p>6.75499865</text:p>
          </table:table-cell>
          <table:table-cell table:number-columns-repeated="2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6.846502" calcext:value-type="float">
            <text:p>6.846502</text:p>
          </table:table-cell>
          <table:table-cell office:value-type="float" office:value="6.7484521833" calcext:value-type="float">
            <text:p>6.7484521833</text:p>
          </table:table-cell>
          <table:table-cell table:number-columns-repeated="2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6.840698" calcext:value-type="float">
            <text:p>6.840698</text:p>
          </table:table-cell>
          <table:table-cell office:value-type="float" office:value="6.7442977167" calcext:value-type="float">
            <text:p>6.7442977167</text:p>
          </table:table-cell>
          <table:table-cell table:number-columns-repeated="2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6.829323" calcext:value-type="float">
            <text:p>6.829323</text:p>
          </table:table-cell>
          <table:table-cell office:value-type="float" office:value="6.7411893167" calcext:value-type="float">
            <text:p>6.7411893167</text:p>
          </table:table-cell>
          <table:table-cell table:number-columns-repeated="2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6.812253" calcext:value-type="float">
            <text:p>6.812253</text:p>
          </table:table-cell>
          <table:table-cell office:value-type="float" office:value="6.7389386333" calcext:value-type="float">
            <text:p>6.7389386333</text:p>
          </table:table-cell>
          <table:table-cell table:number-columns-repeated="2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6.790719" calcext:value-type="float">
            <text:p>6.790719</text:p>
          </table:table-cell>
          <table:table-cell office:value-type="float" office:value="6.7374057833" calcext:value-type="float">
            <text:p>6.7374057833</text:p>
          </table:table-cell>
          <table:table-cell table:number-columns-repeated="2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6.768558" calcext:value-type="float">
            <text:p>6.768558</text:p>
          </table:table-cell>
          <table:table-cell office:value-type="float" office:value="6.7365145667" calcext:value-type="float">
            <text:p>6.7365145667</text:p>
          </table:table-cell>
          <table:table-cell table:number-columns-repeated="2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6.75057" calcext:value-type="float">
            <text:p>6.75057</text:p>
          </table:table-cell>
          <table:table-cell office:value-type="float" office:value="6.7362625333" calcext:value-type="float">
            <text:p>6.7362625333</text:p>
          </table:table-cell>
          <table:table-cell table:number-columns-repeated="2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6.739668" calcext:value-type="float">
            <text:p>6.739668</text:p>
          </table:table-cell>
          <table:table-cell office:value-type="float" office:value="6.7366589833" calcext:value-type="float">
            <text:p>6.7366589833</text:p>
          </table:table-cell>
          <table:table-cell table:number-columns-repeated="2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.735148" calcext:value-type="float">
            <text:p>6.735148</text:p>
          </table:table-cell>
          <table:table-cell office:value-type="float" office:value="6.7376452333" calcext:value-type="float">
            <text:p>6.7376452333</text:p>
          </table:table-cell>
          <table:table-cell table:number-columns-repeated="2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6.732723" calcext:value-type="float">
            <text:p>6.732723</text:p>
          </table:table-cell>
          <table:table-cell office:value-type="float" office:value="6.7390702" calcext:value-type="float">
            <text:p>6.7390702</text:p>
          </table:table-cell>
          <table:table-cell table:number-columns-repeated="2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6.725003" calcext:value-type="float">
            <text:p>6.725003</text:p>
          </table:table-cell>
          <table:table-cell office:value-type="float" office:value="6.74074585" calcext:value-type="float">
            <text:p>6.74074585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6.696991" calcext:value-type="float">
            <text:p>6.696991</text:p>
          </table:table-cell>
          <table:table-cell office:value-type="float" office:value="6.7425584667" calcext:value-type="float">
            <text:p>6.7425584667</text:p>
          </table:table-cell>
          <table:table-cell table:number-columns-repeated="2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6.483544" calcext:value-type="float">
            <text:p>6.483544</text:p>
          </table:table-cell>
          <table:table-cell office:value-type="float" office:value="6.7446686833" calcext:value-type="float">
            <text:p>6.7446686833</text:p>
          </table:table-cell>
          <table:table-cell table:number-columns-repeated="2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6.81228" calcext:value-type="float">
            <text:p>6.81228</text:p>
          </table:table-cell>
          <table:table-cell office:value-type="float" office:value="6.75005985" calcext:value-type="float">
            <text:p>6.75005985</text:p>
          </table:table-cell>
          <table:table-cell table:number-columns-repeated="2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6.72952" calcext:value-type="float">
            <text:p>6.72952</text:p>
          </table:table-cell>
          <table:table-cell office:value-type="float" office:value="6.7496592" calcext:value-type="float">
            <text:p>6.7496592</text:p>
          </table:table-cell>
          <table:table-cell table:number-columns-repeated="2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6.690774" calcext:value-type="float">
            <text:p>6.690774</text:p>
          </table:table-cell>
          <table:table-cell office:value-type="float" office:value="6.75032205" calcext:value-type="float">
            <text:p>6.75032205</text:p>
          </table:table-cell>
          <table:table-cell table:number-columns-repeated="2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6.674884" calcext:value-type="float">
            <text:p>6.674884</text:p>
          </table:table-cell>
          <table:table-cell office:value-type="float" office:value="6.7513038167" calcext:value-type="float">
            <text:p>6.7513038167</text:p>
          </table:table-cell>
          <table:table-cell table:number-columns-repeated="2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6.683947" calcext:value-type="float">
            <text:p>6.683947</text:p>
          </table:table-cell>
          <table:table-cell office:value-type="float" office:value="6.75219725" calcext:value-type="float">
            <text:p>6.75219725</text:p>
          </table:table-cell>
          <table:table-cell table:number-columns-repeated="2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6.713637" calcext:value-type="float">
            <text:p>6.713637</text:p>
          </table:table-cell>
          <table:table-cell office:value-type="float" office:value="6.7525739833" calcext:value-type="float">
            <text:p>6.7525739833</text:p>
          </table:table-cell>
          <table:table-cell table:number-columns-repeated="2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6.752082" calcext:value-type="float">
            <text:p>6.752082</text:p>
          </table:table-cell>
          <table:table-cell office:value-type="float" office:value="6.75211335" calcext:value-type="float">
            <text:p>6.75211335</text:p>
          </table:table-cell>
          <table:table-cell table:number-columns-repeated="2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6.786685" calcext:value-type="float">
            <text:p>6.786685</text:p>
          </table:table-cell>
          <table:table-cell office:value-type="float" office:value="6.75069425" calcext:value-type="float">
            <text:p>6.75069425</text:p>
          </table:table-cell>
          <table:table-cell table:number-columns-repeated="2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6.810388" calcext:value-type="float">
            <text:p>6.810388</text:p>
          </table:table-cell>
          <table:table-cell office:value-type="float" office:value="6.7482815167" calcext:value-type="float">
            <text:p>6.7482815167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6.822757" calcext:value-type="float">
            <text:p>6.822757</text:p>
          </table:table-cell>
          <table:table-cell office:value-type="float" office:value="6.7441565167" calcext:value-type="float">
            <text:p>6.7441565167</text:p>
          </table:table-cell>
          <table:table-cell table:number-columns-repeated="2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6.827217" calcext:value-type="float">
            <text:p>6.827217</text:p>
          </table:table-cell>
          <table:table-cell office:value-type="float" office:value="6.7472486667" calcext:value-type="float">
            <text:p>6.7472486667</text:p>
          </table:table-cell>
          <table:table-cell table:number-columns-repeated="2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827665" calcext:value-type="float">
            <text:p>6.827665</text:p>
          </table:table-cell>
          <table:table-cell office:value-type="float" office:value="6.7461773167" calcext:value-type="float">
            <text:p>6.7461773167</text:p>
          </table:table-cell>
          <table:table-cell table:number-columns-repeated="2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6.825962" calcext:value-type="float">
            <text:p>6.825962</text:p>
          </table:table-cell>
          <table:table-cell office:value-type="float" office:value="6.744646" calcext:value-type="float">
            <text:p>6.744646</text:p>
          </table:table-cell>
          <table:table-cell table:number-columns-repeated="2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6.820443" calcext:value-type="float">
            <text:p>6.820443</text:p>
          </table:table-cell>
          <table:table-cell office:value-type="float" office:value="6.7431113" calcext:value-type="float">
            <text:p>6.7431113</text:p>
          </table:table-cell>
          <table:table-cell table:number-columns-repeated="2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6.80601" calcext:value-type="float">
            <text:p>6.80601</text:p>
          </table:table-cell>
          <table:table-cell office:value-type="float" office:value="6.7418301833" calcext:value-type="float">
            <text:p>6.7418301833</text:p>
          </table:table-cell>
          <table:table-cell table:number-columns-repeated="2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6.777024" calcext:value-type="float">
            <text:p>6.777024</text:p>
          </table:table-cell>
          <table:table-cell office:value-type="float" office:value="6.7410406333" calcext:value-type="float">
            <text:p>6.7410406333</text:p>
          </table:table-cell>
          <table:table-cell table:number-columns-repeated="2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6.732971" calcext:value-type="float">
            <text:p>6.732971</text:p>
          </table:table-cell>
          <table:table-cell office:value-type="float" office:value="6.7409910833" calcext:value-type="float">
            <text:p>6.7409910833</text:p>
          </table:table-cell>
          <table:table-cell table:number-columns-repeated="2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6.68346" calcext:value-type="float">
            <text:p>6.68346</text:p>
          </table:table-cell>
          <table:table-cell office:value-type="float" office:value="6.7418943833" calcext:value-type="float">
            <text:p>6.7418943833</text:p>
          </table:table-cell>
          <table:table-cell table:number-columns-repeated="2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6.646531" calcext:value-type="float">
            <text:p>6.646531</text:p>
          </table:table-cell>
          <table:table-cell office:value-type="float" office:value="6.7438129167" calcext:value-type="float">
            <text:p>6.7438129167</text:p>
          </table:table-cell>
          <table:table-cell table:number-columns-repeated="2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6.63812" calcext:value-type="float">
            <text:p>6.63812</text:p>
          </table:table-cell>
          <table:table-cell office:value-type="float" office:value="6.7465462667" calcext:value-type="float">
            <text:p>6.7465462667</text:p>
          </table:table-cell>
          <table:table-cell table:number-columns-repeated="2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6.660242" calcext:value-type="float">
            <text:p>6.660242</text:p>
          </table:table-cell>
          <table:table-cell office:value-type="float" office:value="6.7496418833" calcext:value-type="float">
            <text:p>6.7496418833</text:p>
          </table:table-cell>
          <table:table-cell table:number-columns-repeated="2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6.700331" calcext:value-type="float">
            <text:p>6.700331</text:p>
          </table:table-cell>
          <table:table-cell office:value-type="float" office:value="6.75257125" calcext:value-type="float">
            <text:p>6.75257125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.756423" calcext:value-type="float">
            <text:p>6.756423</text:p>
          </table:table-cell>
          <table:table-cell office:value-type="float" office:value="6.7549389667" calcext:value-type="float">
            <text:p>6.7549389667</text:p>
          </table:table-cell>
          <table:table-cell table:number-columns-repeated="2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6.707367" calcext:value-type="float">
            <text:p>6.707367</text:p>
          </table:table-cell>
          <table:table-cell office:value-type="float" office:value="6.7563265333" calcext:value-type="float">
            <text:p>6.7563265333</text:p>
          </table:table-cell>
          <table:table-cell table:number-columns-repeated="2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727125" calcext:value-type="float">
            <text:p>6.727125</text:p>
          </table:table-cell>
          <table:table-cell office:value-type="float" office:value="6.7583338167" calcext:value-type="float">
            <text:p>6.7583338167</text:p>
          </table:table-cell>
          <table:table-cell table:number-columns-repeated="2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726063" calcext:value-type="float">
            <text:p>6.726063</text:p>
          </table:table-cell>
          <table:table-cell office:value-type="float" office:value="6.7597018" calcext:value-type="float">
            <text:p>6.7597018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6.725744" calcext:value-type="float">
            <text:p>6.725744</text:p>
          </table:table-cell>
          <table:table-cell office:value-type="float" office:value="6.7607069667" calcext:value-type="float">
            <text:p>6.7607069667</text:p>
          </table:table-cell>
          <table:table-cell table:number-columns-repeated="2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6.732452" calcext:value-type="float">
            <text:p>6.732452</text:p>
          </table:table-cell>
          <table:table-cell office:value-type="float" office:value="6.7612847333" calcext:value-type="float">
            <text:p>6.7612847333</text:p>
          </table:table-cell>
          <table:table-cell table:number-columns-repeated="2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6.746989" calcext:value-type="float">
            <text:p>6.746989</text:p>
          </table:table-cell>
          <table:table-cell office:value-type="float" office:value="6.7612727833" calcext:value-type="float">
            <text:p>6.7612727833</text:p>
          </table:table-cell>
          <table:table-cell table:number-columns-repeated="2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6.767462" calcext:value-type="float">
            <text:p>6.767462</text:p>
          </table:table-cell>
          <table:table-cell office:value-type="float" office:value="6.7605233333" calcext:value-type="float">
            <text:p>6.7605233333</text:p>
          </table:table-cell>
          <table:table-cell table:number-columns-repeated="2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6.79078" calcext:value-type="float">
            <text:p>6.79078</text:p>
          </table:table-cell>
          <table:table-cell office:value-type="float" office:value="6.7589900833" calcext:value-type="float">
            <text:p>6.7589900833</text:p>
          </table:table-cell>
          <table:table-cell table:number-columns-repeated="2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6.813172" calcext:value-type="float">
            <text:p>6.813172</text:p>
          </table:table-cell>
          <table:table-cell office:value-type="float" office:value="6.75678795" calcext:value-type="float">
            <text:p>6.75678795</text:p>
          </table:table-cell>
          <table:table-cell table:number-columns-repeated="2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6.830967" calcext:value-type="float">
            <text:p>6.830967</text:p>
          </table:table-cell>
          <table:table-cell office:value-type="float" office:value="6.75430105" calcext:value-type="float">
            <text:p>6.75430105</text:p>
          </table:table-cell>
          <table:table-cell table:number-columns-repeated="2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6.841758" calcext:value-type="float">
            <text:p>6.841758</text:p>
          </table:table-cell>
          <table:table-cell office:value-type="float" office:value="6.7491648167" calcext:value-type="float">
            <text:p>6.7491648167</text:p>
          </table:table-cell>
          <table:table-cell table:number-columns-repeated="2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6.844957" calcext:value-type="float">
            <text:p>6.844957</text:p>
          </table:table-cell>
          <table:table-cell office:value-type="float" office:value="6.7457433667" calcext:value-type="float">
            <text:p>6.7457433667</text:p>
          </table:table-cell>
          <table:table-cell table:number-columns-repeated="2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6.841195" calcext:value-type="float">
            <text:p>6.841195</text:p>
          </table:table-cell>
          <table:table-cell office:value-type="float" office:value="6.7427185167" calcext:value-type="float">
            <text:p>6.7427185167</text:p>
          </table:table-cell>
          <table:table-cell table:number-columns-repeated="2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6.831349" calcext:value-type="float">
            <text:p>6.831349</text:p>
          </table:table-cell>
          <table:table-cell office:value-type="float" office:value="6.7401365167" calcext:value-type="float">
            <text:p>6.7401365167</text:p>
          </table:table-cell>
          <table:table-cell table:number-columns-repeated="2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6.816125" calcext:value-type="float">
            <text:p>6.816125</text:p>
          </table:table-cell>
          <table:table-cell office:value-type="float" office:value="6.73807375" calcext:value-type="float">
            <text:p>6.73807375</text:p>
          </table:table-cell>
          <table:table-cell table:number-columns-repeated="2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.796257" calcext:value-type="float">
            <text:p>6.796257</text:p>
          </table:table-cell>
          <table:table-cell office:value-type="float" office:value="6.7366261167" calcext:value-type="float">
            <text:p>6.7366261167</text:p>
          </table:table-cell>
          <table:table-cell table:number-columns-repeated="2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772648" calcext:value-type="float">
            <text:p>6.772648</text:p>
          </table:table-cell>
          <table:table-cell office:value-type="float" office:value="6.7358913667" calcext:value-type="float">
            <text:p>6.7358913667</text:p>
          </table:table-cell>
          <table:table-cell table:number-columns-repeated="2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6.746127" calcext:value-type="float">
            <text:p>6.746127</text:p>
          </table:table-cell>
          <table:table-cell office:value-type="float" office:value="6.7359296167" calcext:value-type="float">
            <text:p>6.7359296167</text:p>
          </table:table-cell>
          <table:table-cell table:number-columns-repeated="2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6.717395" calcext:value-type="float">
            <text:p>6.717395</text:p>
          </table:table-cell>
          <table:table-cell office:value-type="float" office:value="6.7367442" calcext:value-type="float">
            <text:p>6.7367442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6.688215" calcext:value-type="float">
            <text:p>6.688215</text:p>
          </table:table-cell>
          <table:table-cell office:value-type="float" office:value="6.73829565" calcext:value-type="float">
            <text:p>6.73829565</text:p>
          </table:table-cell>
          <table:table-cell table:number-columns-repeated="2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664104" calcext:value-type="float">
            <text:p>6.664104</text:p>
          </table:table-cell>
          <table:table-cell office:value-type="float" office:value="6.7405079667" calcext:value-type="float">
            <text:p>6.7405079667</text:p>
          </table:table-cell>
          <table:table-cell table:number-columns-repeated="2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6.658867" calcext:value-type="float">
            <text:p>6.658867</text:p>
          </table:table-cell>
          <table:table-cell office:value-type="float" office:value="6.743216" calcext:value-type="float">
            <text:p>6.743216</text:p>
          </table:table-cell>
          <table:table-cell table:number-columns-repeated="2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6.736086" calcext:value-type="float">
            <text:p>6.736086</text:p>
          </table:table-cell>
          <table:table-cell office:value-type="float" office:value="6.74601875" calcext:value-type="float">
            <text:p>6.74601875</text:p>
          </table:table-cell>
          <table:table-cell table:number-columns-repeated="2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6.452874" calcext:value-type="float">
            <text:p>6.452874</text:p>
          </table:table-cell>
          <table:table-cell office:value-type="float" office:value="6.7474381167" calcext:value-type="float">
            <text:p>6.7474381167</text:p>
          </table:table-cell>
          <table:table-cell table:number-columns-repeated="2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597234" calcext:value-type="float">
            <text:p>6.597234</text:p>
          </table:table-cell>
          <table:table-cell office:value-type="float" office:value="6.7533657167" calcext:value-type="float">
            <text:p>6.7533657167</text:p>
          </table:table-cell>
          <table:table-cell table:number-columns-repeated="2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654194" calcext:value-type="float">
            <text:p>6.654194</text:p>
          </table:table-cell>
          <table:table-cell office:value-type="float" office:value="6.7565845167" calcext:value-type="float">
            <text:p>6.7565845167</text:p>
          </table:table-cell>
          <table:table-cell table:number-columns-repeated="2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6.694282" calcext:value-type="float">
            <text:p>6.694282</text:p>
          </table:table-cell>
          <table:table-cell office:value-type="float" office:value="6.7585454667" calcext:value-type="float">
            <text:p>6.7585454667</text:p>
          </table:table-cell>
          <table:table-cell table:number-columns-repeated="2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6.720282" calcext:value-type="float">
            <text:p>6.720282</text:p>
          </table:table-cell>
          <table:table-cell office:value-type="float" office:value="6.7596507167" calcext:value-type="float">
            <text:p>6.7596507167</text:p>
          </table:table-cell>
          <table:table-cell table:number-columns-repeated="2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6.737246" calcext:value-type="float">
            <text:p>6.737246</text:p>
          </table:table-cell>
          <table:table-cell office:value-type="float" office:value="6.7603359" calcext:value-type="float">
            <text:p>6.7603359</text:p>
          </table:table-cell>
          <table:table-cell table:number-columns-repeated="2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6.753436" calcext:value-type="float">
            <text:p>6.753436</text:p>
          </table:table-cell>
          <table:table-cell office:value-type="float" office:value="6.76086375" calcext:value-type="float">
            <text:p>6.76086375</text:p>
          </table:table-cell>
          <table:table-cell table:number-columns-repeated="2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74357" calcext:value-type="float">
            <text:p>6.774357</text:p>
          </table:table-cell>
          <table:table-cell office:value-type="float" office:value="6.7610427667" calcext:value-type="float">
            <text:p>6.7610427667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6.798843" calcext:value-type="float">
            <text:p>6.798843</text:p>
          </table:table-cell>
          <table:table-cell office:value-type="float" office:value="6.7600493333" calcext:value-type="float">
            <text:p>6.7600493333</text:p>
          </table:table-cell>
          <table:table-cell table:number-columns-repeated="2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820646" calcext:value-type="float">
            <text:p>6.820646</text:p>
          </table:table-cell>
          <table:table-cell office:value-type="float" office:value="6.7555868333" calcext:value-type="float">
            <text:p>6.7555868333</text:p>
          </table:table-cell>
          <table:table-cell table:number-columns-repeated="2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833262" calcext:value-type="float">
            <text:p>6.833262</text:p>
          </table:table-cell>
          <table:table-cell office:value-type="float" office:value="6.8253919167" calcext:value-type="float">
            <text:p>6.8253919167</text:p>
          </table:table-cell>
          <table:table-cell table:number-columns-repeated="2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6.83376" calcext:value-type="float">
            <text:p>6.83376</text:p>
          </table:table-cell>
          <table:table-cell office:value-type="float" office:value="6.82822315" calcext:value-type="float">
            <text:p>6.82822315</text:p>
          </table:table-cell>
          <table:table-cell table:number-columns-repeated="2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6.823604" calcext:value-type="float">
            <text:p>6.823604</text:p>
          </table:table-cell>
          <table:table-cell office:value-type="float" office:value="6.8283636" calcext:value-type="float">
            <text:p>6.8283636</text:p>
          </table:table-cell>
          <table:table-cell table:number-columns-repeated="2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6.807014" calcext:value-type="float">
            <text:p>6.807014</text:p>
          </table:table-cell>
          <table:table-cell office:value-type="float" office:value="6.8276610833" calcext:value-type="float">
            <text:p>6.8276610833</text:p>
          </table:table-cell>
          <table:table-cell table:number-columns-repeated="2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6.788241" calcext:value-type="float">
            <text:p>6.788241</text:p>
          </table:table-cell>
          <table:table-cell office:value-type="float" office:value="6.8268321833" calcext:value-type="float">
            <text:p>6.8268321833</text:p>
          </table:table-cell>
          <table:table-cell table:number-columns-repeated="2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769291" calcext:value-type="float">
            <text:p>6.769291</text:p>
          </table:table-cell>
          <table:table-cell office:value-type="float" office:value="6.82624405" calcext:value-type="float">
            <text:p>6.82624405</text:p>
          </table:table-cell>
          <table:table-cell table:number-columns-repeated="2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74968" calcext:value-type="float">
            <text:p>6.74968</text:p>
          </table:table-cell>
          <table:table-cell office:value-type="float" office:value="6.8261270333" calcext:value-type="float">
            <text:p>6.8261270333</text:p>
          </table:table-cell>
          <table:table-cell table:number-columns-repeated="2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6.72849" calcext:value-type="float">
            <text:p>6.72849</text:p>
          </table:table-cell>
          <table:table-cell office:value-type="float" office:value="6.8266630833" calcext:value-type="float">
            <text:p>6.8266630833</text:p>
          </table:table-cell>
          <table:table-cell table:number-columns-repeated="2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6.706551" calcext:value-type="float">
            <text:p>6.706551</text:p>
          </table:table-cell>
          <table:table-cell office:value-type="float" office:value="6.8279702667" calcext:value-type="float">
            <text:p>6.8279702667</text:p>
          </table:table-cell>
          <table:table-cell table:number-columns-repeated="2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.685999" calcext:value-type="float">
            <text:p>6.685999</text:p>
          </table:table-cell>
          <table:table-cell office:value-type="float" office:value="6.83004185" calcext:value-type="float">
            <text:p>6.83004185</text:p>
          </table:table-cell>
          <table:table-cell table:number-columns-repeated="2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6.666936" calcext:value-type="float">
            <text:p>6.666936</text:p>
          </table:table-cell>
          <table:table-cell office:value-type="float" office:value="6.8327326833" calcext:value-type="float">
            <text:p>6.8327326833</text:p>
          </table:table-cell>
          <table:table-cell table:number-columns-repeated="2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6.641921" calcext:value-type="float">
            <text:p>6.641921</text:p>
          </table:table-cell>
          <table:table-cell office:value-type="float" office:value="6.8358449167" calcext:value-type="float">
            <text:p>6.8358449167</text:p>
          </table:table-cell>
          <table:table-cell table:number-columns-repeated="2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6.562888" calcext:value-type="float">
            <text:p>6.562888</text:p>
          </table:table-cell>
          <table:table-cell office:value-type="float" office:value="6.8393144333" calcext:value-type="float">
            <text:p>6.8393144333</text:p>
          </table:table-cell>
          <table:table-cell table:number-columns-repeated="2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008286" calcext:value-type="float">
            <text:p>7.008286</text:p>
          </table:table-cell>
          <table:table-cell office:value-type="float" office:value="6.8439204333" calcext:value-type="float">
            <text:p>6.8439204333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6.762936" calcext:value-type="float">
            <text:p>6.762936</text:p>
          </table:table-cell>
          <table:table-cell office:value-type="float" office:value="6.8408376167" calcext:value-type="float">
            <text:p>6.8408376167</text:p>
          </table:table-cell>
          <table:table-cell table:number-columns-repeated="2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6.735786" calcext:value-type="float">
            <text:p>6.735786</text:p>
          </table:table-cell>
          <table:table-cell office:value-type="float" office:value="6.8415080833" calcext:value-type="float">
            <text:p>6.8415080833</text:p>
          </table:table-cell>
          <table:table-cell table:number-columns-repeated="2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6.73388" calcext:value-type="float">
            <text:p>6.73388</text:p>
          </table:table-cell>
          <table:table-cell office:value-type="float" office:value="6.8422315" calcext:value-type="float">
            <text:p>6.8422315</text:p>
          </table:table-cell>
          <table:table-cell table:number-columns-repeated="2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6.743576" calcext:value-type="float">
            <text:p>6.743576</text:p>
          </table:table-cell>
          <table:table-cell office:value-type="float" office:value="6.8425480667" calcext:value-type="float">
            <text:p>6.8425480667</text:p>
          </table:table-cell>
          <table:table-cell table:number-columns-repeated="2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6.758637" calcext:value-type="float">
            <text:p>6.758637</text:p>
          </table:table-cell>
          <table:table-cell office:value-type="float" office:value="6.8422789833" calcext:value-type="float">
            <text:p>6.8422789833</text:p>
          </table:table-cell>
          <table:table-cell table:number-columns-repeated="2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6.774051" calcext:value-type="float">
            <text:p>6.774051</text:p>
          </table:table-cell>
          <table:table-cell office:value-type="float" office:value="6.8414199" calcext:value-type="float">
            <text:p>6.8414199</text:p>
          </table:table-cell>
          <table:table-cell table:number-columns-repeated="2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6.787169" calcext:value-type="float">
            <text:p>6.787169</text:p>
          </table:table-cell>
          <table:table-cell office:value-type="float" office:value="6.84011105" calcext:value-type="float">
            <text:p>6.84011105</text:p>
          </table:table-cell>
          <table:table-cell table:number-columns-repeated="2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6.798572" calcext:value-type="float">
            <text:p>6.798572</text:p>
          </table:table-cell>
          <table:table-cell office:value-type="float" office:value="6.83857245" calcext:value-type="float">
            <text:p>6.83857245</text:p>
          </table:table-cell>
          <table:table-cell table:number-columns-repeated="2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6.810532" calcext:value-type="float">
            <text:p>6.810532</text:p>
          </table:table-cell>
          <table:table-cell office:value-type="float" office:value="6.8370964833" calcext:value-type="float">
            <text:p>6.8370964833</text:p>
          </table:table-cell>
          <table:table-cell table:number-columns-repeated="2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.823857" calcext:value-type="float">
            <text:p>6.823857</text:p>
          </table:table-cell>
          <table:table-cell office:value-type="float" office:value="6.8515345" calcext:value-type="float">
            <text:p>6.8515345</text:p>
          </table:table-cell>
          <table:table-cell table:number-columns-repeated="2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6.836004" calcext:value-type="float">
            <text:p>6.836004</text:p>
          </table:table-cell>
          <table:table-cell office:value-type="float" office:value="6.8486084833" calcext:value-type="float">
            <text:p>6.8486084833</text:p>
          </table:table-cell>
          <table:table-cell table:number-columns-repeated="2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6.842394" calcext:value-type="float">
            <text:p>6.842394</text:p>
          </table:table-cell>
          <table:table-cell office:value-type="float" office:value="6.8457252" calcext:value-type="float">
            <text:p>6.8457252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6.839677" calcext:value-type="float">
            <text:p>6.839677</text:p>
          </table:table-cell>
          <table:table-cell office:value-type="float" office:value="6.8428508833" calcext:value-type="float">
            <text:p>6.8428508833</text:p>
          </table:table-cell>
          <table:table-cell table:number-columns-repeated="2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827804" calcext:value-type="float">
            <text:p>6.827804</text:p>
          </table:table-cell>
          <table:table-cell office:value-type="float" office:value="6.8402554167" calcext:value-type="float">
            <text:p>6.8402554167</text:p>
          </table:table-cell>
          <table:table-cell table:number-columns-repeated="2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6.809204" calcext:value-type="float">
            <text:p>6.809204</text:p>
          </table:table-cell>
          <table:table-cell office:value-type="float" office:value="6.8382796167" calcext:value-type="float">
            <text:p>6.8382796167</text:p>
          </table:table-cell>
          <table:table-cell table:number-columns-repeated="2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6.786373" calcext:value-type="float">
            <text:p>6.786373</text:p>
          </table:table-cell>
          <table:table-cell office:value-type="float" office:value="6.8371639833" calcext:value-type="float">
            <text:p>6.8371639833</text:p>
          </table:table-cell>
          <table:table-cell table:number-columns-repeated="2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6.76041" calcext:value-type="float">
            <text:p>6.76041</text:p>
          </table:table-cell>
          <table:table-cell office:value-type="float" office:value="6.8369756833" calcext:value-type="float">
            <text:p>6.8369756833</text:p>
          </table:table-cell>
          <table:table-cell table:number-columns-repeated="2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6.731735" calcext:value-type="float">
            <text:p>6.731735</text:p>
          </table:table-cell>
          <table:table-cell office:value-type="float" office:value="6.83765445" calcext:value-type="float">
            <text:p>6.83765445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6.702022" calcext:value-type="float">
            <text:p>6.702022</text:p>
          </table:table-cell>
          <table:table-cell office:value-type="float" office:value="6.8390971167" calcext:value-type="float">
            <text:p>6.8390971167</text:p>
          </table:table-cell>
          <table:table-cell table:number-columns-repeated="2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.675467" calcext:value-type="float">
            <text:p>6.675467</text:p>
          </table:table-cell>
          <table:table-cell office:value-type="float" office:value="6.8411880333" calcext:value-type="float">
            <text:p>6.8411880333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6.658652" calcext:value-type="float">
            <text:p>6.658652</text:p>
          </table:table-cell>
          <table:table-cell office:value-type="float" office:value="6.8437617333" calcext:value-type="float">
            <text:p>6.8437617333</text:p>
          </table:table-cell>
          <table:table-cell table:number-columns-repeated="2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6.663958" calcext:value-type="float">
            <text:p>6.663958</text:p>
          </table:table-cell>
          <table:table-cell office:value-type="float" office:value="6.8465487333" calcext:value-type="float">
            <text:p>6.8465487333</text:p>
          </table:table-cell>
          <table:table-cell table:number-columns-repeated="2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6.522793" calcext:value-type="float">
            <text:p>6.522793</text:p>
          </table:table-cell>
          <table:table-cell office:value-type="float" office:value="6.84907495" calcext:value-type="float">
            <text:p>6.84907495</text:p>
          </table:table-cell>
          <table:table-cell table:number-columns-repeated="2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6.636471" calcext:value-type="float">
            <text:p>6.636471</text:p>
          </table:table-cell>
          <table:table-cell office:value-type="float" office:value="6.8536878167" calcext:value-type="float">
            <text:p>6.8536878167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6.663466" calcext:value-type="float">
            <text:p>6.663466</text:p>
          </table:table-cell>
          <table:table-cell office:value-type="float" office:value="6.8560705167" calcext:value-type="float">
            <text:p>6.8560705167</text:p>
          </table:table-cell>
          <table:table-cell table:number-columns-repeated="2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6.686275" calcext:value-type="float">
            <text:p>6.686275</text:p>
          </table:table-cell>
          <table:table-cell office:value-type="float" office:value="6.85763095" calcext:value-type="float">
            <text:p>6.85763095</text:p>
          </table:table-cell>
          <table:table-cell table:number-columns-repeated="2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6.707583" calcext:value-type="float">
            <text:p>6.707583</text:p>
          </table:table-cell>
          <table:table-cell office:value-type="float" office:value="6.85843455" calcext:value-type="float">
            <text:p>6.85843455</text:p>
          </table:table-cell>
          <table:table-cell table:number-columns-repeated="2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6.729267" calcext:value-type="float">
            <text:p>6.729267</text:p>
          </table:table-cell>
          <table:table-cell office:value-type="float" office:value="6.8585222" calcext:value-type="float">
            <text:p>6.8585222</text:p>
          </table:table-cell>
          <table:table-cell table:number-columns-repeated="2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6.752172" calcext:value-type="float">
            <text:p>6.752172</text:p>
          </table:table-cell>
          <table:table-cell office:value-type="float" office:value="6.8579004333" calcext:value-type="float">
            <text:p>6.8579004333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6.774943" calcext:value-type="float">
            <text:p>6.774943</text:p>
          </table:table-cell>
          <table:table-cell office:value-type="float" office:value="6.85652835" calcext:value-type="float">
            <text:p>6.85652835</text:p>
          </table:table-cell>
          <table:table-cell table:number-columns-repeated="2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6.795002" calcext:value-type="float">
            <text:p>6.795002</text:p>
          </table:table-cell>
          <table:table-cell office:value-type="float" office:value="6.8543070833" calcext:value-type="float">
            <text:p>6.8543070833</text:p>
          </table:table-cell>
          <table:table-cell table:number-columns-repeated="2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6.810482" calcext:value-type="float">
            <text:p>6.810482</text:p>
          </table:table-cell>
          <table:table-cell office:value-type="float" office:value="6.8509095333" calcext:value-type="float">
            <text:p>6.8509095333</text:p>
          </table:table-cell>
          <table:table-cell table:number-columns-repeated="2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.820954" calcext:value-type="float">
            <text:p>6.820954</text:p>
          </table:table-cell>
          <table:table-cell office:value-type="float" office:value="6.8402545333" calcext:value-type="float">
            <text:p>6.8402545333</text:p>
          </table:table-cell>
          <table:table-cell table:number-columns-repeated="2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6.826586" calcext:value-type="float">
            <text:p>6.826586</text:p>
          </table:table-cell>
          <table:table-cell office:value-type="float" office:value="6.8391196333" calcext:value-type="float">
            <text:p>6.8391196333</text:p>
          </table:table-cell>
          <table:table-cell table:number-columns-repeated="2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6.827032" calcext:value-type="float">
            <text:p>6.827032</text:p>
          </table:table-cell>
          <table:table-cell office:value-type="float" office:value="6.8368867167" calcext:value-type="float">
            <text:p>6.8368867167</text:p>
          </table:table-cell>
          <table:table-cell table:number-columns-repeated="2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821248" calcext:value-type="float">
            <text:p>6.821248</text:p>
          </table:table-cell>
          <table:table-cell office:value-type="float" office:value="6.8346141333" calcext:value-type="float">
            <text:p>6.8346141333</text:p>
          </table:table-cell>
          <table:table-cell table:number-columns-repeated="2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6.80853" calcext:value-type="float">
            <text:p>6.80853</text:p>
          </table:table-cell>
          <table:table-cell office:value-type="float" office:value="6.8327864833" calcext:value-type="float">
            <text:p>6.8327864833</text:p>
          </table:table-cell>
          <table:table-cell table:number-columns-repeated="2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790362" calcext:value-type="float">
            <text:p>6.790362</text:p>
          </table:table-cell>
          <table:table-cell office:value-type="float" office:value="6.8317002667" calcext:value-type="float">
            <text:p>6.8317002667</text:p>
          </table:table-cell>
          <table:table-cell table:number-columns-repeated="2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6.771851" calcext:value-type="float">
            <text:p>6.771851</text:p>
          </table:table-cell>
          <table:table-cell office:value-type="float" office:value="6.83146195" calcext:value-type="float">
            <text:p>6.83146195</text:p>
          </table:table-cell>
          <table:table-cell table:number-columns-repeated="2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6.760597" calcext:value-type="float">
            <text:p>6.760597</text:p>
          </table:table-cell>
          <table:table-cell office:value-type="float" office:value="6.8319731167" calcext:value-type="float">
            <text:p>6.8319731167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6.761393" calcext:value-type="float">
            <text:p>6.761393</text:p>
          </table:table-cell>
          <table:table-cell office:value-type="float" office:value="6.8329575333" calcext:value-type="float">
            <text:p>6.8329575333</text:p>
          </table:table-cell>
          <table:table-cell table:number-columns-repeated="2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768917" calcext:value-type="float">
            <text:p>6.768917</text:p>
          </table:table-cell>
          <table:table-cell office:value-type="float" office:value="6.8340746167" calcext:value-type="float">
            <text:p>6.8340746167</text:p>
          </table:table-cell>
          <table:table-cell table:number-columns-repeated="2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6.764177" calcext:value-type="float">
            <text:p>6.764177</text:p>
          </table:table-cell>
          <table:table-cell office:value-type="float" office:value="6.8351287333" calcext:value-type="float">
            <text:p>6.8351287333</text:p>
          </table:table-cell>
          <table:table-cell table:number-columns-repeated="2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6.714751" calcext:value-type="float">
            <text:p>6.714751</text:p>
          </table:table-cell>
          <table:table-cell office:value-type="float" office:value="6.8362986833" calcext:value-type="float">
            <text:p>6.8362986833</text:p>
          </table:table-cell>
          <table:table-cell table:number-columns-repeated="2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6.531093" calcext:value-type="float">
            <text:p>6.531093</text:p>
          </table:table-cell>
          <table:table-cell office:value-type="float" office:value="6.838325" calcext:value-type="float">
            <text:p>6.838325</text:p>
          </table:table-cell>
          <table:table-cell table:number-columns-repeated="2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1.008951" calcext:value-type="float">
            <text:p>11.008951</text:p>
          </table:table-cell>
          <table:table-cell office:value-type="float" office:value="6.8434046833" calcext:value-type="float">
            <text:p>6.8434046833</text:p>
          </table:table-cell>
          <table:table-cell table:number-columns-repeated="2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003136" calcext:value-type="float">
            <text:p>7.003136</text:p>
          </table:table-cell>
          <table:table-cell office:value-type="float" office:value="6.7737266333" calcext:value-type="float">
            <text:p>6.7737266333</text:p>
          </table:table-cell>
          <table:table-cell table:number-columns-repeated="2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6.842187" calcext:value-type="float">
            <text:p>6.842187</text:p>
          </table:table-cell>
          <table:table-cell office:value-type="float" office:value="6.7705013833" calcext:value-type="float">
            <text:p>6.7705013833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.781453" calcext:value-type="float">
            <text:p>6.781453</text:p>
          </table:table-cell>
          <table:table-cell office:value-type="float" office:value="6.7694863667" calcext:value-type="float">
            <text:p>6.7694863667</text:p>
          </table:table-cell>
          <table:table-cell table:number-columns-repeated="2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6.75728" calcext:value-type="float">
            <text:p>6.75728</text:p>
          </table:table-cell>
          <table:table-cell office:value-type="float" office:value="6.76898515" calcext:value-type="float">
            <text:p>6.76898515</text:p>
          </table:table-cell>
          <table:table-cell table:number-columns-repeated="2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6.752953" calcext:value-type="float">
            <text:p>6.752953</text:p>
          </table:table-cell>
          <table:table-cell office:value-type="float" office:value="6.7685356833" calcext:value-type="float">
            <text:p>6.7685356833</text:p>
          </table:table-cell>
          <table:table-cell table:number-columns-repeated="2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6.76227" calcext:value-type="float">
            <text:p>6.76227</text:p>
          </table:table-cell>
          <table:table-cell office:value-type="float" office:value="6.76802335" calcext:value-type="float">
            <text:p>6.76802335</text:p>
          </table:table-cell>
          <table:table-cell table:number-columns-repeated="2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6.781843" calcext:value-type="float">
            <text:p>6.781843</text:p>
          </table:table-cell>
          <table:table-cell office:value-type="float" office:value="6.7673032167" calcext:value-type="float">
            <text:p>6.7673032167</text:p>
          </table:table-cell>
          <table:table-cell table:number-columns-repeated="2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6.806921" calcext:value-type="float">
            <text:p>6.806921</text:p>
          </table:table-cell>
          <table:table-cell office:value-type="float" office:value="6.76596655" calcext:value-type="float">
            <text:p>6.76596655</text:p>
          </table:table-cell>
          <table:table-cell table:number-columns-repeated="2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6.830846" calcext:value-type="float">
            <text:p>6.830846</text:p>
          </table:table-cell>
          <table:table-cell office:value-type="float" office:value="6.7631089333" calcext:value-type="float">
            <text:p>6.7631089333</text:p>
          </table:table-cell>
          <table:table-cell table:number-columns-repeated="2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6.847449" calcext:value-type="float">
            <text:p>6.847449</text:p>
          </table:table-cell>
          <table:table-cell office:value-type="float" office:value="6.7522581333" calcext:value-type="float">
            <text:p>6.7522581333</text:p>
          </table:table-cell>
          <table:table-cell table:number-columns-repeated="2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6.85367" calcext:value-type="float">
            <text:p>6.85367</text:p>
          </table:table-cell>
          <table:table-cell office:value-type="float" office:value="6.75272425" calcext:value-type="float">
            <text:p>6.75272425</text:p>
          </table:table-cell>
          <table:table-cell table:number-columns-repeated="2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6.850092" calcext:value-type="float">
            <text:p>6.850092</text:p>
          </table:table-cell>
          <table:table-cell office:value-type="float" office:value="6.7502246167" calcext:value-type="float">
            <text:p>6.7502246167</text:p>
          </table:table-cell>
          <table:table-cell table:number-columns-repeated="2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6.839248" calcext:value-type="float">
            <text:p>6.839248</text:p>
          </table:table-cell>
          <table:table-cell office:value-type="float" office:value="6.74669855" calcext:value-type="float">
            <text:p>6.74669855</text:p>
          </table:table-cell>
          <table:table-cell table:number-columns-repeated="2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6.823317" calcext:value-type="float">
            <text:p>6.823317</text:p>
          </table:table-cell>
          <table:table-cell office:value-type="float" office:value="6.7430944" calcext:value-type="float">
            <text:p>6.7430944</text:p>
          </table:table-cell>
          <table:table-cell table:number-columns-repeated="2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6.803164" calcext:value-type="float">
            <text:p>6.803164</text:p>
          </table:table-cell>
          <table:table-cell office:value-type="float" office:value="6.7402063833" calcext:value-type="float">
            <text:p>6.7402063833</text:p>
          </table:table-cell>
          <table:table-cell table:number-columns-repeated="2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6.779191" calcext:value-type="float">
            <text:p>6.779191</text:p>
          </table:table-cell>
          <table:table-cell office:value-type="float" office:value="6.7385626333" calcext:value-type="float">
            <text:p>6.7385626333</text:p>
          </table:table-cell>
          <table:table-cell table:number-columns-repeated="2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6.752874" calcext:value-type="float">
            <text:p>6.752874</text:p>
          </table:table-cell>
          <table:table-cell office:value-type="float" office:value="6.7383028" calcext:value-type="float">
            <text:p>6.7383028</text:p>
          </table:table-cell>
          <table:table-cell table:number-columns-repeated="2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6.727431" calcext:value-type="float">
            <text:p>6.727431</text:p>
          </table:table-cell>
          <table:table-cell office:value-type="float" office:value="6.7392205833" calcext:value-type="float">
            <text:p>6.7392205833</text:p>
          </table:table-cell>
          <table:table-cell table:number-columns-repeated="2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6.707092" calcext:value-type="float">
            <text:p>6.707092</text:p>
          </table:table-cell>
          <table:table-cell office:value-type="float" office:value="6.74093035" calcext:value-type="float">
            <text:p>6.74093035</text:p>
          </table:table-cell>
          <table:table-cell table:number-columns-repeated="2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6.69552" calcext:value-type="float">
            <text:p>6.69552</text:p>
          </table:table-cell>
          <table:table-cell office:value-type="float" office:value="6.7430305333" calcext:value-type="float">
            <text:p>6.7430305333</text:p>
          </table:table-cell>
          <table:table-cell table:number-columns-repeated="2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6.694853" calcext:value-type="float">
            <text:p>6.694853</text:p>
          </table:table-cell>
          <table:table-cell office:value-type="float" office:value="6.7451940167" calcext:value-type="float">
            <text:p>6.7451940167</text:p>
          </table:table-cell>
          <table:table-cell table:number-columns-repeated="2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710014" calcext:value-type="float">
            <text:p>6.710014</text:p>
          </table:table-cell>
          <table:table-cell office:value-type="float" office:value="6.7471861667" calcext:value-type="float">
            <text:p>6.7471861667</text:p>
          </table:table-cell>
          <table:table-cell table:number-columns-repeated="2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676813" calcext:value-type="float">
            <text:p>7.676813</text:p>
          </table:table-cell>
          <table:table-cell office:value-type="float" office:value="6.74876365" calcext:value-type="float">
            <text:p>6.74876365</text:p>
          </table:table-cell>
          <table:table-cell table:number-columns-repeated="2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6.648296" calcext:value-type="float">
            <text:p>6.648296</text:p>
          </table:table-cell>
          <table:table-cell office:value-type="float" office:value="6.7340944667" calcext:value-type="float">
            <text:p>6.7340944667</text:p>
          </table:table-cell>
          <table:table-cell table:number-columns-repeated="2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6.663007" calcext:value-type="float">
            <text:p>6.663007</text:p>
          </table:table-cell>
          <table:table-cell office:value-type="float" office:value="6.7364348333" calcext:value-type="float">
            <text:p>6.7364348333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6.669935" calcext:value-type="float">
            <text:p>6.669935</text:p>
          </table:table-cell>
          <table:table-cell office:value-type="float" office:value="6.7383832167" calcext:value-type="float">
            <text:p>6.7383832167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6.683949" calcext:value-type="float">
            <text:p>6.683949</text:p>
          </table:table-cell>
          <table:table-cell office:value-type="float" office:value="6.7400629833" calcext:value-type="float">
            <text:p>6.7400629833</text:p>
          </table:table-cell>
          <table:table-cell table:number-columns-repeated="2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709256" calcext:value-type="float">
            <text:p>6.709256</text:p>
          </table:table-cell>
          <table:table-cell office:value-type="float" office:value="6.7413328" calcext:value-type="float">
            <text:p>6.7413328</text:p>
          </table:table-cell>
          <table:table-cell table:number-columns-repeated="2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742266" calcext:value-type="float">
            <text:p>6.742266</text:p>
          </table:table-cell>
          <table:table-cell office:value-type="float" office:value="6.7418931" calcext:value-type="float">
            <text:p>6.7418931</text:p>
          </table:table-cell>
          <table:table-cell table:number-columns-repeated="2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6.775075" calcext:value-type="float">
            <text:p>6.775075</text:p>
          </table:table-cell>
          <table:table-cell office:value-type="float" office:value="6.7413661167" calcext:value-type="float">
            <text:p>6.7413661167</text:p>
          </table:table-cell>
          <table:table-cell table:number-columns-repeated="2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6.801136" calcext:value-type="float">
            <text:p>6.801136</text:p>
          </table:table-cell>
          <table:table-cell office:value-type="float" office:value="6.7393532667" calcext:value-type="float">
            <text:p>6.7393532667</text:p>
          </table:table-cell>
          <table:table-cell table:number-columns-repeated="2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818295" calcext:value-type="float">
            <text:p>6.818295</text:p>
          </table:table-cell>
          <table:table-cell office:value-type="float" office:value="6.73517295" calcext:value-type="float">
            <text:p>6.73517295</text:p>
          </table:table-cell>
          <table:table-cell table:number-columns-repeated="2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6.827477" calcext:value-type="float">
            <text:p>6.827477</text:p>
          </table:table-cell>
          <table:table-cell office:value-type="float" office:value="6.7235605333" calcext:value-type="float">
            <text:p>6.7235605333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6.829889" calcext:value-type="float">
            <text:p>6.829889</text:p>
          </table:table-cell>
          <table:table-cell office:value-type="float" office:value="6.7280179" calcext:value-type="float">
            <text:p>6.7280179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6.825872" calcext:value-type="float">
            <text:p>6.825872</text:p>
          </table:table-cell>
          <table:table-cell office:value-type="float" office:value="6.7275629167" calcext:value-type="float">
            <text:p>6.7275629167</text:p>
          </table:table-cell>
          <table:table-cell table:number-columns-repeated="2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6.815531" calcext:value-type="float">
            <text:p>6.815531</text:p>
          </table:table-cell>
          <table:table-cell office:value-type="float" office:value="6.7260779833" calcext:value-type="float">
            <text:p>6.7260779833</text:p>
          </table:table-cell>
          <table:table-cell table:number-columns-repeated="2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6.799565" calcext:value-type="float">
            <text:p>6.799565</text:p>
          </table:table-cell>
          <table:table-cell office:value-type="float" office:value="6.72443645" calcext:value-type="float">
            <text:p>6.72443645</text:p>
          </table:table-cell>
          <table:table-cell table:number-columns-repeated="2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6.779433" calcext:value-type="float">
            <text:p>6.779433</text:p>
          </table:table-cell>
          <table:table-cell office:value-type="float" office:value="6.7231305167" calcext:value-type="float">
            <text:p>6.7231305167</text:p>
          </table:table-cell>
          <table:table-cell table:number-columns-repeated="2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6.757092" calcext:value-type="float">
            <text:p>6.757092</text:p>
          </table:table-cell>
          <table:table-cell office:value-type="float" office:value="6.7224974667" calcext:value-type="float">
            <text:p>6.7224974667</text:p>
          </table:table-cell>
          <table:table-cell table:number-columns-repeated="2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6.734491" calcext:value-type="float">
            <text:p>6.734491</text:p>
          </table:table-cell>
          <table:table-cell office:value-type="float" office:value="6.7227260167" calcext:value-type="float">
            <text:p>6.7227260167</text:p>
          </table:table-cell>
          <table:table-cell table:number-columns-repeated="2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6.712842" calcext:value-type="float">
            <text:p>6.712842</text:p>
          </table:table-cell>
          <table:table-cell office:value-type="float" office:value="6.72384065" calcext:value-type="float">
            <text:p>6.72384065</text:p>
          </table:table-cell>
          <table:table-cell table:number-columns-repeated="2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6.691961" calcext:value-type="float">
            <text:p>6.691961</text:p>
          </table:table-cell>
          <table:table-cell office:value-type="float" office:value="6.72572895" calcext:value-type="float">
            <text:p>6.72572895</text:p>
          </table:table-cell>
          <table:table-cell table:number-columns-repeated="2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6.669847" calcext:value-type="float">
            <text:p>6.669847</text:p>
          </table:table-cell>
          <table:table-cell office:value-type="float" office:value="6.72821935" calcext:value-type="float">
            <text:p>6.72821935</text:p>
          </table:table-cell>
          <table:table-cell table:number-columns-repeated="2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6.641667" calcext:value-type="float">
            <text:p>6.641667</text:p>
          </table:table-cell>
          <table:table-cell office:value-type="float" office:value="6.73117515" calcext:value-type="float">
            <text:p>6.73117515</text:p>
          </table:table-cell>
          <table:table-cell table:number-columns-repeated="2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591149" calcext:value-type="float">
            <text:p>6.591149</text:p>
          </table:table-cell>
          <table:table-cell office:value-type="float" office:value="6.7345786" calcext:value-type="float">
            <text:p>6.7345786</text:p>
          </table:table-cell>
          <table:table-cell table:number-columns-repeated="2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6.171182" calcext:value-type="float">
            <text:p>6.171182</text:p>
          </table:table-cell>
          <table:table-cell office:value-type="float" office:value="6.7387187667" calcext:value-type="float">
            <text:p>6.7387187667</text:p>
          </table:table-cell>
          <table:table-cell table:number-columns-repeated="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6.75286" calcext:value-type="float">
            <text:p>6.75286</text:p>
          </table:table-cell>
          <table:table-cell office:value-type="float" office:value="6.7496803167" calcext:value-type="float">
            <text:p>6.7496803167</text:p>
          </table:table-cell>
          <table:table-cell table:number-columns-repeated="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6.692611" calcext:value-type="float">
            <text:p>6.692611</text:p>
          </table:table-cell>
          <table:table-cell office:value-type="float" office:value="6.7506897" calcext:value-type="float">
            <text:p>6.7506897</text:p>
          </table:table-cell>
          <table:table-cell table:number-columns-repeated="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6.690677" calcext:value-type="float">
            <text:p>6.690677</text:p>
          </table:table-cell>
          <table:table-cell office:value-type="float" office:value="6.7523688333" calcext:value-type="float">
            <text:p>6.7523688333</text:p>
          </table:table-cell>
          <table:table-cell table:number-columns-repeated="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6.711589" calcext:value-type="float">
            <text:p>6.711589</text:p>
          </table:table-cell>
          <table:table-cell office:value-type="float" office:value="6.7536982333" calcext:value-type="float">
            <text:p>6.7536982333</text:p>
          </table:table-cell>
          <table:table-cell table:number-columns-repeated="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.743357" calcext:value-type="float">
            <text:p>6.743357</text:p>
          </table:table-cell>
          <table:table-cell office:value-type="float" office:value="6.7542971667" calcext:value-type="float">
            <text:p>6.7542971667</text:p>
          </table:table-cell>
          <table:table-cell table:number-columns-repeated="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6.776063" calcext:value-type="float">
            <text:p>6.776063</text:p>
          </table:table-cell>
          <table:table-cell office:value-type="float" office:value="6.7540269" calcext:value-type="float">
            <text:p>6.7540269</text:p>
          </table:table-cell>
          <table:table-cell table:number-columns-repeated="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6.802521" calcext:value-type="float">
            <text:p>6.802521</text:p>
          </table:table-cell>
          <table:table-cell office:value-type="float" office:value="6.7529408833" calcext:value-type="float">
            <text:p>6.7529408833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6.819662" calcext:value-type="float">
            <text:p>6.819662</text:p>
          </table:table-cell>
          <table:table-cell office:value-type="float" office:value="6.7512511333" calcext:value-type="float">
            <text:p>6.7512511333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.828418" calcext:value-type="float">
            <text:p>6.828418</text:p>
          </table:table-cell>
          <table:table-cell office:value-type="float" office:value="6.7493654167" calcext:value-type="float">
            <text:p>6.7493654167</text:p>
          </table:table-cell>
          <table:table-cell table:number-columns-repeated="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6.832164" calcext:value-type="float">
            <text:p>6.832164</text:p>
          </table:table-cell>
          <table:table-cell office:value-type="float" office:value="6.7487027" calcext:value-type="float">
            <text:p>6.7487027</text:p>
          </table:table-cell>
          <table:table-cell table:number-columns-repeated="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6.834374" calcext:value-type="float">
            <text:p>6.834374</text:p>
          </table:table-cell>
          <table:table-cell office:value-type="float" office:value="6.74314955" calcext:value-type="float">
            <text:p>6.74314955</text:p>
          </table:table-cell>
          <table:table-cell table:number-columns-repeated="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6.83633" calcext:value-type="float">
            <text:p>6.83633</text:p>
          </table:table-cell>
          <table:table-cell office:value-type="float" office:value="6.7397849667" calcext:value-type="float">
            <text:p>6.7397849667</text:p>
          </table:table-cell>
          <table:table-cell table:number-columns-repeated="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6.835874" calcext:value-type="float">
            <text:p>6.835874</text:p>
          </table:table-cell>
          <table:table-cell office:value-type="float" office:value="6.73722085" calcext:value-type="float">
            <text:p>6.73722085</text:p>
          </table:table-cell>
          <table:table-cell table:number-columns-repeated="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6.828268" calcext:value-type="float">
            <text:p>6.828268</text:p>
          </table:table-cell>
          <table:table-cell office:value-type="float" office:value="6.7352790333" calcext:value-type="float">
            <text:p>6.7352790333</text:p>
          </table:table-cell>
          <table:table-cell table:number-columns-repeated="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6.809621" calcext:value-type="float">
            <text:p>6.809621</text:p>
          </table:table-cell>
          <table:table-cell office:value-type="float" office:value="6.73388305" calcext:value-type="float">
            <text:p>6.73388305</text:p>
          </table:table-cell>
          <table:table-cell table:number-columns-repeated="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6.781286" calcext:value-type="float">
            <text:p>6.781286</text:p>
          </table:table-cell>
          <table:table-cell office:value-type="float" office:value="6.7330536667" calcext:value-type="float">
            <text:p>6.7330536667</text:p>
          </table:table-cell>
          <table:table-cell table:number-columns-repeated="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6.75138" calcext:value-type="float">
            <text:p>6.75138</text:p>
          </table:table-cell>
          <table:table-cell office:value-type="float" office:value="6.7328739" calcext:value-type="float">
            <text:p>6.7328739</text:p>
          </table:table-cell>
          <table:table-cell table:number-columns-repeated="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6.730312" calcext:value-type="float">
            <text:p>6.730312</text:p>
          </table:table-cell>
          <table:table-cell office:value-type="float" office:value="6.7333566167" calcext:value-type="float">
            <text:p>6.7333566167</text:p>
          </table:table-cell>
          <table:table-cell table:number-columns-repeated="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6.722213" calcext:value-type="float">
            <text:p>6.722213</text:p>
          </table:table-cell>
          <table:table-cell office:value-type="float" office:value="6.7343533667" calcext:value-type="float">
            <text:p>6.7343533667</text:p>
          </table:table-cell>
          <table:table-cell table:number-columns-repeated="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719062" calcext:value-type="float">
            <text:p>6.719062</text:p>
          </table:table-cell>
          <table:table-cell office:value-type="float" office:value="6.7356412167" calcext:value-type="float">
            <text:p>6.7356412167</text:p>
          </table:table-cell>
          <table:table-cell table:number-columns-repeated="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6.701643" calcext:value-type="float">
            <text:p>6.701643</text:p>
          </table:table-cell>
          <table:table-cell office:value-type="float" office:value="6.7371392" calcext:value-type="float">
            <text:p>6.7371392</text:p>
          </table:table-cell>
          <table:table-cell table:number-columns-repeated="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6.635464" calcext:value-type="float">
            <text:p>6.635464</text:p>
          </table:table-cell>
          <table:table-cell office:value-type="float" office:value="6.7390863167" calcext:value-type="float">
            <text:p>6.7390863167</text:p>
          </table:table-cell>
          <table:table-cell table:number-columns-repeated="2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6.179798" calcext:value-type="float">
            <text:p>6.179798</text:p>
          </table:table-cell>
          <table:table-cell office:value-type="float" office:value="6.7422486833" calcext:value-type="float">
            <text:p>6.7422486833</text:p>
          </table:table-cell>
          <table:table-cell table:number-columns-repeated="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6.875416" calcext:value-type="float">
            <text:p>6.875416</text:p>
          </table:table-cell>
          <table:table-cell office:value-type="float" office:value="6.7529838333" calcext:value-type="float">
            <text:p>6.7529838333</text:p>
          </table:table-cell>
          <table:table-cell table:number-columns-repeated="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6.703692" calcext:value-type="float">
            <text:p>6.703692</text:p>
          </table:table-cell>
          <table:table-cell office:value-type="float" office:value="6.7519003333" calcext:value-type="float">
            <text:p>6.7519003333</text:p>
          </table:table-cell>
          <table:table-cell table:number-columns-repeated="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6.638528" calcext:value-type="float">
            <text:p>6.638528</text:p>
          </table:table-cell>
          <table:table-cell office:value-type="float" office:value="6.7532540333" calcext:value-type="float">
            <text:p>6.7532540333</text:p>
          </table:table-cell>
          <table:table-cell table:number-columns-repeated="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22999" calcext:value-type="float">
            <text:p>6.622999</text:p>
          </table:table-cell>
          <table:table-cell office:value-type="float" office:value="6.75515415" calcext:value-type="float">
            <text:p>6.75515415</text:p>
          </table:table-cell>
          <table:table-cell table:number-columns-repeated="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6.650036" calcext:value-type="float">
            <text:p>6.650036</text:p>
          </table:table-cell>
          <table:table-cell office:value-type="float" office:value="6.756786" calcext:value-type="float">
            <text:p>6.756786</text:p>
          </table:table-cell>
          <table:table-cell table:number-columns-repeated="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6.704539" calcext:value-type="float">
            <text:p>6.704539</text:p>
          </table:table-cell>
          <table:table-cell office:value-type="float" office:value="6.757559" calcext:value-type="float">
            <text:p>6.757559</text:p>
          </table:table-cell>
          <table:table-cell table:number-columns-repeated="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6.763601" calcext:value-type="float">
            <text:p>6.763601</text:p>
          </table:table-cell>
          <table:table-cell office:value-type="float" office:value="6.7571698333" calcext:value-type="float">
            <text:p>6.7571698333</text:p>
          </table:table-cell>
          <table:table-cell table:number-columns-repeated="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6.807941" calcext:value-type="float">
            <text:p>6.807941</text:p>
          </table:table-cell>
          <table:table-cell office:value-type="float" office:value="6.7556808167" calcext:value-type="float">
            <text:p>6.7556808167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6.830017" calcext:value-type="float">
            <text:p>6.830017</text:p>
          </table:table-cell>
          <table:table-cell office:value-type="float" office:value="6.7535690667" calcext:value-type="float">
            <text:p>6.7535690667</text:p>
          </table:table-cell>
          <table:table-cell table:number-columns-repeated="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6.833103" calcext:value-type="float">
            <text:p>6.833103</text:p>
          </table:table-cell>
          <table:table-cell office:value-type="float" office:value="6.75250755" calcext:value-type="float">
            <text:p>6.75250755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6.825329" calcext:value-type="float">
            <text:p>6.825329</text:p>
          </table:table-cell>
          <table:table-cell office:value-type="float" office:value="6.7413641333" calcext:value-type="float">
            <text:p>6.7413641333</text:p>
          </table:table-cell>
          <table:table-cell table:number-columns-repeated="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6.814382" calcext:value-type="float">
            <text:p>6.814382</text:p>
          </table:table-cell>
          <table:table-cell office:value-type="float" office:value="6.7362379" calcext:value-type="float">
            <text:p>6.7362379</text:p>
          </table:table-cell>
          <table:table-cell table:number-columns-repeated="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6.804663" calcext:value-type="float">
            <text:p>6.804663</text:p>
          </table:table-cell>
          <table:table-cell office:value-type="float" office:value="6.73289275" calcext:value-type="float">
            <text:p>6.73289275</text:p>
          </table:table-cell>
          <table:table-cell table:number-columns-repeated="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6.796662" calcext:value-type="float">
            <text:p>6.796662</text:p>
          </table:table-cell>
          <table:table-cell office:value-type="float" office:value="6.7311665333" calcext:value-type="float">
            <text:p>6.7311665333</text:p>
          </table:table-cell>
          <table:table-cell table:number-columns-repeated="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6.788718" calcext:value-type="float">
            <text:p>6.788718</text:p>
          </table:table-cell>
          <table:table-cell office:value-type="float" office:value="6.7308279" calcext:value-type="float">
            <text:p>6.7308279</text:p>
          </table:table-cell>
          <table:table-cell table:number-columns-repeated="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6.77991" calcext:value-type="float">
            <text:p>6.77991</text:p>
          </table:table-cell>
          <table:table-cell office:value-type="float" office:value="6.7314646" calcext:value-type="float">
            <text:p>6.7314646</text:p>
          </table:table-cell>
          <table:table-cell table:number-columns-repeated="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6.770721" calcext:value-type="float">
            <text:p>6.770721</text:p>
          </table:table-cell>
          <table:table-cell office:value-type="float" office:value="6.7326403167" calcext:value-type="float">
            <text:p>6.7326403167</text:p>
          </table:table-cell>
          <table:table-cell table:number-columns-repeated="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6.760138" calcext:value-type="float">
            <text:p>6.760138</text:p>
          </table:table-cell>
          <table:table-cell office:value-type="float" office:value="6.7340449833" calcext:value-type="float">
            <text:p>6.7340449833</text:p>
          </table:table-cell>
          <table:table-cell table:number-columns-repeated="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6.742874" calcext:value-type="float">
            <text:p>6.742874</text:p>
          </table:table-cell>
          <table:table-cell office:value-type="float" office:value="6.7355706" calcext:value-type="float">
            <text:p>6.7355706</text:p>
          </table:table-cell>
          <table:table-cell table:number-columns-repeated="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710647" calcext:value-type="float">
            <text:p>6.710647</text:p>
          </table:table-cell>
          <table:table-cell office:value-type="float" office:value="6.7373206333" calcext:value-type="float">
            <text:p>6.7373206333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6.654304" calcext:value-type="float">
            <text:p>6.654304</text:p>
          </table:table-cell>
          <table:table-cell office:value-type="float" office:value="6.7395694" calcext:value-type="float">
            <text:p>6.7395694</text:p>
          </table:table-cell>
          <table:table-cell table:number-columns-repeated="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6.550317" calcext:value-type="float">
            <text:p>6.550317</text:p>
          </table:table-cell>
          <table:table-cell office:value-type="float" office:value="6.7427226" calcext:value-type="float">
            <text:p>6.7427226</text:p>
          </table:table-cell>
          <table:table-cell table:number-columns-repeated="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6.12155" calcext:value-type="float">
            <text:p>6.12155</text:p>
          </table:table-cell>
          <table:table-cell office:value-type="float" office:value="6.7475454" calcext:value-type="float">
            <text:p>6.7475454</text:p>
          </table:table-cell>
          <table:table-cell table:number-columns-repeated="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094919" calcext:value-type="float">
            <text:p>7.094919</text:p>
          </table:table-cell>
          <table:table-cell office:value-type="float" office:value="6.75939415" calcext:value-type="float">
            <text:p>6.75939415</text:p>
          </table:table-cell>
          <table:table-cell table:number-columns-repeated="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6.80259" calcext:value-type="float">
            <text:p>6.80259</text:p>
          </table:table-cell>
          <table:table-cell office:value-type="float" office:value="6.7548193667" calcext:value-type="float">
            <text:p>6.7548193667</text:p>
          </table:table-cell>
          <table:table-cell table:number-columns-repeated="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6.736776" calcext:value-type="float">
            <text:p>6.736776</text:p>
          </table:table-cell>
          <table:table-cell office:value-type="float" office:value="6.7548163333" calcext:value-type="float">
            <text:p>6.7548163333</text:p>
          </table:table-cell>
          <table:table-cell table:number-columns-repeated="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6.717039" calcext:value-type="float">
            <text:p>6.717039</text:p>
          </table:table-cell>
          <table:table-cell office:value-type="float" office:value="6.7551221017" calcext:value-type="float">
            <text:p>6.7551221017</text:p>
          </table:table-cell>
          <table:table-cell table:number-columns-repeated="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6.721209" calcext:value-type="float">
            <text:p>6.721209</text:p>
          </table:table-cell>
          <table:table-cell office:value-type="float" office:value="6.7557787069" calcext:value-type="float">
            <text:p>6.7557787069</text:p>
          </table:table-cell>
          <table:table-cell table:number-columns-repeated="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6.74145" calcext:value-type="float">
            <text:p>6.74145</text:p>
          </table:table-cell>
          <table:table-cell office:value-type="float" office:value="6.756385193" calcext:value-type="float">
            <text:p>6.756385193</text:p>
          </table:table-cell>
          <table:table-cell table:number-columns-repeated="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6.770805" calcext:value-type="float">
            <text:p>6.770805</text:p>
          </table:table-cell>
          <table:table-cell office:value-type="float" office:value="6.7566518929" calcext:value-type="float">
            <text:p>6.7566518929</text:p>
          </table:table-cell>
          <table:table-cell table:number-columns-repeated="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6.801369" calcext:value-type="float">
            <text:p>6.801369</text:p>
          </table:table-cell>
          <table:table-cell office:value-type="float" office:value="6.7563945636" calcext:value-type="float">
            <text:p>6.7563945636</text:p>
          </table:table-cell>
          <table:table-cell table:number-columns-repeated="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82614" calcext:value-type="float">
            <text:p>6.82614</text:p>
          </table:table-cell>
          <table:table-cell office:value-type="float" office:value="6.7555617037" calcext:value-type="float">
            <text:p>6.7555617037</text:p>
          </table:table-cell>
          <table:table-cell table:number-columns-repeated="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6.841385" calcext:value-type="float">
            <text:p>6.841385</text:p>
          </table:table-cell>
          <table:table-cell office:value-type="float" office:value="6.7542300377" calcext:value-type="float">
            <text:p>6.7542300377</text:p>
          </table:table-cell>
          <table:table-cell table:number-columns-repeated="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6.847195" calcext:value-type="float">
            <text:p>6.847195</text:p>
          </table:table-cell>
          <table:table-cell office:value-type="float" office:value="6.7525539808" calcext:value-type="float">
            <text:p>6.7525539808</text:p>
          </table:table-cell>
          <table:table-cell table:number-columns-repeated="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845874" calcext:value-type="float">
            <text:p>6.845874</text:p>
          </table:table-cell>
          <table:table-cell office:value-type="float" office:value="6.7506982745" calcext:value-type="float">
            <text:p>6.7506982745</text:p>
          </table:table-cell>
          <table:table-cell table:number-columns-repeated="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6.839559" calcext:value-type="float">
            <text:p>6.839559</text:p>
          </table:table-cell>
          <table:table-cell office:value-type="float" office:value="6.74879476" calcext:value-type="float">
            <text:p>6.74879476</text:p>
          </table:table-cell>
          <table:table-cell table:number-columns-repeated="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6.828875" calcext:value-type="float">
            <text:p>6.828875</text:p>
          </table:table-cell>
          <table:table-cell office:value-type="float" office:value="6.7469424286" calcext:value-type="float">
            <text:p>6.7469424286</text:p>
          </table:table-cell>
          <table:table-cell table:number-columns-repeated="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6.813423" calcext:value-type="float">
            <text:p>6.813423</text:p>
          </table:table-cell>
          <table:table-cell office:value-type="float" office:value="6.7452355" calcext:value-type="float">
            <text:p>6.7452355</text:p>
          </table:table-cell>
          <table:table-cell table:number-columns-repeated="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.793359" calcext:value-type="float">
            <text:p>6.793359</text:p>
          </table:table-cell>
          <table:table-cell office:value-type="float" office:value="6.7437847021" calcext:value-type="float">
            <text:p>6.7437847021</text:p>
          </table:table-cell>
          <table:table-cell table:number-columns-repeated="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770441" calcext:value-type="float">
            <text:p>6.770441</text:p>
          </table:table-cell>
          <table:table-cell office:value-type="float" office:value="6.742707" calcext:value-type="float">
            <text:p>6.742707</text:p>
          </table:table-cell>
          <table:table-cell table:number-columns-repeated="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.747525" calcext:value-type="float">
            <text:p>6.747525</text:p>
          </table:table-cell>
          <table:table-cell office:value-type="float" office:value="6.7420906889" calcext:value-type="float">
            <text:p>6.7420906889</text:p>
          </table:table-cell>
          <table:table-cell table:number-columns-repeated="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.727141" calcext:value-type="float">
            <text:p>6.727141</text:p>
          </table:table-cell>
          <table:table-cell office:value-type="float" office:value="6.7419671818" calcext:value-type="float">
            <text:p>6.7419671818</text:p>
          </table:table-cell>
          <table:table-cell table:number-columns-repeated="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.710902" calcext:value-type="float">
            <text:p>6.710902</text:p>
          </table:table-cell>
          <table:table-cell office:value-type="float" office:value="6.7423119767" calcext:value-type="float">
            <text:p>6.7423119767</text:p>
          </table:table-cell>
          <table:table-cell table:number-columns-repeated="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.701136" calcext:value-type="float">
            <text:p>6.701136</text:p>
          </table:table-cell>
          <table:table-cell office:value-type="float" office:value="6.7430598333" calcext:value-type="float">
            <text:p>6.7430598333</text:p>
          </table:table-cell>
          <table:table-cell table:number-columns-repeated="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.706519" calcext:value-type="float">
            <text:p>6.706519</text:p>
          </table:table-cell>
          <table:table-cell office:value-type="float" office:value="6.7440823659" calcext:value-type="float">
            <text:p>6.7440823659</text:p>
          </table:table-cell>
          <table:table-cell table:number-columns-repeated="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.788655" calcext:value-type="float">
            <text:p>6.788655</text:p>
          </table:table-cell>
          <table:table-cell office:value-type="float" office:value="6.74502145" calcext:value-type="float">
            <text:p>6.74502145</text:p>
          </table:table-cell>
          <table:table-cell table:number-columns-repeated="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.498975" calcext:value-type="float">
            <text:p>6.498975</text:p>
          </table:table-cell>
          <table:table-cell office:value-type="float" office:value="6.743902641" calcext:value-type="float">
            <text:p>6.743902641</text:p>
          </table:table-cell>
          <table:table-cell table:number-columns-repeated="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.632499" calcext:value-type="float">
            <text:p>6.632499</text:p>
          </table:table-cell>
          <table:table-cell office:value-type="float" office:value="6.7503481053" calcext:value-type="float">
            <text:p>6.7503481053</text:p>
          </table:table-cell>
          <table:table-cell table:number-columns-repeated="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.682483" calcext:value-type="float">
            <text:p>6.682483</text:p>
          </table:table-cell>
          <table:table-cell office:value-type="float" office:value="6.7535332162" calcext:value-type="float">
            <text:p>6.7535332162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.719365" calcext:value-type="float">
            <text:p>6.719365</text:p>
          </table:table-cell>
          <table:table-cell office:value-type="float" office:value="6.7555068333" calcext:value-type="float">
            <text:p>6.7555068333</text:p>
          </table:table-cell>
          <table:table-cell table:number-columns-repeated="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.744509" calcext:value-type="float">
            <text:p>6.744509</text:p>
          </table:table-cell>
          <table:table-cell office:value-type="float" office:value="6.7565394571" calcext:value-type="float">
            <text:p>6.7565394571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.759858" calcext:value-type="float">
            <text:p>6.759858</text:p>
          </table:table-cell>
          <table:table-cell office:value-type="float" office:value="6.7568932941" calcext:value-type="float">
            <text:p>6.7568932941</text:p>
          </table:table-cell>
          <table:table-cell table:number-columns-repeated="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6.7705" calcext:value-type="float">
            <text:p>6.7705</text:p>
          </table:table-cell>
          <table:table-cell office:value-type="float" office:value="6.7568034545" calcext:value-type="float">
            <text:p>6.7568034545</text:p>
          </table:table-cell>
          <table:table-cell table:number-columns-repeated="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6.780343" calcext:value-type="float">
            <text:p>6.780343</text:p>
          </table:table-cell>
          <table:table-cell office:value-type="float" office:value="6.7563754375" calcext:value-type="float">
            <text:p>6.7563754375</text:p>
          </table:table-cell>
          <table:table-cell table:number-columns-repeated="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6.790117" calcext:value-type="float">
            <text:p>6.790117</text:p>
          </table:table-cell>
          <table:table-cell office:value-type="float" office:value="6.7556022903" calcext:value-type="float">
            <text:p>6.7556022903</text:p>
          </table:table-cell>
          <table:table-cell table:number-columns-repeated="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799484" calcext:value-type="float">
            <text:p>6.799484</text:p>
          </table:table-cell>
          <table:table-cell office:value-type="float" office:value="6.7544518" calcext:value-type="float">
            <text:p>6.7544518</text:p>
          </table:table-cell>
          <table:table-cell table:number-columns-repeated="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6.808941" calcext:value-type="float">
            <text:p>6.808941</text:p>
          </table:table-cell>
          <table:table-cell office:value-type="float" office:value="6.7528989655" calcext:value-type="float">
            <text:p>6.7528989655</text:p>
          </table:table-cell>
          <table:table-cell table:number-columns-repeated="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81847" calcext:value-type="float">
            <text:p>6.81847</text:p>
          </table:table-cell>
          <table:table-cell office:value-type="float" office:value="6.7508974643" calcext:value-type="float">
            <text:p>6.7508974643</text:p>
          </table:table-cell>
          <table:table-cell table:number-columns-repeated="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6.825206" calcext:value-type="float">
            <text:p>6.825206</text:p>
          </table:table-cell>
          <table:table-cell office:value-type="float" office:value="6.7483947778" calcext:value-type="float">
            <text:p>6.7483947778</text:p>
          </table:table-cell>
          <table:table-cell table:number-columns-repeated="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.823907" calcext:value-type="float">
            <text:p>6.823907</text:p>
          </table:table-cell>
          <table:table-cell office:value-type="float" office:value="6.7454405" calcext:value-type="float">
            <text:p>6.7454405</text:p>
          </table:table-cell>
          <table:table-cell table:number-columns-repeated="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810406" calcext:value-type="float">
            <text:p>6.810406</text:p>
          </table:table-cell>
          <table:table-cell office:value-type="float" office:value="6.74230184" calcext:value-type="float">
            <text:p>6.74230184</text:p>
          </table:table-cell>
          <table:table-cell table:number-columns-repeated="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.784914" calcext:value-type="float">
            <text:p>6.784914</text:p>
          </table:table-cell>
          <table:table-cell office:value-type="float" office:value="6.7394641667" calcext:value-type="float">
            <text:p>6.7394641667</text:p>
          </table:table-cell>
          <table:table-cell table:number-columns-repeated="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6.752535" calcext:value-type="float">
            <text:p>6.752535</text:p>
          </table:table-cell>
          <table:table-cell office:value-type="float" office:value="6.737488087" calcext:value-type="float">
            <text:p>6.737488087</text:p>
          </table:table-cell>
          <table:table-cell table:number-columns-repeated="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.72091" calcext:value-type="float">
            <text:p>6.72091</text:p>
          </table:table-cell>
          <table:table-cell office:value-type="float" office:value="6.7368041364" calcext:value-type="float">
            <text:p>6.7368041364</text:p>
          </table:table-cell>
          <table:table-cell table:number-columns-repeated="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.696416" calcext:value-type="float">
            <text:p>6.696416</text:p>
          </table:table-cell>
          <table:table-cell office:value-type="float" office:value="6.737561" calcext:value-type="float">
            <text:p>6.737561</text:p>
          </table:table-cell>
          <table:table-cell table:number-columns-repeated="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6.681189" calcext:value-type="float">
            <text:p>6.681189</text:p>
          </table:table-cell>
          <table:table-cell office:value-type="float" office:value="6.73961825" calcext:value-type="float">
            <text:p>6.73961825</text:p>
          </table:table-cell>
          <table:table-cell table:number-columns-repeated="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.67426" calcext:value-type="float">
            <text:p>6.67426</text:p>
          </table:table-cell>
          <table:table-cell office:value-type="float" office:value="6.7426934737" calcext:value-type="float">
            <text:p>6.7426934737</text:p>
          </table:table-cell>
          <table:table-cell table:number-columns-repeated="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6.681236" calcext:value-type="float">
            <text:p>6.681236</text:p>
          </table:table-cell>
          <table:table-cell office:value-type="float" office:value="6.7464953333" calcext:value-type="float">
            <text:p>6.7464953333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6.766326" calcext:value-type="float">
            <text:p>6.766326</text:p>
          </table:table-cell>
          <table:table-cell office:value-type="float" office:value="6.7503341176" calcext:value-type="float">
            <text:p>6.7503341176</text:p>
          </table:table-cell>
          <table:table-cell table:number-columns-repeated="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6.164498" calcext:value-type="float">
            <text:p>6.164498</text:p>
          </table:table-cell>
          <table:table-cell office:value-type="float" office:value="6.749334625" calcext:value-type="float">
            <text:p>6.749334625</text:p>
          </table:table-cell>
          <table:table-cell table:number-columns-repeated="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.517755" calcext:value-type="float">
            <text:p>6.517755</text:p>
          </table:table-cell>
          <table:table-cell office:value-type="float" office:value="6.7883237333" calcext:value-type="float">
            <text:p>6.7883237333</text:p>
          </table:table-cell>
          <table:table-cell table:number-columns-repeated="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6.613673" calcext:value-type="float">
            <text:p>6.613673</text:p>
          </table:table-cell>
          <table:table-cell office:value-type="float" office:value="6.8076500714" calcext:value-type="float">
            <text:p>6.8076500714</text:p>
          </table:table-cell>
          <table:table-cell table:number-columns-repeated="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6.70109" calcext:value-type="float">
            <text:p>6.70109</text:p>
          </table:table-cell>
          <table:table-cell office:value-type="float" office:value="6.8225713846" calcext:value-type="float">
            <text:p>6.8225713846</text:p>
          </table:table-cell>
          <table:table-cell table:number-columns-repeated="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6.776344" calcext:value-type="float">
            <text:p>6.776344</text:p>
          </table:table-cell>
          <table:table-cell office:value-type="float" office:value="6.8326948333" calcext:value-type="float">
            <text:p>6.8326948333</text:p>
          </table:table-cell>
          <table:table-cell table:number-columns-repeated="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6.82692" calcext:value-type="float">
            <text:p>6.82692</text:p>
          </table:table-cell>
          <table:table-cell office:value-type="float" office:value="6.8378176364" calcext:value-type="float">
            <text:p>6.8378176364</text:p>
          </table:table-cell>
          <table:table-cell table:number-columns-repeated="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850453" calcext:value-type="float">
            <text:p>6.850453</text:p>
          </table:table-cell>
          <table:table-cell office:value-type="float" office:value="6.8389074" calcext:value-type="float">
            <text:p>6.8389074</text:p>
          </table:table-cell>
          <table:table-cell table:number-columns-repeated="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855001" calcext:value-type="float">
            <text:p>6.855001</text:p>
          </table:table-cell>
          <table:table-cell office:value-type="float" office:value="6.8376245556" calcext:value-type="float">
            <text:p>6.8376245556</text:p>
          </table:table-cell>
          <table:table-cell table:number-columns-repeated="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6.851675" calcext:value-type="float">
            <text:p>6.851675</text:p>
          </table:table-cell>
          <table:table-cell office:value-type="float" office:value="6.8354525" calcext:value-type="float">
            <text:p>6.8354525</text:p>
          </table:table-cell>
          <table:table-cell table:number-columns-repeated="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6.847876" calcext:value-type="float">
            <text:p>6.847876</text:p>
          </table:table-cell>
          <table:table-cell office:value-type="float" office:value="6.833135" calcext:value-type="float">
            <text:p>6.833135</text:p>
          </table:table-cell>
          <table:table-cell table:number-columns-repeated="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6.845573" calcext:value-type="float">
            <text:p>6.845573</text:p>
          </table:table-cell>
          <table:table-cell office:value-type="float" office:value="6.8306781667" calcext:value-type="float">
            <text:p>6.8306781667</text:p>
          </table:table-cell>
          <table:table-cell table:number-columns-repeated="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843496" calcext:value-type="float">
            <text:p>6.843496</text:p>
          </table:table-cell>
          <table:table-cell office:value-type="float" office:value="6.8276992" calcext:value-type="float">
            <text:p>6.8276992</text:p>
          </table:table-cell>
          <table:table-cell table:number-columns-repeated="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6.839685" calcext:value-type="float">
            <text:p>6.839685</text:p>
          </table:table-cell>
          <table:table-cell office:value-type="float" office:value="6.82375" calcext:value-type="float">
            <text:p>6.82375</text:p>
          </table:table-cell>
          <table:table-cell table:number-columns-repeated="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6.832475" calcext:value-type="float">
            <text:p>6.832475</text:p>
          </table:table-cell>
          <table:table-cell office:value-type="float" office:value="6.8184383333" calcext:value-type="float">
            <text:p>6.8184383333</text:p>
          </table:table-cell>
          <table:table-cell table:number-columns-repeated="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6.820432" calcext:value-type="float">
            <text:p>6.820432</text:p>
          </table:table-cell>
          <table:table-cell office:value-type="float" office:value="6.81142" calcext:value-type="float">
            <text:p>6.81142</text:p>
          </table:table-cell>
          <table:table-cell table:number-columns-repeated="2"/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6.802408" calcext:value-type="float">
            <text:p>6.80240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47:08.795892479</dc:date>
    <meta:document-statistic meta:table-count="1" meta:cell-count="3129" meta:object-count="0"/>
    <meta:generator>LibreOffice/4.2.7.2$Linux_X86_64 LibreOffice_project/420m0$Build-2</meta:generator>
  </office:meta>
</office:document-meta>
</file>